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Standard">
      <style:text-properties officeooo:paragraph-rsid="005554e0"/>
    </style:style>
    <style:style style:name="P8" style:family="paragraph" style:parent-style-name="_5f_endp_5f_person-list" style:list-style-name="L1"/>
    <style:style style:name="P9" style:family="paragraph" style:parent-style-name="_5f_endp_5f_person-list" style:list-style-name="L1">
      <style:text-properties officeooo:paragraph-rsid="005554e0"/>
    </style:style>
    <style:style style:name="P10" style:family="paragraph" style:parent-style-name="_5f_endp_5f_person-list" style:list-style-name=""/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1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1"><text:span text:style-name="T24">Titre forgé (</text:span></text:p><text:p text:style-name="P11"><text:span text:style-name="T24">date modernisée), </text:span></text:p><text:p text:style-name="P11"><text:span text:style-name="T24">Style Titre1. Rappel : </text:span></text:p><text:p text:style-name="P11"><text:span text:style-name="T24">- Par défaut, l’unité documentaire correspond au «chapitre » ;</text:span></text:p><text:p text:style-name="P11"><text:span text:style-name="T24">- « chapitre général » : CG/Lundi 1er mai ;</text:span></text:p><text:p text:style-name="P11"><text:span text:style-name="T24">- « réunion » : R/Lundi 1er mai ;</text:span></text:p><text:p text:style-name="P11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1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8">J<text:span text:style-name="T17">ulie Claustre ;</text:span></text:p>
        </text:list-item>
        <text:list-item>
          <text:p text:style-name="P8">D<text:span text:style-name="T17">arwin Smith ;</text:span></text:p>
        </text:list-item>
        <text:list-item>
          <text:p text:style-name="P8">O<text:span text:style-name="T17">livier Canteaut ;</text:span></text:p>
        </text:list-item>
        <text:list-item>
          <text:p text:style-name="P9">@<office:annotation loext:resolved="false"><dc:creator>e-NDP</dc:creator><dc:date>2023-05-03T09:48:26.261103985</dc:date><meta:creator-initials>e-NDP</meta:creator-initials><text:p text:style-name="P11"><text:span text:style-name="T24">Symbole @ pour figurer le point de présence.</text:span></text:p></office:annotation> Lucas Terriel ;</text:p>
        </text:list-item>
        <text:list-item>
          <text:p text:style-name="P9"><text:span text:style-name="T7">@</text:span><text:span text:style-name="T7"><office:annotation loext:resolved="false"><dc:creator>e-NDP</dc:creator><dc:date>2023-05-03T09:48:48.052092641</dc:date><meta:creator-initials>e-NDP</meta:creator-initials><text:p text:style-name="P11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1"><text:span text:style-name="T24">Liste des chanoines, style _endp_person-list pour chaque item</text:span></text:p></office:annotation></text:p>
        </text:list-item>
      </text:list>
      <text:p text:style-name="P10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1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1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1"><text:span text:style-name="T24">Mise en valeur de l’entrée (</text:span><text:span text:style-name="T26">Gras</text:span><text:span text:style-name="T24">). </text:span></text:p><text:p text:style-name="P11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1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1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1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1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1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1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Standard">=FRAN_0393_09066_L.jpg=</text:p>
      <text:p text:style-name="Standard">1 - 9</text:p>
      <text:p text:style-name="Standard">2 - eee</text:p>
      <text:p text:style-name="Standard">3 - de in crastino festi beati Johannis Baptiste et capitulo generi</text:p>
      <text:p text:style-name="Standard">4 - natoro</text:p>
      <text:p text:style-name="Standard">5 - J die ismo</text:p>
      <text:p text:style-name="Standard">6 - .</text:p>
      <text:p text:style-name="Standard">7 - dunis</text:p>
      <text:p text:style-name="Standard">8 - Furn</text:p>
      <text:p text:style-name="Standard">9 - Lai pro</text:p>
      <text:p text:style-name="Standard">10 - apostol</text:p>
      <text:p text:style-name="Standard">11 - cin</text:p>
      <text:p text:style-name="Standard">12 - Cae</text:p>
      <text:p text:style-name="Standard">13 - xxvii</text:p>
      <text:p text:style-name="Standard">14 - xxv</text:p>
      <text:p text:style-name="Standard">15 - x04</text:p>
      <text:p text:style-name="Standard">16 - xxix</text:p>
      <text:p text:style-name="Standard">17 - xxviii.</text:p>
      <text:p text:style-name="Standard">18 - 1.</text:p>
      <text:p text:style-name="Standard">19 - No. de Novis</text:p>
      <text:p text:style-name="Standard">20 - 4</text:p>
      <text:p text:style-name="Standard">21 - oud</text:p>
      <text:p text:style-name="Standard">22 - P.</text:p>
      <text:p text:style-name="Standard">23 - Londure</text:p>
      <text:p text:style-name="Standard">24 - 1</text:p>
      <text:p text:style-name="Standard">25 - Pl</text:p>
      <text:p text:style-name="Standard">26 - Hambliaco</text:p>
      <text:p text:style-name="Standard">27 - .</text:p>
      <text:p text:style-name="Standard">28 - d</text:p>
      <text:p text:style-name="Standard">29 - Bal</text:p>
      <text:p text:style-name="Standard">30 - 1208.</text:p>
      <text:p text:style-name="Standard">31 - mayet que Pagna.</text:p>
      <text:p text:style-name="Standard">=FRAN_0393_09067_L.jpg=</text:p>
      <text:p text:style-name="Standard">1 - fest mice Petr et Pauli capiculandibus</text:p>
      <text:p text:style-name="Standard">2 - $</text:p>
      <text:p text:style-name="Standard"><text:soft-page-break/>3 - procuratore magistri Stephani de Moriaya fuit recepcio ad prebt</text:p>
      <text:p text:style-name="Standard">4 - defuncti magistri Guillelmi Alexandii ad mandacione magistri E</text:p>
      <text:p text:style-name="Standard">5 - Subexequotis et.</text:p>
      <text:p text:style-name="Standard">6 - sne i pira cn Sacti domani aute</text:p>
      <text:p text:style-name="Standard">7 - magistro Roberto Viardi</text:p>
      <text:p text:style-name="Standard">8 - 4</text:p>
      <text:p text:style-name="Standard">9 - nodoro</text:p>
      <text:p text:style-name="Standard">10 - B. Deyco de Sincto Marcello</text:p>
      <text:p text:style-name="Standard">11 - Philipo de Nouilli</text:p>
      <text:p text:style-name="Standard">12 - G. de Montibus</text:p>
      <text:p text:style-name="Standard">13 - .G. de Ghene te</text:p>
      <text:p text:style-name="Standard">14 - N. Pdella</text:p>
      <text:p text:style-name="Standard">15 - 8</text:p>
      <text:p text:style-name="Standard">16 - Sagello</text:p>
      <text:p text:style-name="Standard">17 - fee</text:p>
      <text:p text:style-name="Standard">18 - Mir die lune protet festum miciri istinalis capitula cilice</text:p>
      <text:p text:style-name="Standard">19 - Jholipus de Meleduno obtulit recine domum ob istale quo</text:p>
      <text:p text:style-name="Standard">20 - fuit deffecti magistri Johannes de Forgetis ad i ncto</text:p>
      <text:p text:style-name="Standard">21 - Mags</text:p>
      <text:p text:style-name="Standard">22 - dominorum . Decani et capiculi io fuit concesse</text:p>
      <text:p text:style-name="Standard">23 - nohib m il doiis</text:p>
      <text:p text:style-name="Standard">24 - Bene de Sons</text:p>
      <text:p text:style-name="Standard">25 - ad procuratori ard de Arrableyo exhibut p</text:p>
      <text:p text:style-name="Standard">26 - de collacione $peb fc die $doi Archidiaconi</text:p>
      <text:p text:style-name="Standard">27 - P. de Chancliau</text:p>
      <text:p text:style-name="Standard">28 - Betaado Bo fai</text:p>
      <text:p text:style-name="Standard">29 - P. de Nerbi G. de Lauduno</text:p>
      <text:p text:style-name="Standard">30 - t procuratore prepositi arieni fuit paroce</text:p>
      <text:p text:style-name="Standard">31 - archidiaono</text:p>
      <text:p text:style-name="Standard">32 - G. Piqueti</text:p>
      <text:p text:style-name="Standard">33 - l</text:p>
      <text:p text:style-name="Standard">34 - P. de conrd</text:p>
      <text:p text:style-name="Standard">35 - G. de Corvodoro</text:p>
      <text:p text:style-name="Standard">36 - pt dominus Philippus de Mossia exequeer Johannis de Bl</text:p>
      <text:p text:style-name="Standard">37 - ll Bidi</text:p>
      <text:p text:style-name="Standard">38 - P. de Fay</text:p>
      <text:p text:style-name="Standard"><text:soft-page-break/>39 - conculit prebendamo</text:p>
      <text:p text:style-name="Standard">40 - P. Castalis fuit partis</text:p>
      <text:p text:style-name="Standard">41 - . de idella</text:p>
      <text:p text:style-name="Standard">42 - presentibus in capitulo</text:p>
      <text:p text:style-name="Standard">43 - dominio Radulphoboni sensus</text:p>
      <text:p text:style-name="Standard">44 - domino Jicolo de Plobri</text:p>
      <text:p text:style-name="Standard">45 - magistro Stephano de Bercendiania</text:p>
      <text:p text:style-name="Standard">46 - eg de Lgana</text:p>
      <text:p text:style-name="Standard">=FRAN_0393_09068_L.jpg=</text:p>
      <text:p text:style-name="Standard">1 - accessit procuratorem ad dominum episcopum in domo claustrali et Narravit eidem collacionem factam dicto domino Card de dicte di</text:p>
      <text:p text:style-name="Standard">2 - us juribus et prvencus universis et processionus super ipsa collacione habitum et requisivit dictum</text:p>
      <text:p text:style-name="Standard">3 - episcopum ut ipsum Grr</text:p>
      <text:p text:style-name="Standard">4 - et ad dictum archidiaconarum qui quidem episcopus resfpndit quod gracia sancta dicto domino Cardinli sibi multum pro lacebat et quod ipsum rcapit</text:p>
      <text:p text:style-name="Standard">5 - archidiaconatum oneralibet jure salvs pretestatus causam extitit de habendo omnia que levarentur medio tempoe de dio d</text:p>
      <text:p text:style-name="Standard">6 - pperet ipsum non habere jus in dochidiaconatum predicto et quo ad bec ut dicebat setenebat aid dictum procuratorenm et de magist</text:p>
      <text:p text:style-name="Standard">7 - am ibidem presentem qui procuratorem et beatus responderunt quod ipsi constitueruus unum sigillifum que levanret smolumet dc quo</text:p>
      <text:p text:style-name="Standard">8 - faite super hoc erga dominum episcoum quod debet et fidelitarem quam debebat id eidem dictus eardem racione dicti archidiaconi po suit in</text:p>
      <text:p text:style-name="Standard">9 - ecc Presents Petnum de Quingoyo et Roberto de Portu clericis testametis disiis</text:p>
      <text:p text:style-name="Standard">10 - anno xxii di hartium estri capitulantibus</text:p>
      <text:p text:style-name="Standard">11 - dominus Renodus Bouefoy renunciavit executioe defuncti domini archidiaconis Brie</text:p>
      <text:p text:style-name="Standard">12 - Decono</text:p>
      <text:p text:style-name="Standard">13 - Presentes magistro Gausridus de Acherus Guillelmo de Montibus et Baldono dct</text:p>
      <text:p text:style-name="Standard">14 - Archidiaco magno</text:p>
      <text:p text:style-name="Standard">15 - Marcello eta</text:p>
      <text:p text:style-name="Standard">16 - ancellariou</text:p>
      <text:p text:style-name="Standard">17 - G. Pianti</text:p>
      <text:p text:style-name="Standard">18 - dies contra contra Guiardum de Janvaco qui erat hodie est conts ad dinem veneris instrimt</text:p>
      <text:p text:style-name="Standard">19 - Malcon</text:p>
      <text:p text:style-name="Standard">20 - cum esu de Villeta ad asmos de parrochi de Muittato que tavit ad penam decem libraus</text:p>
      <text:p text:style-name="Standard">21 - P. Casali</text:p>
      <text:p text:style-name="Standard">22 - P. de Cambliaco</text:p>
      <text:p text:style-name="Standard"><text:soft-page-break/>23 - no</text:p>
      <text:p text:style-name="Standard">24 - H. convr</text:p>
      <text:p text:style-name="Standard">25 - P. de</text:p>
      <text:p text:style-name="Standard">26 - Odore de Senonis</text:p>
      <text:p text:style-name="Standard">27 - J. de Sugecella</text:p>
      <text:p text:style-name="Standard">28 - anno xxvi die mircis pott festum beati Muncur estinalis capitulantes</text:p>
      <text:p text:style-name="Standard">29 - N. Decrns</text:p>
      <text:p text:style-name="Standard">30 - sixerunt a e ad confed succenteria</text:p>
      <text:p text:style-name="Standard">31 - G. archidiacono major</text:p>
      <text:p text:style-name="Standard">32 - chealie cancellario</text:p>
      <text:p text:style-name="Standard">33 - .G. Piqueti</text:p>
      <text:p text:style-name="Standard">34 - G. de Commodoro</text:p>
      <text:p text:style-name="Standard">35 - erdo de Senonis</text:p>
      <text:p text:style-name="Standard">36 - B. Bousari</text:p>
      <text:p text:style-name="Standard">37 - .</text:p>
      <text:p text:style-name="Standard">38 - Mqd</text:p>
      <text:p text:style-name="Standard">39 - J. de Chabliaco</text:p>
      <text:p text:style-name="Standard">40 - P. de Sugellio</text:p>
      <text:p text:style-name="Standard">41 - J. de Arpadellu</text:p>
      <text:p text:style-name="Standard">42 - G. de Buxia</text:p>
      <text:p text:style-name="Standard">43 - J. Baufet</text:p>
      <text:p text:style-name="Standard">44 - P. de Villanis</text:p>
      <text:p text:style-name="Standard">=FRAN_0393_09069_L.jpg=</text:p>
      <text:p text:style-name="Standard">1 - cbndinte vetre die suohbii pete cnslacioum Sancti Bendicti asseintis capitulumal</text:p>
      <text:p text:style-name="Standard">2 - Decane</text:p>
      <text:p text:style-name="Standard">3 - conditer frerem migum Srephaum de Novilla se ipss</text:p>
      <text:p text:style-name="Standard">4 - eont terminuem ecclesio dictorum sebdar ad deliberus</text:p>
      <text:p text:style-name="Standard">5 - Cao llario</text:p>
      <text:p text:style-name="Standard">6 - sanctm aoceptabit et fuit d conce</text:p>
      <text:p text:style-name="Standard">7 - Berdo Bonfacii</text:p>
      <text:p text:style-name="Standard">8 - edo de Senons</text:p>
      <text:p text:style-name="Standard">9 - P. Chambliaco</text:p>
      <text:p text:style-name="Standard">10 - primus loci denariis macutinalie fuit indie concessus magistro N.</text:p>
      <text:p text:style-name="Standard">11 - P. de Codeco</text:p>
      <text:p text:style-name="Standard">12 - Boufnci pro nepote $domini radii Char</text:p>
      <text:p text:style-name="Standard">13 - G. Piqueti</text:p>
      <text:p text:style-name="Standard"><text:soft-page-break/>14 - P convrt</text:p>
      <text:p text:style-name="Standard">15 - P. de Fryello</text:p>
      <text:p text:style-name="Standard">16 - G. de Cormodero</text:p>
      <text:p text:style-name="Standard">17 - G. de Loudi</text:p>
      <text:p text:style-name="Standard">18 - . de Neville</text:p>
      <text:p text:style-name="Standard">19 - Guillelmo de Buixia</text:p>
      <text:p text:style-name="Standard">20 - . Brebundi</text:p>
      <text:p text:style-name="Standard">21 - de Arpadella</text:p>
      <text:p text:style-name="Standard">22 - d. Fapello</text:p>
      <text:p text:style-name="Standard">23 - no comnm mstri cc xxvi° die mercuris post translan diti d</text:p>
      <text:p text:style-name="Standard">24 - mor N Johanns de Bas consanguernens et exequter testimet defucti magistri Jobanis de Forgotis sui</text:p>
      <text:p text:style-name="Standard">25 - Archidiaconi Brie in ecclesia Pars. supplicavit dicto magistro Casalis dic domino Renodo</text:p>
      <text:p text:style-name="Standard">26 - Cancellario</text:p>
      <text:p text:style-name="Standard">27 - Bonescy execuntis cum ipso mnoiatis in testamnt dicti defuncti ut ipsi vellent una cum ipso</text:p>
      <text:p text:style-name="Standard">28 - S. de Novilla</text:p>
      <text:p text:style-name="Standard">29 - suscipere omnus / presats dominus revodus se excusavit de semo s rxcusarte</text:p>
      <text:p text:style-name="Standard">30 - Piqt</text:p>
      <text:p text:style-name="Standard">31 - ipsius facis gratam habuerunt dicti domini / et cum presats magister Peter de Multi</text:p>
      <text:p text:style-name="Standard">32 - excusaret Tandem de dictus precibus dictorum dominocm promittencium ipsum juvocrm</text:p>
      <text:p text:style-name="Standard">33 - omodoro ipse confrens quod dicti domini ipsum juvabunt ule vires facultotum in juvem</text:p>
      <text:p text:style-name="Standard">34 - .</text:p>
      <text:p text:style-name="Standard">35 - Sancto de Mandato capituli omnis in se suscepit prestii qod no intendit se ob</text:p>
      <text:p text:style-name="Standard">36 - bbatum se extendant etc. prencis G. de debiar oflii</text:p>
      <text:p text:style-name="Standard">37 - nisi inquantar vires</text:p>
      <text:p text:style-name="Standard">38 - Archidiacono Brie Guillelmo de Gienco et Gullelmo de Montibus etc.</text:p>
      <text:p text:style-name="Standard">=FRAN_0393_09070_L.jpg=</text:p>
      <text:p text:style-name="Standard">1 - ano xxvi° die venerit $pestu in festo leateri Annulphi capitulant</text:p>
      <text:p text:style-name="Standard">2 - Decano</text:p>
      <text:p text:style-name="Standard">3 - prerogarunt terminum usque ad $de dios concessum magistro Sth de Novilla</text:p>
      <text:p text:style-name="Standard">4 - Dicellano</text:p>
      <text:p text:style-name="Standard">5 - ad acceptubs sucenconam / prorogiant usque ad xv. dies</text:p>
      <text:p text:style-name="Standard">6 - B. Bourfaci</text:p>
      <text:p text:style-name="Standard">7 - J. de Comodoio</text:p>
      <text:p text:style-name="Standard">8 - presiete Billboro de Sancto Marcelli</text:p>
      <text:p text:style-name="Standard">9 - G. Piques</text:p>
      <text:p text:style-name="Standard"><text:soft-page-break/>10 - St de Monde fmolio.</text:p>
      <text:p text:style-name="Standard">11 - G. de Landi</text:p>
      <text:p text:style-name="Standard">12 - Guillelmo de Argecolio Cest</text:p>
      <text:p text:style-name="Standard">13 - P. Cussalis</text:p>
      <text:p text:style-name="Standard">14 - e Camerlario laic</text:p>
      <text:p text:style-name="Standard">15 - Santo de Noulla</text:p>
      <text:p text:style-name="Standard">16 - P. de Coro</text:p>
      <text:p text:style-name="Standard">17 - confestis est dominus Lamondiis de Cmplo quod magister Johannes Franquenin</text:p>
      <text:p text:style-name="Standard">18 - Philipros couversi</text:p>
      <text:p text:style-name="Standard">19 - P. de Ohpolilaco</text:p>
      <text:p text:style-name="Standard">20 - concessie fuit quod Johanna de Argencolio recipiatur et sorerem pott vla que cin ordine</text:p>
      <text:p text:style-name="Standard">21 - de Arpadella</text:p>
      <text:p text:style-name="Standard">22 - P. de Fryello</text:p>
      <text:p text:style-name="Standard">23 - J. Bauseti</text:p>
      <text:p text:style-name="Standard">24 - E anno domini m° ccc°. xxvii° die mercurii protet festum Beate Mari Magdalis capitulane hic</text:p>
      <text:p text:style-name="Standard">25 - concerdaverunt unamine quod dominus B. Benifari habsat et teneant domum ett</text:p>
      <text:p text:style-name="Standard">26 - . Archidiacono Majoie</text:p>
      <text:p text:style-name="Standard">27 - Vilisiaco / eo modo quo prencessirus in tenuerunt eassm</text:p>
      <text:p text:style-name="Standard">28 - Cicellor</text:p>
      <text:p text:style-name="Standard">29 - H. de Comodero</text:p>
      <text:p text:style-name="Standard">30 - ad hodie in tribum sopamans est assignta dios contra ogidiam relicton defuncti Perri Pousi</text:p>
      <text:p text:style-name="Standard">31 - Obene de Senonis</text:p>
      <text:p text:style-name="Standard">32 - act cutm Johanne Le Fillandier pendendem.</text:p>
      <text:p text:style-name="Standard">33 - Phib conversi</text:p>
      <text:p text:style-name="Standard">34 - Johanne de Mpadella</text:p>
      <text:p text:style-name="Standard">35 - G. de Brixia</text:p>
      <text:p text:style-name="Standard">36 - Johanne Biarfeti</text:p>
      <text:p text:style-name="Standard">37 - nno xxvia die veneris in festo beatorum Juobi et Christoferi capitulantibus</text:p>
      <text:p text:style-name="Standard">38 - Tail</text:p>
      <text:p text:style-name="Standard">39 - Decano</text:p>
      <text:p text:style-name="Standard">40 - Magistri Gaillardus de Cardolhaco fie recemptis ad prebendam den</text:p>
      <text:p text:style-name="Standard">41 - archidiacono Maroro</text:p>
      <text:p text:style-name="Standard">42 - dollart</text:p>
      <text:p text:style-name="Standard">43 - non archiapiscoi neeapn</text:p>
      <text:p text:style-name="Standard">44 - V. Piques</text:p>
      <text:p text:style-name="Standard">45 - datum gracie annuoe xvii. kaldas junii pontit pape anno x</text:p>
      <text:p text:style-name="Standard"><text:soft-page-break/>46 - Ordone de Gen</text:p>
      <text:p text:style-name="Standard">47 - B. Bousnnr</text:p>
      <text:p text:style-name="Standard">48 - present Baldoyno de Sancto Marcello / domito Thoma de Fonte dmine R bi</text:p>
      <text:p text:style-name="Standard">49 - G. de Landi</text:p>
      <text:p text:style-name="Standard">50 - datum collacionis soct acto de prebenda anno xxvi° xii die mensis quii</text:p>
      <text:p text:style-name="Standard">51 - P. Cassidi</text:p>
      <text:p text:style-name="Standard">52 - Pho. conversa</text:p>
      <text:p text:style-name="Standard">53 - J. de Rayello</text:p>
      <text:p text:style-name="Standard">54 - N. de Luria</text:p>
      <text:p text:style-name="Standard">=FRAN_0393_09071_L.jpg=</text:p>
      <text:p text:style-name="Standard">1 - Johan</text:p>
      <text:p text:style-name="Standard">2 - dominus Laurengiis de Mialius presbyter orcedits sint a carere famato ita quod debet comparore ad diem quamlibet</text:p>
      <text:p text:style-name="Standard">3 - et ecum assignatis et hoc tenere promisit per quum et sub pena eedum librus de die quelibeet que deffueiet</text:p>
      <text:p text:style-name="Standard">4 - oro</text:p>
      <text:p text:style-name="Standard">5 - Et de hec ad ei resicionem fidejsserunt pro eo et sub pena prdic et quilibet insolidum</text:p>
      <text:p text:style-name="Standard">6 - H ad</text:p>
      <text:p text:style-name="Standard">7 - Magistro Johannes de Bensoville arjrgitus magister Oymeni de Hubtervillar hisieus et domino Guillelmus sub</text:p>
      <text:p text:style-name="Standard">8 - et quolib eorum ensolits seu ad hoc magistro Berero Bolsie domino Guillo de Compondio magistro Releti</text:p>
      <text:p text:style-name="Standard">9 - xil</text:p>
      <text:p text:style-name="Standard">10 - cecis et magistro JohanneMerci de Crecis.</text:p>
      <text:p text:style-name="Standard">11 - xxv. die veneris prima tougusti in festos beati Petorus ad vinclam Petrus Pilorit serviens capituli in villa de Bos</text:p>
      <text:p text:style-name="Standard">12 - na dixit per juris suum quamtenct captuai et ecclesie parisiensis quaa per banicionem Johannis dicte le Tourbie olim hospitis dicti</text:p>
      <text:p text:style-name="Standard">13 - p eud Betum innciderunt in commissum bona immobilia et immobilia que habebat in dominio dicti capituli in villa et</text:p>
      <text:p text:style-name="Standard">14 - conoce rosero et debet applicari came videlicet circtur viii. drpenta tam prati qua terre drabalis et una domus</text:p>
      <text:p text:style-name="Standard">15 - per Mente / et exitus duorum arpentorum dicte terre in blado.</text:p>
      <text:p text:style-name="Standard">16 - anicione Johannis Normanin unum courcillis sive jardinum quod fuitt denditum Guillelo Laure xst</text:p>
      <text:p text:style-name="Standard">17 - de epana quique vasa apium que elti excinant xxs valenet xxv s .</text:p>
      <text:p text:style-name="Standard">18 - xxvii° die veneris et festo beati Peter ad unioulam capitulantibus</text:p>
      <text:p text:style-name="Standard">19 - seu testibus. Manuele de Plarencia. G. de Montibii . B. de Sancto Marceli</text:p>
      <text:p text:style-name="Standard">20 - ao</text:p>
      <text:p text:style-name="Standard"><text:soft-page-break/>21 - la</text:p>
      <text:p text:style-name="Standard">22 - Johanne Chivilli $P etc.</text:p>
      <text:p text:style-name="Standard">23 - de c edoro</text:p>
      <text:p text:style-name="Standard">24 - mmagister Stephanum de Novilla elecius ad succenteriam / pte</text:p>
      <text:p text:style-name="Standard">25 - Lou</text:p>
      <text:p text:style-name="Standard">26 - demotus precibus dominorum etc. conensi eleccioni de se faicte</text:p>
      <text:p text:style-name="Standard">27 - J. de Lade</text:p>
      <text:p text:style-name="Standard">28 - Pqui</text:p>
      <text:p text:style-name="Standard">29 - de Anens</text:p>
      <text:p text:style-name="Standard">=FRAN_0393_09072_L.jpg=</text:p>
      <text:p text:style-name="Standard">1 - domino xxvia die sibleli post festum assingentens lecte Mrrio pri capitulanicalibus i</text:p>
      <text:p text:style-name="Standard">2 - dominus Guillelmus Yudeci probyeteri preseciont excessio</text:p>
      <text:p text:style-name="Standard">3 - . Decano</text:p>
      <text:p text:style-name="Standard">4 - . Cancellario</text:p>
      <text:p text:style-name="Standard">5 - .</text:p>
      <text:p text:style-name="Standard">6 - . Succentore</text:p>
      <text:p text:style-name="Standard">7 - P. de Cassalis</text:p>
      <text:p text:style-name="Standard">8 - .G. Pequeti</text:p>
      <text:p text:style-name="Standard">9 - H. de Comedoro</text:p>
      <text:p text:style-name="Standard">10 - Odone de Seronis</text:p>
      <text:p text:style-name="Standard">11 - G. de Lauduno</text:p>
      <text:p text:style-name="Standard">12 - presente domino Marnelo de Placencia / domino Guillelmo de Fgidavilla</text:p>
      <text:p text:style-name="Standard">13 - Ph. conversi</text:p>
      <text:p text:style-name="Standard">14 - magistro Hoo Bohie magistro Alano aprilis Canonicui Laudunesis etc.</text:p>
      <text:p text:style-name="Standard">15 - Johanne de Arpadella</text:p>
      <text:p text:style-name="Standard">16 - P. de Sayello</text:p>
      <text:p text:style-name="Standard">17 - B. Bonrfaci</text:p>
      <text:p text:style-name="Standard">18 - P. de Chabliaco</text:p>
      <text:p text:style-name="Standard">19 - e. G. Brondi</text:p>
      <text:p text:style-name="Standard">20 - ano xxvi° die bune post assumptions beate Mari virginis capitulantibus</text:p>
      <text:p text:style-name="Standard">21 - domin G. Hou prosontuvit processien suem et appellan</text:p>
      <text:p text:style-name="Standard">22 - . Decano</text:p>
      <text:p text:style-name="Standard">23 - Archidiacono majore</text:p>
      <text:p text:style-name="Standard">24 - Cancellario</text:p>
      <text:p text:style-name="Standard">25 - G. de Lauduno</text:p>
      <text:p text:style-name="Standard">26 - G. Piqueti</text:p>
      <text:p text:style-name="Standard"><text:soft-page-break/>27 - H. de Comodoro</text:p>
      <text:p text:style-name="Standard">28 - Ph. quile</text:p>
      <text:p text:style-name="Standard">29 - P. conceisi casalis</text:p>
      <text:p text:style-name="Standard">30 - J. de Arpadella</text:p>
      <text:p text:style-name="Standard">31 - P. de Snyello</text:p>
      <text:p text:style-name="Standard">32 - presente magistro Johanne de Halis</text:p>
      <text:p text:style-name="Standard">33 - magistro Johanne de Dimone</text:p>
      <text:p text:style-name="Standard">34 - magistro Guone de Bourvalle</text:p>
      <text:p text:style-name="Standard">35 - . G. de Gynd</text:p>
      <text:p text:style-name="Standard">36 - Johanne Lupi</text:p>
      <text:p text:style-name="Standard">37 - R. de Losaria</text:p>
      <text:p text:style-name="Standard">38 - G. de Mrontibus</text:p>
      <text:p text:style-name="Standard">=FRAN_0393_09073_L.jpg=</text:p>
      <text:p text:style-name="Standard">1 - Calar</text:p>
      <text:p text:style-name="Standard">2 - u cacia andegieenm subspeequter suift dadatis pros iid</text:p>
      <text:p text:style-name="Standard">3 - 3</text:p>
      <text:p text:style-name="Standard">4 - e Yles sunt domini P. de Mellis usque ad rese septimanas de venunti</text:p>
      <text:p text:style-name="Standard">5 - V Mefaer</text:p>
      <text:p text:style-name="Standard">6 - domtu G. Huet Biserdest</text:p>
      <text:p text:style-name="Standard">7 - G.deL de Lauduno</text:p>
      <text:p text:style-name="Standard">8 - pscnoebi domino P. de Narieris canrinilo nanetodi</text:p>
      <text:p text:style-name="Standard">9 - H. de Mrredoro</text:p>
      <text:p text:style-name="Standard">10 - magistro Petero de Carredent licenciaco legibus</text:p>
      <text:p text:style-name="Standard">11 - Joh. de Mpadella</text:p>
      <text:p text:style-name="Standard">12 - magistro Gaufido de Ascheris officialis Brie.</text:p>
      <text:p text:style-name="Standard">13 - Anno xxvll. xx. sabati et vigilia festi beati Bartholomei apostoli capitulantibus in capitulo et cera</text:p>
      <text:p text:style-name="Standard">14 - Decano pro dem</text:p>
      <text:p text:style-name="Standard">15 - s xxvi capitulais diunne in festo vtoris Esi et Lupi</text:p>
      <text:p text:style-name="Standard">16 - .</text:p>
      <text:p text:style-name="Standard">17 - capitulantibus</text:p>
      <text:p text:style-name="Standard">18 - Hi diliore</text:p>
      <text:p text:style-name="Standard">19 - Decano</text:p>
      <text:p text:style-name="Standard">20 - Cancellario</text:p>
      <text:p text:style-name="Standard">21 - Archidiacono majore</text:p>
      <text:p text:style-name="Standard">22 - Cancellalitur</text:p>
      <text:p text:style-name="Standard">23 - co Carfao</text:p>
      <text:p text:style-name="Standard"><text:soft-page-break/>24 - succentore</text:p>
      <text:p text:style-name="Standard">25 - G. Piqueti</text:p>
      <text:p text:style-name="Standard">26 - ndins</text:p>
      <text:p text:style-name="Standard">27 - H. de Corvodoro</text:p>
      <text:p text:style-name="Standard">28 - de Coulet</text:p>
      <text:p text:style-name="Standard">29 - E. Bouisi</text:p>
      <text:p text:style-name="Standard">30 - Maccheo de Pictamiaria</text:p>
      <text:p text:style-name="Standard">31 - Jhe Ous</text:p>
      <text:p text:style-name="Standard">32 - Johanne</text:p>
      <text:p text:style-name="Standard">33 - Petro Penreli</text:p>
      <text:p text:style-name="Standard">34 - Jo. Pqueti</text:p>
      <text:p text:style-name="Standard">35 - Johanne de Di Padella</text:p>
      <text:p text:style-name="Standard">36 - G. de Burxia</text:p>
      <text:p text:style-name="Standard">37 - . Leid</text:p>
      <text:p text:style-name="Standard">38 - TG. Guete</text:p>
      <text:p text:style-name="Standard">39 - 3</text:p>
      <text:p text:style-name="Standard">40 - Kayello</text:p>
      <text:p text:style-name="Standard">41 - fresenti domino R. de Losarra domino G. de Monbe</text:p>
      <text:p text:style-name="Standard">42 - G. Drrete</text:p>
      <text:p text:style-name="Standard">43 - magister Petro de Fruello protestactus sint e</text:p>
      <text:p text:style-name="Standard">44 - J. Ce Capadella</text:p>
      <text:p text:style-name="Standard">45 - P. Capilis</text:p>
      <text:p text:style-name="Standard">=FRAN_0393_09074_L.jpg=</text:p>
      <text:p text:style-name="Standard">1 - gg capitulantibus en capitulo parvi</text:p>
      <text:p text:style-name="Standard">2 - e provos Castelleti fecit et capitulo parisienss inhibieeum</text:p>
      <text:p text:style-name="Standard">3 - ia</text:p>
      <text:p text:style-name="Standard">4 - rulario suncti Christoferi e lici que magstrum e fuiu domus Dei primo in capitulo</text:p>
      <text:p text:style-name="Standard">5 - chalr cancellario</text:p>
      <text:p text:style-name="Standard">6 - Semedis jussus a capitulo revocars plala Jehibicetum et causm avilla de</text:p>
      <text:p text:style-name="Standard">7 - capitulo ad eorum voluntacem</text:p>
      <text:p text:style-name="Standard">8 - Succentore</text:p>
      <text:p text:style-name="Standard">9 - Rhepenu domino Johanne Bupi eurd pam medria domino Regis deLesarii domino Jacobo de Plombia domini</text:p>
      <text:p text:style-name="Standard">10 - Hodo Bonifari</text:p>
      <text:p text:style-name="Standard">11 - Guillelmo de Chondibus et Baldoyno de Sicto Mrarcello cstilis e</text:p>
      <text:p text:style-name="Standard">12 - Pecro cassalis</text:p>
      <text:p text:style-name="Standard"><text:soft-page-break/>13 - P. de Ragello</text:p>
      <text:p text:style-name="Standard">14 - J. de Supadella</text:p>
      <text:p text:style-name="Standard">15 - P</text:p>
      <text:p text:style-name="Standard">16 - G xx die veneris pr feste de e</text:p>
      <text:p text:style-name="Standard">17 - Decano</text:p>
      <text:p text:style-name="Standard">18 - Bercrandois de Champbeu servinens baillivi Birereadis venit ad capli</text:p>
      <text:p text:style-name="Standard">19 - archdiadiondo Magno</text:p>
      <text:p text:style-name="Standard">20 - cum licteris dicti ball in quibi erant inserte lictere vegie direct que dic per</text:p>
      <text:p text:style-name="Standard">21 - . Cancellario</text:p>
      <text:p text:style-name="Standard">22 - de Susi de Saisiendo fruct prebende sue p ce excessis quam quisit</text:p>
      <text:p text:style-name="Standard">23 - Succentore</text:p>
      <text:p text:style-name="Standard">24 - orga regem capilum Bsrale quod adipleret monbatm re et sapituli</text:p>
      <text:p text:style-name="Standard">25 - G. Page</text:p>
      <text:p text:style-name="Standard">26 - posuit dmaribus suius dictis s</text:p>
      <text:p text:style-name="Standard">27 - G. de Landi</text:p>
      <text:p text:style-name="Standard">28 - ordome de Senoiis</text:p>
      <text:p text:style-name="Standard">29 - Bercrando Bonvisii</text:p>
      <text:p text:style-name="Standard">30 - J. de Arpadella</text:p>
      <text:p text:style-name="Standard">31 - Matheo de Piecannania</text:p>
      <text:p text:style-name="Standard">32 - o Ponvelle</text:p>
      <text:p text:style-name="Standard">33 - anno domini xxvi° die veneris vost sistanionus nos Ala dargis Guillemoe et Johnes Scuphen</text:p>
      <text:p text:style-name="Standard">34 - pventes domin episcopi Parisiensis reddidert capitulo Parisiensi Johannem Retel convois ad portam et die</text:p>
      <text:p text:style-name="Standard">35 - quem ceperant in domo in qua solebat morari Jaquatus de Sancto DArdomoro presentibs ad hoc magistre</text:p>
      <text:p text:style-name="Standard">36 - Mauricio de Langolian magistro Hugone de Velliaco Guillelmo Esquoquart domino Mannele de</text:p>
      <text:p text:style-name="Standard">37 - placencia et domino Jaobo de plumbia et pluribus dili</text:p>
      <text:p text:style-name="Standard">=FRAN_0393_09075_L.jpg=</text:p>
      <text:p text:style-name="Standard">1 - ee b</text:p>
      <text:p text:style-name="Standard">2 - . ddei</text:p>
      <text:p text:style-name="Standard">3 - reappertavit dominus G. Piqutu cocari noster ac commissarius nter deffecium fuisse face</text:p>
      <text:p text:style-name="Standard">4 - d La</text:p>
      <text:p text:style-name="Standard">5 - per causam Sancti Mederia et pro esse e festi beati Hedici ultimo seicitis et prtermes</text:p>
      <text:p text:style-name="Standard">6 - fuit repertiu calem deffecere aostdisse ad .xii s.</text:p>
      <text:p text:style-name="Standard">7 - Cs</text:p>
      <text:p text:style-name="Standard">8 - dcon det</text:p>
      <text:p text:style-name="Standard"><text:soft-page-break/>9 - Chablerce</text:p>
      <text:p text:style-name="Standard">10 - Aredell</text:p>
      <text:p text:style-name="Standard">11 - chFer</text:p>
      <text:p text:style-name="Standard">12 - he</text:p>
      <text:p text:style-name="Standard">13 - ancelli</text:p>
      <text:p text:style-name="Standard">14 - sell</text:p>
      <text:p text:style-name="Standard">15 - dn xxvi. die boenerit potest festm ex ilcuts sancte Cruns nors sepailius capitulaor</text:p>
      <text:p text:style-name="Standard">16 - presen v de mentibi. R. de Lesort</text:p>
      <text:p text:style-name="Standard">17 - cano</text:p>
      <text:p text:style-name="Standard">18 - S Magne</text:p>
      <text:p text:style-name="Standard">19 - Camerorio laico Stu de Cionde Fimolio</text:p>
      <text:p text:style-name="Standard">20 - oxol magistro Rogio magistro Cione de Bonanille magistro Aerobcho</text:p>
      <text:p text:style-name="Standard">21 - domin bnbus$ capitlulu aucia adem contulit domino Guillelmu Gudeti ou et prese</text:p>
      <text:p text:style-name="Standard">22 - G. P.</text:p>
      <text:p text:style-name="Standard">23 - $caerad Sancti Diosi de Pssu qui vicaverunt in ecclesie Par. per mortem.</text:p>
      <text:p text:style-name="Standard">24 - P. Cas</text:p>
      <text:p text:style-name="Standard">25 - Pet de Geldio tec. d lictere dominus Guillelmo procestit fuit quod cuma accepet</text:p>
      <text:p text:style-name="Standard">26 - R. de Habhaco</text:p>
      <text:p text:style-name="Standard">27 - uostre gracia St a sode apostolic facto e</text:p>
      <text:p text:style-name="Standard">28 - Pgil</text:p>
      <text:p text:style-name="Standard">29 - Thor de Picarimaria</text:p>
      <text:p text:style-name="Standard">30 - P. de Cpode</text:p>
      <text:p text:style-name="Standard">31 - P. Cassalis</text:p>
      <text:p text:style-name="Standard">32 - .</text:p>
      <text:p text:style-name="Standard">=FRAN_0393_09076_L.jpg=</text:p>
      <text:p text:style-name="Standard">1 - Anno xxvii° die lune proptere festum beate Mathei apadre eds capitulantibus vi</text:p>
      <text:p text:style-name="Standard">2 - Decano</text:p>
      <text:p text:style-name="Standard">3 - domus defunti megistri. J. Bianfeti sive concessa magistro Petero de Castanoto ad</text:p>
      <text:p text:style-name="Standard">4 - Cncellario</text:p>
      <text:p text:style-name="Standard">5 - et ad vi. lbr t.herimens ad mense</text:p>
      <text:p text:style-name="Standard">6 - Succentore</text:p>
      <text:p text:style-name="Standard">7 - concordatum est quod succentor odo de Senonis et P. Bonifari videmt e ipsis</text:p>
      <text:p text:style-name="Standard">8 - G. Piquet</text:p>
      <text:p text:style-name="Standard">9 - contencioribus quas habet decanus et cpitul ad exculanis laicis et contra ipsos omnibus et sg</text:p>
      <text:p text:style-name="Standard">10 - Odone de Senonis</text:p>
      <text:p text:style-name="Standard">11 - pbmoque causa nlatud an raularibus / et deffectibus et aliis ibequoe e quod oidinent</text:p>
      <text:p text:style-name="Standard"><text:soft-page-break/>12 - P. de Chambliaco</text:p>
      <text:p text:style-name="Standard">13 - et declarae quod ut vnderint fuciendus et quod faciant recredercias</text:p>
      <text:p text:style-name="Standard">14 - J. de Mrpadella</text:p>
      <text:p text:style-name="Standard">15 - Macheo de Pictavinaria</text:p>
      <text:p text:style-name="Standard">16 - P. de Rehello</text:p>
      <text:p text:style-name="Standard">17 - G. Guerte</text:p>
      <text:p text:style-name="Standard">18 - P. Poenrelli</text:p>
      <text:p text:style-name="Standard">19 - Anno xxvi° die chariii xxiiiia septeliis supervenerunt potet illaa vendacionem et capitulo</text:p>
      <text:p text:style-name="Standard">20 - Petrn de Vilanis</text:p>
      <text:p text:style-name="Standard">21 - Ph. couversi</text:p>
      <text:p text:style-name="Standard">22 - G. de Laud</text:p>
      <text:p text:style-name="Standard">23 - ane x die lune en festo beati Miohael arcecic capitulantibus</text:p>
      <text:p text:style-name="Standard">24 - Dicno</text:p>
      <text:p text:style-name="Standard">25 - capitulum concessit qui oor domino thali de Babrondia de xvi. lb. pro repictals d</text:p>
      <text:p text:style-name="Standard">26 - Cancellario</text:p>
      <text:p text:style-name="Standard">27 - Andresiaco et durabus tale se obligivit ad solved h</text:p>
      <text:p text:style-name="Standard">28 - Succentore</text:p>
      <text:p text:style-name="Standard">29 - et dromediz et ipse duads recegis de hujusod dictos xvi. l.</text:p>
      <text:p text:style-name="Standard">30 - G. Piqe</text:p>
      <text:p text:style-name="Standard">31 - presente V. quet de Vyao Mannele ec Bandeco</text:p>
      <text:p text:style-name="Standard">32 - Micha Dulcondne</text:p>
      <text:p text:style-name="Standard">33 - G. de Laudi</text:p>
      <text:p text:style-name="Standard">34 - Mathel de Putavinaria</text:p>
      <text:p text:style-name="Standard">35 - P. de Sgilli</text:p>
      <text:p text:style-name="Standard">36 - J. de Copadelli</text:p>
      <text:p text:style-name="Standard">=FRAN_0393_09077_L.jpg=</text:p>
      <text:p text:style-name="Standard">1 - xxvi° die veneris poetr octa festi beati Dyonsis capitulandis</text:p>
      <text:p text:style-name="Standard">2 - de dominus B. Bonisuri existens in curno conferendi nnie scutnea ecclesie quo</text:p>
      <text:p text:style-name="Standard">3 - ellario</text:p>
      <text:p text:style-name="Standard">4 - capellaniam Sancti Augustini vacancem in ecclesi pr per mortem domin Son</text:p>
      <text:p text:style-name="Standard">5 - Rrd de Lnonis</text:p>
      <text:p text:style-name="Standard">6 - G. Crando Boufari</text:p>
      <text:p text:style-name="Standard">7 - Curerti Sancti Germani Veteris Par.n et quondam capellani dicte capellanie d</text:p>
      <text:p text:style-name="Standard">8 - Gullelmo de Foresta presbytero et Rogame capitulum ne eum reciperet / quo fi</text:p>
      <text:p text:style-name="Standard">9 - cnsilis</text:p>
      <text:p text:style-name="Standard">10 - receptus et jurame etc.</text:p>
      <text:p text:style-name="Standard"><text:soft-page-break/>11 - G. de Coredlio</text:p>
      <text:p text:style-name="Standard">12 - .Piquet.</text:p>
      <text:p text:style-name="Standard">13 - P. de Lemroirgs et Yvoni</text:p>
      <text:p text:style-name="Standard">14 - pse</text:p>
      <text:p text:style-name="Standard">15 - Hay</text:p>
      <text:p text:style-name="Standard">16 - G. de Laud</text:p>
      <text:p text:style-name="Standard">17 - domino rado $Jni canonico Sancti Dyonis domino Thoma de Ferre e</text:p>
      <text:p text:style-name="Standard">18 - P. de Chabiaco</text:p>
      <text:p text:style-name="Standard">19 - Nicelao Lunegia et Pet ro chagri beneficius in ecclesia Par.</text:p>
      <text:p text:style-name="Standard">20 - Philib conversi</text:p>
      <text:p text:style-name="Standard">21 - permed sinvene. Succenter</text:p>
      <text:p text:style-name="Standard">22 - J. de Arpadella</text:p>
      <text:p text:style-name="Standard">23 - et $gndamt serviens Castelleti qui vocatur etc.</text:p>
      <text:p text:style-name="Standard">24 - P. de Fryello</text:p>
      <text:p text:style-name="Standard">25 - recon bint se nomine capituli lonennasse etc.</text:p>
      <text:p text:style-name="Standard">26 - G. Gueto.</text:p>
      <text:p text:style-name="Standard">27 - Anno xxv die lune ante festum hoeris Simonis e Gnde mhilorus corau nobis ostitois Philappes le Chiars filiis Guilelm</text:p>
      <text:p text:style-name="Standard">28 - granetarium nostri se fecit erga nos principalem debitorem et redditorem animo novandi debitum de omie</text:p>
      <text:p text:style-name="Standard">29 - quidem cumque in luibus tenetur nobis parieni ipsius et ecclesie nostre ac personis quibus cunque ipsius ecclesie tam oofficia</text:p>
      <text:p text:style-name="Standard">30 - e obligaio remanentis in suo vigore et absque hoc quod renunciemus in alique juri quod hob eu</text:p>
      <text:p text:style-name="Standard">31 - suum / Et promisit per fidem et sub pena carceris et sub pena centum libras Par. solvere</text:p>
      <text:p text:style-name="Standard">32 - n omnis que nobis debus ad pati et nisi fecerit hodie in mensem reddet corpus</text:p>
      <text:p text:style-name="Standard">33 - psione nostra ad tenendu prisionem suis sumptibus et expensis et interum habebit par. suuis libru</text:p>
      <text:p text:style-name="Standard">34 - Presentibs ad barram R. Monstardii</text:p>
      <text:p text:style-name="Standard">35 - recessum et reditum pro computando nobium et qraesantibus nostris</text:p>
      <text:p text:style-name="Standard">36 - acobo preconus et hi domino Thout de Fonte ac Hugon de Duant</text:p>
      <text:p text:style-name="Standard">37 - Johannes Filius Johannes du qdepit coronum $pecuno$ copianon pecita a capitulo</text:p>
      <text:p text:style-name="Standard">38 - v de martis post festuus cmum senctorum capitulantibus dominis</text:p>
      <text:p text:style-name="Standard">39 - P. de Chambnace</text:p>
      <text:p text:style-name="Standard">40 - dio</text:p>
      <text:p text:style-name="Standard">41 - recepcio canonic</text:p>
      <text:p text:style-name="Standard">42 - E.Gu</text:p>
      <text:p text:style-name="Standard">43 - suit person recepts dominus Vorni de Caponli in capistul cantorem et juravitet</text:p>
      <text:p text:style-name="Standard">44 - sit est si quuetum</text:p>
      <text:p text:style-name="Standard"><text:soft-page-break/>45 - presentibus dominis Manuele G. de Girmo G. de Frconda vulla</text:p>
      <text:p text:style-name="Standard">46 - Martino de Gunce et plrius s</text:p>
      <text:p text:style-name="Standard">=FRAN_0393_09078_L.jpg=</text:p>
      <text:p text:style-name="Standard">1 - xx vs. die luce ani Jestiis onii aepiatur capitulaius</text:p>
      <text:p text:style-name="Standard">2 - domini Gereldus de Bascurre decanus andegavent et magister Petru papacii cui</text:p>
      <text:p text:style-name="Standard">3 - Gr. Odne</text:p>
      <text:p text:style-name="Standard">4 - exhibuerant et capituli licteras ettc. et mnenarunt contenta et es capitulo</text:p>
      <text:p text:style-name="Standard">5 - Sict. Succentore</text:p>
      <text:p text:style-name="Standard">6 - Gad de Sunaco</text:p>
      <text:p text:style-name="Standard">7 - G. de Laudun</text:p>
      <text:p text:style-name="Standard">8 - P. Piqueti</text:p>
      <text:p text:style-name="Standard">9 - ydone de Senons</text:p>
      <text:p text:style-name="Standard">10 - Gaillardo</text:p>
      <text:p text:style-name="Standard">11 - P. de Frnello</text:p>
      <text:p text:style-name="Standard">12 - G. Guer</text:p>
      <text:p text:style-name="Standard">13 - usberele permissis divina dias arela centius drchiepiscopus domini paopoe Camerarius venerabile et discercis vii domini Geraldo de Biscurre decano domini</text:p>
      <text:p text:style-name="Standard">14 - d</text:p>
      <text:p text:style-name="Standard">15 - mavensi et magistro Petro Papacii clerico diocesis Albatiensis salutem et sincaram in domino earitatem cum sanctissimus pater et domins</text:p>
      <text:p text:style-name="Standard">16 - Johannes divina prvidencie papa ren pro sue camere neccessitatibus utilius subportandis fructus redditus experventur comnm et suva</text:p>
      <text:p text:style-name="Standard">17 - h isits crs que die xx mensis februariis praximo preteriti vacabant apud Sedem apostlicam procoto tempore vacacionis</text:p>
      <text:p text:style-name="Standard">18 - necnon et diis dnni tam illorum quam aliorum quoiscunque que apud selen ipsam ab ipsa die usque ad unum annum continuu va</text:p>
      <text:p text:style-name="Standard">19 - contigi qandes et sub dictis modis formis et condicionibus expressis in litteris reservacionis confectis percipiendes et</text:p>
      <text:p text:style-name="Standard">20 - nie e applicandos. Nos de vestre circinspectionis industria et ex perta prebitate plonam in domino fiduciamder</text:p>
      <text:p text:style-name="Standard">21 - es. discrecioni vestre tenore presentibus couictm et mandamus quatinus fructus redditus et proventur beneficiorum infrascrii</text:p>
      <text:p text:style-name="Standard">22 - st aliorum quercumque que inx civitate dictesis ac proucia senonensi dicta die vacabant seu vacabunt usque ad unum au</text:p>
      <text:p text:style-name="Standard">23 - enunt computandum per vos vel alium seu alios viros fide et facultatibus ydoners si petere exige collige et reope ille</text:p>
      <text:p text:style-name="Standard">24 - pro conservare sic tuce ac fideliter procuretis nomine camere supradicte quod de ipsis valeatis plenaris ubi et quando</text:p>
      <text:p text:style-name="Standard"><text:soft-page-break/>25 - eoem domino nostro seu sua predicta camera in mandatis receperitis respondere contraditores et rebelles per consuram</text:p>
      <text:p text:style-name="Standard">26 - seitam si nelcre fuerit compellendo supradicta vero beneficia que jam modis vacaverunt nisi ascriptis</text:p>
      <text:p text:style-name="Standard">27 - cantoria et prebenda ecclesie Parisiensis vacaverins per conlecracionem Hugonis episcopi Parisiensis canovicar</text:p>
      <text:p text:style-name="Standard">28 - car vecaverunt per conseeracionem domini dimbala Archiepiscopi Necplicem / thesauraria monasterii Sancti Dyonisi Vacan</text:p>
      <text:p text:style-name="Standard">29 - er obitum Guidonis abbatis ipsius monasterii / ecclesia de Yssiaco Parisiensis diocesis vacavit per obitum Johannis Cassas in ecclesie</text:p>
      <text:p text:style-name="Standard">30 - dicti Peregriii Parinsius diocesis p$ vacavit per renunciacionem unius nati Johannis Cole de parusio ecclesia parrechiis li</text:p>
      <text:p text:style-name="Standard">31 - Jaco de Carnifibia parinsis diocesis vacavit per obitum Guillelmi Baisseti canonicatis et prebenda ecclesie Grser dacu</text:p>
      <text:p text:style-name="Standard">32 - per aditum domini R. de Puffobone Memerie Gardnale redditur nos de die recepcionis presentibus per vestras litteras vi instrum</text:p>
      <text:p text:style-name="Standard">33 - larum sedcen cmiers cerciores. Datum Aniuoni die xxv mensis Anqusti anno Domini m. ccc. xxvi.</text:p>
      <text:p text:style-name="Standard">34 - unt prefati domini nostri pape anno decio</text:p>
      <text:p text:style-name="Standard">35 - P</text:p>
      <text:p text:style-name="Standard">36 - xxvi die lune potest haranum hseraliter capitulantibus de moe eu ducenre d</text:p>
      <text:p text:style-name="Standard">37 - ips procest</text:p>
      <text:p text:style-name="Standard">38 - ciro. P. de Frngello . Plo. cera. Gullardo G. Berarnndi P. de Sagello et. G. Guecere</text:p>
      <text:p text:style-name="Standard">39 - u si que loquei fuer de imjuris eclese illacis apud Spedenum et misserum quod non cencendunt et aliquo</text:p>
      <text:p text:style-name="Standard">40 - procet ad peum sagis anno cuncumnode incendunt conseni omendam fratra et inder suum cili Eo dominus</text:p>
      <text:p text:style-name="Standard">41 - demile tnc protestatus etc. hise ilii domino dicobo de Jlobia d. G. de Nonabu et Baldeyno de Sancto</text:p>
      <text:p text:style-name="Standard">42 - da die didreoi G Metaria Johanni de Goio iiii lb. et debet quai ecclesie hee. d</text:p>
      <text:p text:style-name="Standard">=FRAN_0393_09079_L.jpg=</text:p>
      <text:p text:style-name="Standard">1 - o xxvi. die vons p se taterie en capitulo capitulac</text:p>
      <text:p text:style-name="Standard">2 - dmnm Halle d Guenu de drones cno ub xx pro quod coppa</text:p>
      <text:p text:style-name="Standard">3 - n absque puudicio juris conrragi die si quod s debetur</text:p>
      <text:p text:style-name="Standard">4 - notus forestarus valletu domini de Bouilla consensit</text:p>
      <text:p text:style-name="Standard">5 - Guillelmus Picuit Valletus Semii de Pin</text:p>
      <text:p text:style-name="Standard">6 - s e asa ad hodie ib septimoe</text:p>
      <text:p text:style-name="Standard">7 - a consesit</text:p>
      <text:p text:style-name="Standard">8 - Philippus de Sancto Hones dominos de Marisco per magistum Petrum de Ms yone ejus fier et procurator</text:p>
      <text:p text:style-name="Standard"><text:soft-page-break/>9 - consensit quod vident admortuaciones et si quodmortiaciones valeat idntr Giagium</text:p>
      <text:p text:style-name="Standard">10 - procotr quod ipse remaneat in pace / Si antenno sufficiente / faciet libere quod de belio</text:p>
      <text:p text:style-name="Standard">11 - et hoc promisit procurator</text:p>
      <text:p text:style-name="Standard">12 - es et pp</text:p>
      <text:p text:style-name="Standard">13 - dominus Johannes Bouart curatus de Ascheniis snct hiis huce petebatur ab ipso voluit sub per</text:p>
      <text:p text:style-name="Standard">14 - e libras parisienses quod capitulum et qurat summorie et de plano et quod puniatr ad volumm capituli</text:p>
      <text:p text:style-name="Standard">15 - perretur culxabilis et volure</text:p>
      <text:p text:style-name="Standard">16 - anno xxvi die veneris aute festum bi Nicola Hyen capitulantis</text:p>
      <text:p text:style-name="Standard">17 - decano . G. de Laids edone de Serionis P. Cassalid . P. de Chamblac Phili. il. P. de Arpadelli</text:p>
      <text:p text:style-name="Standard">18 - P. de Bagallo</text:p>
      <text:p text:style-name="Standard">19 - cocessum sint grnciese domino Egidio de Senonis quod soror sua $$ qaa in serorem t hcqua</text:p>
      <text:p text:style-name="Standard">20 - c per cros que st mordino. que veratur Johann de Corber</text:p>
      <text:p text:style-name="Standard">=FRAN_0393_09080_L.jpg=</text:p>
      <text:p text:style-name="Standard">1 - Sapn</text:p>
      <text:p text:style-name="Standard">2 - xxvii° die tabbati prses et seso beate Luca</text:p>
      <text:p text:style-name="Standard">3 - quoesla sive dceia eo. B. sacerste beffis et locum s</text:p>
      <text:p text:style-name="Standard">4 - Decano</text:p>
      <text:p text:style-name="Standard">5 - G. Malcondine</text:p>
      <text:p text:style-name="Standard">6 - tcendo ad partes sias ata quod jucer furet deserviuita c</text:p>
      <text:p text:style-name="Standard">7 - tenet vene no quod peterio et ipso hoc promiset vdeiem vde qua</text:p>
      <text:p text:style-name="Standard">8 - G. de Land</text:p>
      <text:p text:style-name="Standard">9 - P. Cnsulii</text:p>
      <text:p text:style-name="Standard">10 - Joh co</text:p>
      <text:p text:style-name="Standard">11 - G. Piqueti</text:p>
      <text:p text:style-name="Standard">12 - P. de Sugello</text:p>
      <text:p text:style-name="Standard">13 - J. de Arpadella</text:p>
      <text:p text:style-name="Standard">14 - ann xxvi die lune pott festi Lurre capitulane libs dominis.</text:p>
      <text:p text:style-name="Standard">15 - Decano</text:p>
      <text:p text:style-name="Standard">16 - magister Guillelmus de Narbonna impetris procet fuit de noti cando</text:p>
      <text:p text:style-name="Standard">17 - Cancellario</text:p>
      <text:p text:style-name="Standard">18 - prebendam magistri Guillermm de Brixia des si debeat</text:p>
      <text:p text:style-name="Standard">19 - do. de Serons</text:p>
      <text:p text:style-name="Standard">20 - Tel</text:p>
      <text:p text:style-name="Standard">21 - G. Beracendi</text:p>
      <text:p text:style-name="Standard">22 - presentibus dominis . renodo Roilia Jacobo de Plevillic</text:p>
      <text:p text:style-name="Standard"><text:soft-page-break/>23 - M. Malqdirt</text:p>
      <text:p text:style-name="Standard">24 - curato Sancti Laberia Baldoyno de Sancto Marcello</text:p>
      <text:p text:style-name="Standard">25 - G. Pha</text:p>
      <text:p text:style-name="Standard">26 - P. Casalis</text:p>
      <text:p text:style-name="Standard">27 - Guillelmo Gudeti. Genpan. Rado de Campis</text:p>
      <text:p text:style-name="Standard">28 - P qla</text:p>
      <text:p text:style-name="Standard">29 - pbend nos et nobis yvme de Curia et. Pl</text:p>
      <text:p text:style-name="Standard">30 - G. de Cornodoyo</text:p>
      <text:p text:style-name="Standard">31 - 1</text:p>
      <text:p text:style-name="Standard">32 - P. de Chabliaco</text:p>
      <text:p text:style-name="Standard">33 - magister P. de Vilanis obtulit pro dome claustle dicti magistri</text:p>
      <text:p text:style-name="Standard">34 - cum onenbite.</text:p>
      <text:p text:style-name="Standard">35 - P. de Villaris</text:p>
      <text:p text:style-name="Standard">36 - ix lb. pai. salvo incheramendo usque</text:p>
      <text:p text:style-name="Standard">37 - Luno</text:p>
      <text:p text:style-name="Standard">38 - Marant</text:p>
      <text:p text:style-name="Standard">39 - P. de Sugelli</text:p>
      <text:p text:style-name="Standard">40 - veneris instanto. infra finem capituli illus dice</text:p>
      <text:p text:style-name="Standard">41 - Jehan de Apadella</text:p>
      <text:p text:style-name="Standard">42 - G. de Voru</text:p>
      <text:p text:style-name="Standard">43 - supplicavent</text:p>
      <text:p text:style-name="Standard">44 - Hodie vicarii ecuam Sanctorum Syon et Johannis $neniarunt$ habere de gortria in quats dic G. habere</text:p>
      <text:p text:style-name="Standard">45 - vvi quantum vini jubet non ircendentes aliquod jus nenum aequiere ec propter hoc privdi</text:p>
      <text:p text:style-name="Standard">46 - ficlo in funturum t si alias hoccer factum fuit et concessu i fuit d</text:p>
      <text:p text:style-name="Standard">47 - present magistro Rora Guiardi . Johanne de Jaliondia public notario et. Cameraris</text:p>
      <text:p text:style-name="Standard">48 - .</text:p>
      <text:p text:style-name="Standard">49 - pluribus aliis</text:p>
      <text:p text:style-name="Standard">50 - dte Capitulo. coram nobis Ynone e x.</text:p>
      <text:p text:style-name="Standard">=FRAN_0393_09081_L.jpg=</text:p>
      <text:p text:style-name="Standard">1 - ten n fest de done Capitulannoil</text:p>
      <text:p text:style-name="Standard">2 - an</text:p>
      <text:p text:style-name="Standard">3 - Johanis de Adegaco renecie domi de Galladia</text:p>
      <text:p text:style-name="Standard">4 - P</text:p>
      <text:p text:style-name="Standard">5 - Guillelmus de Corbiignnaco nepos et heros defuncti magistri Guillelmi de Corbigy</text:p>
      <text:p text:style-name="Standard">6 - J.de Chabliaco</text:p>
      <text:p text:style-name="Standard"><text:soft-page-break/>7 - quondam scolarum Par. regsuvt sibi deliberari vnam huchiam ipsius exist et quidi</text:p>
      <text:p text:style-name="Standard">8 - Vii</text:p>
      <text:p text:style-name="Standard">9 - capituli g et capitulum badit apdion apponebatd</text:p>
      <text:p text:style-name="Standard">10 - de Arpadello</text:p>
      <text:p text:style-name="Standard">11 - se Baldeguo</text:p>
      <text:p text:style-name="Standard">12 - Vullardo de Cardillin</text:p>
      <text:p text:style-name="Standard">13 - et magistro Nclao</text:p>
      <text:p text:style-name="Standard">14 - J. de Sayllo</text:p>
      <text:p text:style-name="Standard">15 - ao xxvi die lune autem na domini capitulantibss</text:p>
      <text:p text:style-name="Standard">16 - no</text:p>
      <text:p text:style-name="Standard">17 - Radlu de Joncheria fiseravit processum et buillad et pr dict eligivsima</text:p>
      <text:p text:style-name="Standard">18 - Succentor</text:p>
      <text:p text:style-name="Standard">19 - de Comodore</text:p>
      <text:p text:style-name="Standard">20 - G. Brra</text:p>
      <text:p text:style-name="Standard">21 - G. Pige</text:p>
      <text:p text:style-name="Standard">22 - P. de Layello</text:p>
      <text:p text:style-name="Standard">23 - J. de Villaris</text:p>
      <text:p text:style-name="Standard">24 - SP. deCl</text:p>
      <text:p text:style-name="Standard">25 - Tharde de Badill</text:p>
      <text:p text:style-name="Standard">26 - n xxvi. die lune qu feso pi</text:p>
      <text:p text:style-name="Standard">27 - Lur</text:p>
      <text:p text:style-name="Standard">28 - datum quod in die epcn</text:p>
      <text:p text:style-name="Standard">29 - Oodeme de Senonis</text:p>
      <text:p text:style-name="Standard">30 - d $ se$ Natulis capitulum mictet id Vallae Sancti Vin</text:p>
      <text:p text:style-name="Standard">31 - G. de Laudri</text:p>
      <text:p text:style-name="Standard">32 - ad recipiendum enformacionem quem perem dominus Hago de Beulla</text:p>
      <text:p text:style-name="Standard">33 - iusd</text:p>
      <text:p text:style-name="Standard">34 - Miles Guerins de Crores et Senines de Vinays senen</text:p>
      <text:p text:style-name="Standard">35 - Brade</text:p>
      <text:p text:style-name="Standard">36 - capituli que empta fuerunt a defuncti domino Philippo de Sancto Homo et</text:p>
      <text:p text:style-name="Standard">37 - P. de APdella</text:p>
      <text:p text:style-name="Standard">38 - dioclsie cum magistro Petero et Philippo Gullelmo notis dicte defuncti pro de e son</text:p>
      <text:p text:style-name="Standard">39 - TH. Blato</text:p>
      <text:p text:style-name="Standard">40 - d Philippo lacte suo</text:p>
      <text:p text:style-name="Standard">41 - p die luno Petrovilla dictu la Herena de de Blesis $vidi$ reltam defuncti de Ymildi el</text:p>
      <text:p text:style-name="Standard">42 - is seror et heres defuncti magistri Nicolui Heronardi quondam canu Sancti Beredicti par</text:p>
      <text:p text:style-name="Standard"><text:soft-page-break/>43 - consensit expresse quod domini decanus et capitulum Par. furunt pro remodio dicti deffncti G</text:p>
      <text:p text:style-name="Standard">44 - testamentum seu ordinacionem prout viderint expedire de bous mebilis</text:p>
      <text:p text:style-name="Standard">45 - viii lb. p</text:p>
      <text:p text:style-name="Standard">46 - Mannele Baldoyno. Camerario laico</text:p>
      <text:p text:style-name="Standard">47 - e Magistro</text:p>
      <text:p text:style-name="Standard">=FRAN_0393_09082_L.jpg=</text:p>
      <text:p text:style-name="Standard">1 - anno xxvi° die mercurii et vigalia cermnss e</text:p>
      <text:p text:style-name="Standard">2 - d dictus dominus G. Piqt rectolit se audivisse de mandaco capituli compotu</text:p>
      <text:p text:style-name="Standard">3 - Cancellario</text:p>
      <text:p text:style-name="Standard">4 - de bono defuncti domini . P. de Monte annum quondam et eecum Par. bnefis eic icolat</text:p>
      <text:p text:style-name="Standard">5 - G. Piqueti</text:p>
      <text:p text:style-name="Standard">6 - eorum dmini vivebat insticrabilis ita qpro restibut xvii lb. x. s. par. solvos e</text:p>
      <text:p text:style-name="Standard">7 - J. de Chamblia</text:p>
      <text:p text:style-name="Standard">8 - ede e illis que debebun oudum demni que pertinebat ad em visiarum de quo residu</text:p>
      <text:p text:style-name="Standard">9 - de Villaris</text:p>
      <text:p text:style-name="Standard">10 - dicti $dmin presentis ordinavent pro comcedio u dicti deffuncti Par. dedere domino Hugo.</text:p>
      <text:p text:style-name="Standard">11 - G. Berrundi</text:p>
      <text:p text:style-name="Standard">12 - co de eulle sit ces fabrici ecclesie Par. iiii lb. dicto die</text:p>
      <text:p text:style-name="Standard">13 - Baillardo de Gailliardi</text:p>
      <text:p text:style-name="Standard">14 - Jacobo de Plobia qi laboravit eca consgats bonorum d en fantibus reperos et</text:p>
      <text:p text:style-name="Standard">15 - ecclesia pracrienis xx s. Baldodno xf. ppert item parperidum et ecclesi xxf.</text:p>
      <text:p text:style-name="Standard">16 - inar</text:p>
      <text:p text:style-name="Standard">17 - ordincorium approbavt fuerit et se teme ve dicts x et promisit solvere debita si que apparerent usqued</text:p>
      <text:p text:style-name="Standard">18 - d dictarum x. lb. par. et eos icaspe ad sibus llig et</text:p>
      <text:p text:style-name="Standard">19 - se Manuelo vdde Gucobo de Plobia Roberto Boiardi</text:p>
      <text:p text:style-name="Standard">20 - die veneris pet commnsibus dominis capitulancibus</text:p>
      <text:p text:style-name="Standard">21 - 4.</text:p>
      <text:p text:style-name="Standard">22 - Decano</text:p>
      <text:p text:style-name="Standard">23 - debr</text:p>
      <text:p text:style-name="Standard">24 - srta viri dominus Philippus de Momayo magister Diocos de Caricuoi domino ladis</text:p>
      <text:p text:style-name="Standard">25 - Cacllario</text:p>
      <text:p text:style-name="Standard">26 - Jicobis de Lbarennis</text:p>
      <text:p text:style-name="Standard">27 - hhid Lobardus Archidiaconus et ecclesia suel</text:p>
      <text:p text:style-name="Standard">28 - Camoro</text:p>
      <text:p text:style-name="Standard">29 - G. Pist</text:p>
      <text:p text:style-name="Standard"><text:soft-page-break/>30 - ad Johannes Peat pas simon</text:p>
      <text:p text:style-name="Standard">31 - ecclesie suesseris appplicanent ed ondi dilb pa</text:p>
      <text:p text:style-name="Standard">32 - P. de Fnello</text:p>
      <text:p text:style-name="Standard">33 - et inspocta lictera sunct itdequeviente capitulum precepit thesavo</text:p>
      <text:p text:style-name="Standard">34 - G. de Laadunie</text:p>
      <text:p text:style-name="Standard">35 - done de Senonis</text:p>
      <text:p text:style-name="Standard">36 - st</text:p>
      <text:p text:style-name="Standard">37 - P. de Chabliaco</text:p>
      <text:p text:style-name="Standard">38 - present magistro G. de Gyano</text:p>
      <text:p text:style-name="Standard">39 - de Villaris</text:p>
      <text:p text:style-name="Standard">40 - Guldo</text:p>
      <text:p text:style-name="Standard">41 - de arp della</text:p>
      <text:p text:style-name="Standard">42 - Et hodie procertus fuit ad magister G. de Gyemo Penelle Gorere Yrexo</text:p>
      <text:p text:style-name="Standard">43 - deffucti</text:p>
      <text:p text:style-name="Standard">44 - Et propter defecrum hredi vel exequit capitulum delibr</text:p>
      <text:p text:style-name="Standard">45 - e accesserunt ad vhes dominus Ste. de Monte farmolio custodines doctum Choss et magister Thor</text:p>
      <text:p text:style-name="Standard">46 - ecm desctut et Johannes de Sabbandia et Vis ibidem quad archa in que erant denar dicti defuncti in</text:p>
      <text:p text:style-name="Standard">47 - cositi et aguras per ipsas magistro Johannem et Tham sigilla sua quibus erat sigills dicta dircre</text:p>
      <text:p text:style-name="Standard">48 - ipsa dircla desoomocto per quemdam sabrum ibidem penn exonctatis fuerunt denarii de dicta archan</text:p>
      <text:p text:style-name="Standard">49 - acceperiet et ar apertaverunt dicti domini $Handulilis de $Seliquer archiiaconi</text:p>
      <text:p text:style-name="Standard">50 - esentis domino decano Parisiensis magistro G. de Guit protrus et domino Johanne de Noa $$ canonico prnune</text:p>
      <text:p text:style-name="Standard">51 - eHulin Polippe sea pas xv et dmicno Johanne de Losqa presbytero in eclesie Par.</text:p>
      <text:p text:style-name="Standard">52 - psss d$</text:p>
      <text:p text:style-name="Standard">53 - in don dicti magistri G. de Gyi presente magistro Johanne de Salbaudiu et magistro G. de Gier</text:p>
      <text:p text:style-name="Standard">54 - domino de in quad archa dicti despu ibidem existente quatuor calices fuermit dmino</text:p>
      <text:p text:style-name="Standard">55 - erant dxmobatur in quad cedula super posita capituli suessine et obligtope x sd ada</text:p>
      <text:p text:style-name="Standard">56 - suerunt loberati per ipsis vigiis flbrs</text:p>
      <text:p text:style-name="Standard">=FRAN_0393_09083_L.jpg=</text:p>
      <text:p text:style-name="Standard">1 - se vire dei mexta magistri P. Casalid pe h</text:p>
      <text:p text:style-name="Standard">2 - present magistro . G. de Gycnro Mannele Vi. de Monteli presbyteris pitoibs</text:p>
      <text:p text:style-name="Standard">3 - Clari</text:p>
      <text:p text:style-name="Standard">4 - Remad</text:p>
      <text:p text:style-name="Standard">5 - canonici sit Stephani et Sancti Benedicti pr emendarunt in capitulo parvo de hoc quod non culs</text:p>
      <text:p text:style-name="Standard">6 - p</text:p>
      <text:p text:style-name="Standard"><text:soft-page-break/>7 - gracia processio econe Parisiensis cunsunt prodie in festo Sante Genovese Eltimo freterit</text:p>
      <text:p text:style-name="Standard">8 - dehublac</text:p>
      <text:p text:style-name="Standard">9 - dm noina sequitur</text:p>
      <text:p text:style-name="Standard">10 - Cipiteriis Sanct Lephani</text:p>
      <text:p text:style-name="Standard">11 - uillu do Redulphus de Fresneyer eud runt ad vel capituli</text:p>
      <text:p text:style-name="Standard">12 - no Lene</text:p>
      <text:p text:style-name="Standard">13 - J. de Fayello</text:p>
      <text:p text:style-name="Standard">14 - Guillelmi de Componbio.</text:p>
      <text:p text:style-name="Standard">15 - et presentes fuerunt terendarunt de non prolado ad vel a</text:p>
      <text:p text:style-name="Standard">16 - G. de Lvd</text:p>
      <text:p text:style-name="Standard">17 - de Aurellanis</text:p>
      <text:p text:style-name="Standard">18 - de CPadella Thob de Sabaudia</text:p>
      <text:p text:style-name="Standard">19 - no xxvi° die venerie pt episcoli capitulantibus</text:p>
      <text:p text:style-name="Standard">20 - Decano</text:p>
      <text:p text:style-name="Standard">21 - Petrus de Bouvrey ipse emrondavt ad violumcutum capituli de quod fuit prsens</text:p>
      <text:p text:style-name="Standard">22 - veni ex proposito neo sut quod molesarendo nc d</text:p>
      <text:p text:style-name="Standard">23 - ore</text:p>
      <text:p text:style-name="Standard">24 - Gullus Casellanus sut ne dct p indco et emodavit ad voluntarem capitul</text:p>
      <text:p text:style-name="Standard">25 - cella</text:p>
      <text:p text:style-name="Standard">26 - re</text:p>
      <text:p text:style-name="Standard">27 - doescl essedit pro Rebertoronse fratre suo far comitisse</text:p>
      <text:p text:style-name="Standard">28 - aligender Johann Reoblignt qurod fco suo vdum genes volutite capituli ad vets it</text:p>
      <text:p text:style-name="Standard">29 - Joha Prions dec CCavelles</text:p>
      <text:p text:style-name="Standard">30 - de de Senrnis</text:p>
      <text:p text:style-name="Standard">31 - lis</text:p>
      <text:p text:style-name="Standard">32 - p set lin Johanne de Sabandia et Ynone de Curia Cabellionibus</text:p>
      <text:p text:style-name="Standard">33 - manuale de Placencia Cado Byeo Baldeyno. G. de Mnbus</text:p>
      <text:p text:style-name="Standard">34 - Nalivenio de Mnc</text:p>
      <text:p text:style-name="Standard">35 - parenin</text:p>
      <text:p text:style-name="Standard">36 - as</text:p>
      <text:p text:style-name="Standard">37 - nno xxvi° die dabbati pot epishoni capitulantibus in revesciario</text:p>
      <text:p text:style-name="Standard">38 - Johannes Poris de Medunta et roconos ves se fuisse et sancto et</text:p>
      <text:p text:style-name="Standard">39 - d</text:p>
      <text:p text:style-name="Standard">40 - e</text:p>
      <text:p text:style-name="Standard">41 - ad voluntatem capituli et se supposuit omni eorum voluntati et ce</text:p>
      <text:p text:style-name="Standard">42 - illud quod sot hoc odinaverunt asin liqu eolanacione s</text:p>
      <text:p text:style-name="Standard"><text:soft-page-break/>43 - *</text:p>
      <text:p text:style-name="Standard">44 - Et de G. Thomas pot</text:p>
      <text:p text:style-name="Standard">45 - ducentarum marcharum argia et e</text:p>
      <text:p text:style-name="Standard">46 - G. de Smabliaco</text:p>
      <text:p text:style-name="Standard">47 - mati petrundu de fuit honc plegium etc.</text:p>
      <text:p text:style-name="Standard">48 - D. de Domodero</text:p>
      <text:p text:style-name="Standard">49 - presente magistro Gullelmo de Gycno</text:p>
      <text:p text:style-name="Standard">50 - P. Cosalis</text:p>
      <text:p text:style-name="Standard">51 - Grandi</text:p>
      <text:p text:style-name="Standard">52 - palmeno de M coneto</text:p>
      <text:p text:style-name="Standard">53 - G. Delo</text:p>
      <text:p text:style-name="Standard">54 - Petro Galol deleris lco</text:p>
      <text:p text:style-name="Standard">55 - de Padelli</text:p>
      <text:p text:style-name="Standard">56 - angraco c t</text:p>
      <text:p text:style-name="Standard">=FRAN_0393_09084_L.jpg=</text:p>
      <text:p text:style-name="Standard">1 - no xxvi° die linegts sest lphanis Captulans</text:p>
      <text:p text:style-name="Standard">2 - peciot de Gedette recignosion e isse mcdo italis ut dt emanda</text:p>
      <text:p text:style-name="Standard">3 - Vecano</text:p>
      <text:p text:style-name="Standard">4 - supposie delintati capitulo et provisit dere sud peno s et pr eritarum a t</text:p>
      <text:p text:style-name="Standard">5 - cantore</text:p>
      <text:p text:style-name="Standard">6 - Succentore</text:p>
      <text:p text:style-name="Standard">7 - present G. do Tyemo. Vlee Jhe de Fate prest ete</text:p>
      <text:p text:style-name="Standard">8 - Cacellario</text:p>
      <text:p text:style-name="Standard">9 - Marge crn dbit fiat nisi infra pascha et hrodie endiane d</text:p>
      <text:p text:style-name="Standard">10 - qu</text:p>
      <text:p text:style-name="Standard">11 - Jhan Cuersa</text:p>
      <text:p text:style-name="Standard">12 - posemodum in domo mei no$ Cuillotus Parril de Medeorcta disserens se fuisse</text:p>
      <text:p text:style-name="Standard">13 - Jha. de Cupadella</text:p>
      <text:p text:style-name="Standard">14 - recogo se dendasse dd xlunt caam</text:p>
      <text:p text:style-name="Standard">15 - P. Berndi</text:p>
      <text:p text:style-name="Standard">16 - G. de Villars</text:p>
      <text:p text:style-name="Standard">17 - Item illa die magister Stephanus de Brencour et magister Duddreas de Pistoris accepto</text:p>
      <text:p text:style-name="Standard">18 - P. de Fuyello</text:p>
      <text:p text:style-name="Standard">19 - diem in statu subspe pacis ad dicem veneris post in causa appillacionis x</text:p>
      <text:p text:style-name="Standard">20 - veneris ipsi acceptavernt die in statu ad hodiet er septimanis</text:p>
      <text:p text:style-name="Standard">21 - ipsa e veno solidie de a dite dc contunuatum fuit px in xv di</text:p>
      <text:p text:style-name="Standard"><text:soft-page-break/>22 - anno xxvi° die mhariii sot festum liaceni Vaoli capitula nbus</text:p>
      <text:p text:style-name="Standard">23 - decoro</text:p>
      <text:p text:style-name="Standard">24 - ad requestum domini. Archidiaconus haberici sut facta gracia tolete de Montauban servici</text:p>
      <text:p text:style-name="Standard">25 - domus Deti por quod recpatur et velet et sororem dicte donis as alias que capitulue</text:p>
      <text:p text:style-name="Standard">26 - cllano</text:p>
      <text:p text:style-name="Standard">27 - ecerat grran et que hbe s hoc liters</text:p>
      <text:p text:style-name="Standard">28 - .G. Piqueti</text:p>
      <text:p text:style-name="Standard">29 - P. de Chambliaco</text:p>
      <text:p text:style-name="Standard">30 - capitulum $$ magistro Herco Johanni de Crenis discrnt et capitulu</text:p>
      <text:p text:style-name="Standard">31 - Obone de Senonis</text:p>
      <text:p text:style-name="Standard">32 - signfd</text:p>
      <text:p text:style-name="Standard">33 - ex parte prepositi Par. quam micterent ad videns deboberari bona de feuncti</text:p>
      <text:p text:style-name="Standard">34 - P Vlli</text:p>
      <text:p text:style-name="Standard">35 - G. Dandi</text:p>
      <text:p text:style-name="Standard">36 - magistri Nicolai Meronart per magistrum regiam. Bandit Yole nou</text:p>
      <text:p text:style-name="Standard">37 - P. de Sugilio</text:p>
      <text:p text:style-name="Standard">38 - dcromittebant de hoc et quod propastus due habebut et cerebat in nan regia</text:p>
      <text:p text:style-name="Standard">39 - de Corolo</text:p>
      <text:p text:style-name="Standard">40 - canquam in supeiari et pro vicis illud q lderet expedire</text:p>
      <text:p text:style-name="Standard">41 - .de Ville</text:p>
      <text:p text:style-name="Standard">42 - J. de Arpadella</text:p>
      <text:p text:style-name="Standard">43 - Gaillardo de Bailhao</text:p>
      <text:p text:style-name="Standard">44 - Jclii magistro. G. de Syano. Budio</text:p>
      <text:p text:style-name="Standard">45 - LLeomas t</text:p>
      <text:p text:style-name="Standard">46 - no xxvi das l'une pot festq d pa e de pore n bat</text:p>
      <text:p text:style-name="Standard">47 - quatemplacione adat</text:p>
      <text:p text:style-name="Standard">48 - Msader qum religorem accernus capitulum cest et de osenat magistri P. de</text:p>
      <text:p text:style-name="Standard">49 - cest demno</text:p>
      <text:p text:style-name="Standard">50 - osent de de Vyeno M. de Ayrca et vd</text:p>
      <text:p text:style-name="Standard">=FRAN_0393_09085_L.jpg=</text:p>
      <text:p text:style-name="Standard">1 - Ane pous sestim p i campinss</text:p>
      <text:p text:style-name="Standard">2 - prv</text:p>
      <text:p text:style-name="Standard">3 - dice et acceptuta ad lune protet brallanes ad reundedu anitate sunt pecitioni capituli</text:p>
      <text:p text:style-name="Standard">4 - l ps quod ipse redeat prebendat de Roseto usque ad summam xilbr c</text:p>
      <text:p text:style-name="Standard">5 - a xxvii die venris p eccces p capitulanolius</text:p>
      <text:p text:style-name="Standard">6 - Johannes de Relacio e liius Marescallius qui euit cuc acutnus misit et procuratore</text:p>
      <text:p text:style-name="Standard"><text:soft-page-break/>7 - primum perius qe confessus fuit fact de vedis et lodis et promisit facere saceri</text:p>
      <text:p text:style-name="Standard">8 - cte</text:p>
      <text:p text:style-name="Standard">9 - de lquud</text:p>
      <text:p text:style-name="Standard">10 - insra die mercuri pet Beminisctere / alionrisa veluit quod de die hodierns exec</text:p>
      <text:p text:style-name="Standard">11 - xiqi</text:p>
      <text:p text:style-name="Standard">12 - de Mpadella</text:p>
      <text:p text:style-name="Standard">13 - de Gaillo</text:p>
      <text:p text:style-name="Standard">14 - N. Bereandi</text:p>
      <text:p text:style-name="Standard">15 - J. de Vuillanis</text:p>
      <text:p text:style-name="Standard">16 - xxvi die sabbati potesto occesim pus et capitulo Par. capitulantibus</text:p>
      <text:p text:style-name="Standard">17 - ipsi decimus et capitulum liberaverunt Thomam prioris a fidejussiore quam fecerat et</text:p>
      <text:p text:style-name="Standard">18 - Laro</text:p>
      <text:p text:style-name="Standard">19 - ipsos pro Johanne prieris nepete suo de Medinca</text:p>
      <text:p text:style-name="Standard">20 - e</text:p>
      <text:p text:style-name="Standard">21 - vnde ipse Johannes Pori se obligant erga ipsos prout prius socbligaverunt et</text:p>
      <text:p text:style-name="Standard">22 - ne fidejusserium canereum capitulo de aliqui habede exists in terra capituli / de. G. lib</text:p>
      <text:p text:style-name="Standard">23 - De Villars</text:p>
      <text:p text:style-name="Standard">24 - pr lli valorem omnei bonorum nebilium que habet et cojisdicione capitul et b</text:p>
      <text:p text:style-name="Standard">25 - Rardo de Schdo</text:p>
      <text:p text:style-name="Standard">26 - et imjont presentibus palmierio de Manioneco / preposito de Spedora dominis regi</text:p>
      <text:p text:style-name="Standard">27 - be</text:p>
      <text:p text:style-name="Standard">28 - de Bardi et ecclesia Sancti Giiani ancisss et Nicolao de Chaoursia in ecclesia Par. Benefii</text:p>
      <text:p text:style-name="Standard">29 - dPadelle</text:p>
      <text:p text:style-name="Standard">30 - prebitenis testibus etc. Et se hoc exo Yvo de cura debeo facere licteras sub signo et sun</text:p>
      <text:p text:style-name="Standard">31 - cune pr</text:p>
      <text:p text:style-name="Standard">32 - o prosisus de sabbatis ante satros cuveres capitulantibus Stano cantore Cancellarors noveti herde Sorvoloro p</text:p>
      <text:p text:style-name="Standard">33 - las Ben . de Arpadella G. Guete. Johannes de Aucassiodorus clericus fuit primo detentus polmo</text:p>
      <text:p text:style-name="Standard">34 - suit recreditusrisque tid diem luvenisis teuit dtet redire in prisioneu firm b p libras etc. et Nicolaus d</text:p>
      <text:p text:style-name="Standard">35 - G Auchia reulamius sefeat de hoc plegium et promisit ipsum reddere in prisione nostra sub pona et lb. par.</text:p>
      <text:p text:style-name="Standard">36 - Symoi Coart de Succiato est receditus et sunt plegii reginaldus ht Adam baillelart decatem de</text:p>
      <text:p text:style-name="Standard">=FRAN_0393_09086_L.jpg=</text:p>
      <text:p text:style-name="Standard">1 - ano xxvi° die venris pote festum beati Gregoni capitulari</text:p>
      <text:p text:style-name="Standard">2 - . Decano</text:p>
      <text:p text:style-name="Standard">3 - magistr . G. de Narhonna accept prebendam Par que sie i</text:p>
      <text:p text:style-name="Standard"><text:soft-page-break/>4 - . Cantore</text:p>
      <text:p text:style-name="Standard">5 - Philippi conversi quondam sumar et collata sut eidem magistrum Franis</text:p>
      <text:p text:style-name="Standard">6 - G. archidiacono ajore</text:p>
      <text:p text:style-name="Standard">7 - G. Archidiacono</text:p>
      <text:p text:style-name="Standard">8 - de montesulconi executorem suum et bent pd</text:p>
      <text:p text:style-name="Standard">9 - Succentore</text:p>
      <text:p text:style-name="Standard">10 - .</text:p>
      <text:p text:style-name="Standard">11 - G. Piqueti</text:p>
      <text:p text:style-name="Standard">12 - P. Casalis</text:p>
      <text:p text:style-name="Standard">13 - G. de Corvodore</text:p>
      <text:p text:style-name="Standard">14 - P. de Fagello prod Casalis p fuit de necerta</text:p>
      <text:p text:style-name="Standard">15 - Thio de Hericione</text:p>
      <text:p text:style-name="Standard">16 - P. de Chambliaco</text:p>
      <text:p text:style-name="Standard">17 - n. Malcondune</text:p>
      <text:p text:style-name="Standard">18 - J. de Arpadella</text:p>
      <text:p text:style-name="Standard">19 - P. de Villars</text:p>
      <text:p text:style-name="Standard">20 - presen dixo minatete e episcopi a officiarim archidiaconi Parisiensis Hannele Vuldgr</text:p>
      <text:p text:style-name="Standard">21 - P. de Sayello</text:p>
      <text:p text:style-name="Standard">22 - G. Bertrandi</text:p>
      <text:p text:style-name="Standard">23 - G. de Landis</text:p>
      <text:p text:style-name="Standard">24 - G. Guete</text:p>
      <text:p text:style-name="Standard">25 - Gaillardo de Gaill</text:p>
      <text:p text:style-name="Standard">26 - Anis de Coissiao et re dico de et dibeta si defecuem in solucione iiii l et in s insia</text:p>
      <text:p text:style-name="Standard">27 - plis ago Petero de Culleli quam cantatu oclsime</text:p>
      <text:p text:style-name="Standard">28 - anno xxvi die dne pe dl mei Splare</text:p>
      <text:p text:style-name="Standard">29 - Decano</text:p>
      <text:p text:style-name="Standard">30 - eice</text:p>
      <text:p text:style-name="Standard">31 - do clauscralis puiendum magistri Phii conversi est pessu magisteri Hago de P</text:p>
      <text:p text:style-name="Standard">32 - absque amplieri licitacione et ex causa pro iiiC lb. par. jux tonorem statuti</text:p>
      <text:p text:style-name="Standard">33 - Cancellario</text:p>
      <text:p text:style-name="Standard">34 - hoc addico et ex causa quod si ipse Hiparum domum per vend vel alas contiget c</text:p>
      <text:p text:style-name="Standard">35 - Piquati</text:p>
      <text:p text:style-name="Standard">36 - P. Casalis</text:p>
      <text:p text:style-name="Standard">37 - el appareret ipsum sed conmitno non posse terie vaum dicte dori rer</text:p>
      <text:p text:style-name="Standard">38 - volinnt conrcetur per nos excunt in emptis resi perpetui adrjores ac</text:p>
      <text:p text:style-name="Standard">39 - H. de Cornodoro</text:p>
      <text:p text:style-name="Standard"><text:soft-page-break/>40 - ad opous unus misse de Sancto Spiritu pro ipse quamcire mgano quolibetecclesia</text:p>
      <text:p text:style-name="Standard">41 - P. de Chimbliaco</text:p>
      <text:p text:style-name="Standard">42 - celebris et ad opuo annaum eidem protet eitu decessum / Et si no nolurt habe</text:p>
      <text:p text:style-name="Standard">43 - P. de Say</text:p>
      <text:p text:style-name="Standard">44 - dinad partum dicti precii et alius nobis remanebit</text:p>
      <text:p text:style-name="Standard">45 - J. de Villaris</text:p>
      <text:p text:style-name="Standard">46 - G. Berrndi</text:p>
      <text:p text:style-name="Standard">47 - J. de Argadella</text:p>
      <text:p text:style-name="Standard">48 - us de $Reuffi est exdi solve magistro G. de Gienio quolibet</text:p>
      <text:p text:style-name="Standard">49 - mense x so. et inapiet piena solucio intur post po</text:p>
      <text:p text:style-name="Standard">50 - cate mercuri post eclesi</text:p>
      <text:p text:style-name="Standard">=FRAN_0393_09087_L.jpg=</text:p>
      <text:p text:style-name="Standard">1 - joms pc testum anumcuroum dicce Caitaehin capitulo par</text:p>
      <text:p text:style-name="Standard">2 - apostolice presenturint quia lita olanstis apostolicam et aliam apertun</text:p>
      <text:p text:style-name="Standard">3 - aibius leceddi dictm ntr secesserem se a capitulo et ipsiu ytredreversis rendit decu quod vele</text:p>
      <text:p text:style-name="Standard">4 - Cancebla</text:p>
      <text:p text:style-name="Standard">5 - lodi ac bsd etc.</text:p>
      <text:p text:style-name="Standard">6 - decore</text:p>
      <text:p text:style-name="Standard">7 - Dcr</text:p>
      <text:p text:style-name="Standard">8 - Lo</text:p>
      <text:p text:style-name="Standard">9 - justinm dies jous ad vendabus vt hoc</text:p>
      <text:p text:style-name="Standard">10 - tenisore</text:p>
      <text:p text:style-name="Standard">11 - de arpidella</text:p>
      <text:p text:style-name="Standard">12 - de Gomando</text:p>
      <text:p text:style-name="Standard">13 - R. D. d Ouilharco</text:p>
      <text:p text:style-name="Standard">14 - presentm. G. de Gyene Crole R. de Losarra cha de Fontee e</text:p>
      <text:p text:style-name="Standard">15 - Fuzél</text:p>
      <text:p text:style-name="Standard">16 - xxvi° die vleis pe p anes dominde capitulannobus</text:p>
      <text:p text:style-name="Standard">17 - dp ei</text:p>
      <text:p text:style-name="Standard">18 - o</text:p>
      <text:p text:style-name="Standard">19 - Roberous de Ma Rignnaco d habebut gu de prebenda et ecclesia Parisnus ancerictata pape. Clemen</text:p>
      <text:p text:style-name="Standard">20 - on</text:p>
      <text:p text:style-name="Standard">21 - publicant processe sum se aceptacione et collacione sibi factua de Yrbedit que vacane per</text:p>
      <text:p text:style-name="Standard">22 - dellirio</text:p>
      <text:p text:style-name="Standard">23 - icere</text:p>
      <text:p text:style-name="Standard"><text:soft-page-break/>24 - magistri Petri de Marrigniaco quadiam canonici et Suebentoru pr</text:p>
      <text:p text:style-name="Standard">25 - de lard</text:p>
      <text:p text:style-name="Standard">26 - receptus suis per capitulum salvo jureoullabet et jurave si fut instullet</text:p>
      <text:p text:style-name="Standard">27 - Gdeci</text:p>
      <text:p text:style-name="Standard">28 - de Chabliaco</text:p>
      <text:p text:style-name="Standard">29 - de Jrhel</text:p>
      <text:p text:style-name="Standard">30 - .Episcopo Belvare</text:p>
      <text:p text:style-name="Standard">31 - sisencibus magistro adro perra canonico Autissensis magistro Petro de Sancto Marcino Canlico Beli</text:p>
      <text:p text:style-name="Standard">32 - A. Vallar</text:p>
      <text:p text:style-name="Standard">33 - G. de Gyeno G. de Mondli . R. de Losarri Baldeyte testibus etc</text:p>
      <text:p text:style-name="Standard">34 - pidi</text:p>
      <text:p text:style-name="Standard">35 - et disbuotibus</text:p>
      <text:p text:style-name="Standard">36 - Anarde</text:p>
      <text:p text:style-name="Standard">37 - ardo de Gullao</text:p>
      <text:p text:style-name="Standard">38 - Etem ipse dedit plegios de resoituendis sruetibus percepts et perrepiens $</text:p>
      <text:p text:style-name="Standard">39 - Commodoro</text:p>
      <text:p text:style-name="Standard">40 - $ h$ ab ipso et eciam redderdu capitulo integre.</text:p>
      <text:p text:style-name="Standard">41 - c</text:p>
      <text:p text:style-name="Standard">42 - consueardinem suam</text:p>
      <text:p text:style-name="Standard">43 - ur</text:p>
      <text:p text:style-name="Standard">44 - isti debent percip</text:p>
      <text:p text:style-name="Standard">45 - Ldiue</text:p>
      <text:p text:style-name="Standard">46 - ncione desceb nomine plegarum que ad sseollgaverint et quamhicbet insolibus etc</text:p>
      <text:p text:style-name="Standard">47 - B.gniaco</text:p>
      <text:p text:style-name="Standard">48 - ajoria de</text:p>
      <text:p text:style-name="Standard">49 - dominus Johannes de Marrignnaco episcopo Belvacen fuut dicti Robera</text:p>
      <text:p text:style-name="Standard">50 - Balucol</text:p>
      <text:p text:style-name="Standard">51 - icciari</text:p>
      <text:p text:style-name="Standard">52 - udi.</text:p>
      <text:p text:style-name="Standard">53 - magister Petrus de Villars Cat Par..</text:p>
      <text:p text:style-name="Standard">54 - gti fanct domino Gailhardo de Gailhaco $de ad ipsius supplicacionem st frunctibus prebendo sue d</text:p>
      <text:p text:style-name="Standard">55 - capitulo dgribius here capitulum. Llbrus et residuum erit dicti Gaillardi</text:p>
      <text:p text:style-name="Standard">=FRAN_0393_09088_L.jpg=</text:p>
      <text:p text:style-name="Standard">1 - eeee e</text:p>
      <text:p text:style-name="Standard"><text:soft-page-break/>2 - 1</text:p>
      <text:p text:style-name="Standard">3 - v</text:p>
      <text:p text:style-name="Standard">=FRAN_0393_09089_L.jpg=</text:p>
      <text:p text:style-name="Standard">1 - .</text:p>
      <text:p text:style-name="Standard">2 - 1</text:p>
      <text:p text:style-name="Standard">3 - qu</text:p>
      <text:p text:style-name="Standard">=FRAN_0393_09090_L.jpg=</text:p>
      <text:p text:style-name="Standard">=FRAN_0393_09091_L.jpg=</text:p>
      <text:p text:style-name="Standard">=FRAN_0393_09092_L.jpg=</text:p>
      <text:p text:style-name="Standard">1 - eee eee</text:p>
      <text:p text:style-name="Standard">=FRAN_0393_09093_L.jpg=</text:p>
      <text:p text:style-name="Standard">1 - uo</text:p>
      <text:p text:style-name="Standard">2 - .</text:p>
      <text:p text:style-name="Standard">3 - Capiltli</text:p>
      <text:p text:style-name="Standard">4 - episcopo</text:p>
      <text:p text:style-name="Standard">5 - a</text:p>
      <text:p text:style-name="Standard">6 - *a</text:p>
      <text:p text:style-name="Standard">7 - ducce</text:p>
      <text:p text:style-name="Standard">8 - G.</text:p>
      <text:p text:style-name="Standard">9 - G</text:p>
      <text:p text:style-name="Standard">=FRAN_0393_09094_L.jpg=</text:p>
      <text:p text:style-name="Standard">1 - nente vo ipsa die jovis asiori ad rendendi numois pape Videlicet die jonis aute Rovospli anno xx</text:p>
      <text:p text:style-name="Standard">2 - Capitulancibus</text:p>
      <text:p text:style-name="Standard">3 - iepso</text:p>
      <text:p text:style-name="Standard">4 - a</text:p>
      <text:p text:style-name="Standard">5 - Cancellario</text:p>
      <text:p text:style-name="Standard">6 - Succentore</text:p>
      <text:p text:style-name="Standard">7 - anno xxvi° die venris at Ramespalis</text:p>
      <text:p text:style-name="Standard">8 - R. de Marrigniaco ocene s etaleis const</text:p>
      <text:p text:style-name="Standard">9 - succentore et Petrum de Villaris canonici Par. et Galdeynem de Si Marcello et dacol</text:p>
      <text:p text:style-name="Standard">10 - eblede do dominis Roge de Bardi et Mchale dArenciaco presbyteris etc.</text:p>
      <text:p text:style-name="Standard">11 - Item ipsa due veneris in capitulo pr.n capitulone binc</text:p>
      <text:p text:style-name="Standard">12 - De Cre</text:p>
      <text:p text:style-name="Standard">13 - episcopus si Navecoenu sine in capitulo et $qoll$ absolvit ad</text:p>
      <text:p text:style-name="Standard">14 - Car</text:p>
      <text:p text:style-name="Standard">15 - excucucuio decanum et Casa Par. a sontentis se quos proculrit et</text:p>
      <text:p text:style-name="Standard"><text:soft-page-break/>16 - llarie</text:p>
      <text:p text:style-name="Standard">17 - P. Archeri vicel Geris sunis sancti privilegis unniversitus cas</text:p>
      <text:p text:style-name="Standard">18 - Succntore</text:p>
      <text:p text:style-name="Standard">19 - G. de Laudi</text:p>
      <text:p text:style-name="Standard">20 - Par. concessarus et dictas suas $e nullas epuntave et quio</text:p>
      <text:p text:style-name="Standard">21 - G. Panti</text:p>
      <text:p text:style-name="Standard">22 - faciendum commisit vicos suis domino cantor</text:p>
      <text:p text:style-name="Standard">23 - de Ponarde</text:p>
      <text:p text:style-name="Standard">24 - Baldeyo Rer</text:p>
      <text:p text:style-name="Standard">25 - de Plarencia et Reginaldo de Losuri prsus cet</text:p>
      <text:p text:style-name="Standard">26 - P. de Fahillo</text:p>
      <text:p text:style-name="Standard">27 - .de Cuells</text:p>
      <text:p text:style-name="Standard">28 - de inquestu facta qun monleus de ebide fue lecc</text:p>
      <text:p text:style-name="Standard">29 - G. Brradi</text:p>
      <text:p text:style-name="Standard">30 - Made de Balhao Cadillani Petrus Loisel isaant proubliter eddicire erga d</text:p>
      <text:p text:style-name="Standard">31 - chque de Novari ob ascent solvend</text:p>
      <text:p text:style-name="Standard">32 - a</text:p>
      <text:p text:style-name="Standard">33 - Pecrus Bourgois</text:p>
      <text:p text:style-name="Standard">34 - fuemnt restione on</text:p>
      <text:p text:style-name="Standard">35 - phe de Sougnaco</text:p>
      <text:p text:style-name="Standard">36 - Lune juri corm cpitulm se hiis s msiere</text:p>
      <text:p text:style-name="Standard">=FRAN_0393_09095_L.jpg=</text:p>
      <text:p text:style-name="Standard">1 - sz</text:p>
      <text:p text:style-name="Standard">2 - du Lue i qu</text:p>
      <text:p text:style-name="Standard">3 - capitulo Par.n</text:p>
      <text:p text:style-name="Standard">4 - nunor propilis resinderunt potestatoene rc p. vdi usid et pd</text:p>
      <text:p text:style-name="Standard">5 - episcopo</text:p>
      <text:p text:style-name="Standard">6 - a dominos. episcopo et capitulo Par. etc.</text:p>
      <text:p text:style-name="Standard">7 - Naro</text:p>
      <text:p text:style-name="Standard">8 - ecenciario</text:p>
      <text:p text:style-name="Standard">9 - .</text:p>
      <text:p text:style-name="Standard">10 - Manuele de plaiena R de L</text:p>
      <text:p text:style-name="Standard">11 - .</text:p>
      <text:p text:style-name="Standard">12 - de Valanis</text:p>
      <text:p text:style-name="Standard">13 - Bertrandi</text:p>
      <text:p text:style-name="Standard">14 - de Ponrardo</text:p>
      <text:p text:style-name="Standard"><text:soft-page-break/>15 - .</text:p>
      <text:p text:style-name="Standard">16 - d p hmredo capitulanal</text:p>
      <text:p text:style-name="Standard">17 - om magistri . P. de Vico insumanie appellaniam perit apostulcs etc</text:p>
      <text:p text:style-name="Standard">18 - decis et capitulum Bsdemon sic communia</text:p>
      <text:p text:style-name="Standard">19 - magistro R. de Viardi e desarta et Sent de Goncefii</text:p>
      <text:p text:style-name="Standard">20 - no</text:p>
      <text:p text:style-name="Standard">=FRAN_0393_09096_L.jpg=</text:p>
      <text:p text:style-name="Standard">1 - nno. xxvii de se da</text:p>
      <text:p text:style-name="Standard">2 - arie</text:p>
      <text:p text:style-name="Standard">3 - sus magister Alannis de Ponam comparue ad veisi</text:p>
      <text:p text:style-name="Standard">4 - e</text:p>
      <text:p text:style-name="Standard">5 - sona et plegios et ipsis exansat dicendosit d e rector et dulans et alii</text:p>
      <text:p text:style-name="Standard">6 - rencrie</text:p>
      <text:p text:style-name="Standard">7 - de sceterunt il</text:p>
      <text:p text:style-name="Standard">8 - de Comolos</text:p>
      <text:p text:style-name="Standard">9 - Dlaud</text:p>
      <text:p text:style-name="Standard">10 - de arpa alii</text:p>
      <text:p text:style-name="Standard">11 - de Govando</text:p>
      <text:p text:style-name="Standard">12 - Mng du de dyero emdant ad volume ipluli de Sancteqpro aone de $Cf chosare dec</text:p>
      <text:p text:style-name="Standard">13 - preso T. Viardi</text:p>
      <text:p text:style-name="Standard">14 - G. de Vyane</text:p>
      <text:p text:style-name="Standard">15 - R. de Losare</text:p>
      <text:p text:style-name="Standard">16 - Bardeono</text:p>
      <text:p text:style-name="Standard">17 - Cuanolar</text:p>
      <text:p text:style-name="Standard">18 - oo xxvii° die mercuri prt canture capitulantis</text:p>
      <text:p text:style-name="Standard">19 - etano</text:p>
      <text:p text:style-name="Standard">20 - scolaris emendavt Perrecto Grenno / et in combi se veluitati capituli suppose</text:p>
      <text:p text:style-name="Standard">21 - ad suppbccoc Dictoris supplica</text:p>
      <text:p text:style-name="Standard">22 - er</text:p>
      <text:p text:style-name="Standard">23 - jurine ceere ordinacione rgituli Et capitulu invinxat sibi pro penendia</text:p>
      <text:p text:style-name="Standard">24 - atei$</text:p>
      <text:p text:style-name="Standard">25 - ipse necsi iv sum oranium et pareguecione et facta fide eis quod ipse feterit derm</text:p>
      <text:p text:style-name="Standard">26 - delliaio</text:p>
      <text:p text:style-name="Standard">27 - redam ad quam tenebatur ludibi ad salbari de puler becemem qua</text:p>
      <text:p text:style-name="Standard">28 - Penitenciario</text:p>
      <text:p text:style-name="Standard">29 - pentenciam / id vecter nomne universitatis graca et finmorebilem accep</text:p>
      <text:p text:style-name="Standard"><text:soft-page-break/>30 - G. de Laud</text:p>
      <text:p text:style-name="Standard">31 - eoiam id siolad causa procise recepeit $e$ present dicto recono magistr</text:p>
      <text:p text:style-name="Standard">32 - J. de Comdo</text:p>
      <text:p text:style-name="Standard">33 - de dacia quo rectare magistro Alano de Propepondrd ditu eri aoe</text:p>
      <text:p text:style-name="Standard">34 - G. Paquet</text:p>
      <text:p text:style-name="Standard">35 - presente ad hoc $magistra. Baldoymor de Sancto Marcelle . G. de Gyc</text:p>
      <text:p text:style-name="Standard">36 - J. de Arpadella</text:p>
      <text:p text:style-name="Standard">37 - R. de Losdn Cest e Meyame et me P. de Lem.</text:p>
      <text:p text:style-name="Standard">38 - de Romordi</text:p>
      <text:p text:style-name="Standard">39 - des domini cacellarii diacr quer propacu de pocissous et contra Thomam Angilie de</text:p>
      <text:p text:style-name="Standard">40 - Villa nova / ad quodemu instique act cum juliace q</text:p>
      <text:p text:style-name="Standard">41 - penti et Thoma p de / ac billemio oldelar</text:p>
      <text:p text:style-name="Standard">42 - x</text:p>
      <text:p text:style-name="Standard">=FRAN_0393_09097_L.jpg=</text:p>
      <text:p text:style-name="Standard">1 - *</text:p>
      <text:p text:style-name="Standard">2 - dilne d e</text:p>
      <text:p text:style-name="Standard">3 - a fu</text:p>
      <text:p text:style-name="Standard">4 - ecclesia suessign exists et chisno et domo mat</text:p>
      <text:p text:style-name="Standard">5 - sz</text:p>
      <text:p text:style-name="Standard">6 - Le</text:p>
      <text:p text:style-name="Standard">7 - arrestita et desigillata et deliberare exgatoribus te et annovit ea</text:p>
      <text:p text:style-name="Standard">8 - l</text:p>
      <text:p text:style-name="Standard">9 - ssuam de dictis bons et deputaro magistro G. de Pomierdo et G. Braudi ad vndeat de</text:p>
      <text:p text:style-name="Standard">10 - que accesservnt pt pradium ad dorum magistri Guillelmi de Gyerno ula ert alius pre</text:p>
      <text:p text:style-name="Standard">11 - de Ponaid</text:p>
      <text:p text:style-name="Standard">12 - et insperco mentario facto alias de ipsis bonis per thomam de dicto mdium et Johann de</text:p>
      <text:p text:style-name="Standard">13 - publices noca / in tenta fuerunt in ipsa domo omnia illa bena que ibud fuerunt Dei</text:p>
      <text:p text:style-name="Standard">14 - sy</text:p>
      <text:p text:style-name="Standard">15 - tenorem dicti c etarii exrapco lite psalterie sub peoro vi l. quod suam tdim</text:p>
      <text:p text:style-name="Standard">16 - de mPasella</text:p>
      <text:p text:style-name="Standard">17 - d. G. Hospici defunctis pro hoc quod debebatur eidem et excepco quoda lienario quod fuin</text:p>
      <text:p text:style-name="Standard">18 - G. Vied</text:p>
      <text:p text:style-name="Standard">19 - de qui cum erat ibi et exceptis quibus lat aphlis con fuerant oblioatos prol. lb</text:p>
      <text:p text:style-name="Standard">20 - redempci et pecunia eut ibi et excepes caliabi ecce suessirus obligacioni pro xx</text:p>
      <text:p text:style-name="Standard">21 - ad maciuam restitut de mandaco capituli par. capitulo biessis. Item ein thesaure et</text:p>
      <text:p text:style-name="Standard">22 - fuerunt ea hoc ib fuerunt dependa omni et sigula / exocpos ducente librus cui</text:p>
      <text:p text:style-name="Standard"><text:soft-page-break/>23 - capitulo sressoum per capitulum Parisiene pro legaco es facto et pro debite quod eis debibatum et ac</text:p>
      <text:p text:style-name="Standard">24 - de eo missurum de mond capituli par. esndidart et quass exeputs dictu bona dei si</text:p>
      <text:p text:style-name="Standard">25 - ctent</text:p>
      <text:p text:style-name="Standard">26 - ent e duene presents Johanne Machefet P. de Vons</text:p>
      <text:p text:style-name="Standard">27 - t Symone de Vogarig doparia</text:p>
      <text:p text:style-name="Standard">28 - xiii° die lune are festum Astecionrim / capitulanitibus</text:p>
      <text:p text:style-name="Standard">29 - J. de Meben</text:p>
      <text:p text:style-name="Standard">30 - penitenciarius Thomiit capellanum Sancti Remagri et paetr prus ut infra ande p</text:p>
      <text:p text:style-name="Standard">31 - extra manum / septem libraum pr vl cate reddis et quis deret apud Viviacum feode</text:p>
      <text:p text:style-name="Standard">32 - rclre</text:p>
      <text:p text:style-name="Standard">33 - icellarro</text:p>
      <text:p text:style-name="Standard">34 - ne et reisivt dominos decanum et capitulu G. fier filee no</text:p>
      <text:p text:style-name="Standard">35 - e Venciario</text:p>
      <text:p text:style-name="Standard">36 - l</text:p>
      <text:p text:style-name="Standard">37 - mate quam nonore acceptanonus det domini decet pil et</text:p>
      <text:p text:style-name="Standard">38 - J.quet</text:p>
      <text:p text:style-name="Standard">39 - l oe quomcistsra dictu terminum possit fieri fides de admora</text:p>
      <text:p text:style-name="Standard">40 - de arpadella</text:p>
      <text:p text:style-name="Standard">41 - pro isi penitenciariis possit letate dicte vdit et de coletur</text:p>
      <text:p text:style-name="Standard">42 - Seaello</text:p>
      <text:p text:style-name="Standard">43 - carim et capitulum ac capellaniem hoc de cenates dicto cacillario et e</text:p>
      <text:p text:style-name="Standard">44 - capellanm servorent et dempnes ad ipse e c</text:p>
      <text:p text:style-name="Standard">45 - n pro recdionem psis sedi ipsiuum Cap</text:p>
      <text:p text:style-name="Standard">46 - Magistri Petri de Mua</text:p>
      <text:p text:style-name="Standard">47 - ad hoc mragistro Perro Cilum</text:p>
      <text:p text:style-name="Standard">48 - olat quod stade suo p</text:p>
      <text:p text:style-name="Standard">49 - Guillelmo Hu</text:p>
      <text:p text:style-name="Standard">50 - dian Pari e clerico cossi Curmolai et ilibus alis</text:p>
      <text:p text:style-name="Standard">51 - rerescions capitulo famul</text:p>
      <text:p text:style-name="Standard">52 - Et Hodie Gaverais vga er d</text:p>
      <text:p text:style-name="Standard">53 - dchdic p</text:p>
      <text:p text:style-name="Standard">54 - quem incarrero ene / Eoera de prouligis e</text:p>
      <text:p text:style-name="Standard">55 - quoad juredicionem sa de fl</text:p>
      <text:p text:style-name="Standard">56 - a op die veneris per perchi Yvo dies Angliois Bruco suit recreditrs usque ad et</text:p>
      <text:p text:style-name="Standard">57 - est plegiis de icadd condomim ad diem venrjusti ad J magister Alai d</text:p>
      <text:p text:style-name="Standard"><text:soft-page-break/>=FRAN_0393_09098_L.jpg=</text:p>
      <text:p text:style-name="Standard">1 - xxviii die maercui o ludici capitulantibus</text:p>
      <text:p text:style-name="Standard">2 - 2</text:p>
      <text:p text:style-name="Standard">3 - visa ienquesta ipsi recredidorunt per clausorem et ecclesia hamonem le Condeur clericum decenti</text:p>
      <text:p text:style-name="Standard">4 - no</text:p>
      <text:p text:style-name="Standard">5 - A</text:p>
      <text:p text:style-name="Standard">6 - pro suspicione homiadi et personum novie sue qui jurane promisit per juris et sub peni</text:p>
      <text:p text:style-name="Standard">7 - lnnicionis et sub pena essede quicum de $fancto scune juri corum capitulo et conere prisier</text:p>
      <text:p text:style-name="Standard">8 - ls</text:p>
      <text:p text:style-name="Standard">9 - pr claustrem et ecclesia quousque sunam suunt lata veliant pro ipso valet que ipsi</text:p>
      <text:p text:style-name="Standard">10 - de Cornedoro</text:p>
      <text:p text:style-name="Standard">11 - Macri Mannele de Placencia R. de Losaria et Cuvermo laico</text:p>
      <text:p text:style-name="Standard">12 - peserd Lorar</text:p>
      <text:p text:style-name="Standard">13 - J. de Ponardo</text:p>
      <text:p text:style-name="Standard">14 - Carpadella</text:p>
      <text:p text:style-name="Standard">15 - Berradi</text:p>
      <text:p text:style-name="Standard">16 - de Fagello</text:p>
      <text:p text:style-name="Standard">17 - Anno xxxii die veneris post festum Sancti Sucrviti altarum hora veppercaini capitulantibus</text:p>
      <text:p text:style-name="Standard">18 - o</text:p>
      <text:p text:style-name="Standard">19 - incellecto facto domini Gullelmum Pudeci Qucura Sincti Dyni sx de Possu</text:p>
      <text:p text:style-name="Standard">20 - ore</text:p>
      <text:p text:style-name="Standard">21 - in curia domana dicebat in sua tousim se habere age considerite co</text:p>
      <text:p text:style-name="Standard">22 - ttentore</text:p>
      <text:p text:style-name="Standard">23 - et pervisaciam dedimus adem liconriam eundi ad dictam ouriam et esfadda c</text:p>
      <text:p text:style-name="Standard">24 - tro Casallis</text:p>
      <text:p text:style-name="Standard">25 - quod redeat praotiuis commode possit presentum Mannele et R. de Lesara</text:p>
      <text:p text:style-name="Standard">26 - Jo. de Faillo.</text:p>
      <text:p text:style-name="Standard">27 - Anio Benardi</text:p>
      <text:p text:style-name="Standard">28 - J. de Sydille</text:p>
      <text:p text:style-name="Standard">29 - gon de Poniardo</text:p>
      <text:p text:style-name="Standard">30 - Item incellao facto Ryaon de Corborosi de hoc quod Annotus Marchaeri</text:p>
      <text:p text:style-name="Standard">31 - Carsas prisionanus sipud Corboiosum suguit pronunciamus dominu m</text:p>
      <text:p text:style-name="Standard">32 - up Einnorecm rende ipsius quitamus de cibus</text:p>
      <text:p text:style-name="Standard">=FRAN_0393_09099_L.jpg=</text:p>
      <text:p text:style-name="Standard">1 - d festam nac beti Johannis Bay CMar</text:p>
      <text:p text:style-name="Standard">2 - Eichael germe conserisit quod causa noste ipsium et</text:p>
      <text:p text:style-name="Standard"><text:soft-page-break/>3 - o</text:p>
      <text:p text:style-name="Standard">4 - audiasi de terat et terrent Parisius pet</text:p>
      <text:p text:style-name="Standard">5 - Succentore</text:p>
      <text:p text:style-name="Standard">6 - P. de Siselli</text:p>
      <text:p text:style-name="Standard">7 - llis</text:p>
      <text:p text:style-name="Standard">8 - anno xxvii° Biedininta apesorum</text:p>
      <text:p text:style-name="Standard">9 - Johannis Baptite Capitlanelli</text:p>
      <text:p text:style-name="Standard">10 - Decano</text:p>
      <text:p text:style-name="Standard">11 - $$ magister Davidus scetus Recter universis Parsis access</text:p>
      <text:p text:style-name="Standard">12 - Catore</text:p>
      <text:p text:style-name="Standard">13 - ad capitulum cum pluribus bedellis et cum magistro Dhonsio de Ordemio</text:p>
      <text:p text:style-name="Standard">14 - Cadellario</text:p>
      <text:p text:style-name="Standard">15 - u augustinorum doctore in Cherleyis magistris Oliverio do</text:p>
      <text:p text:style-name="Standard">16 - Succentore</text:p>
      <text:p text:style-name="Standard">17 - domino et Guidonaro et$ Huone do Cordeles et pluribus aliu</text:p>
      <text:p text:style-name="Standard">18 - Pencenciario</text:p>
      <text:p text:style-name="Standard">19 - Magistris et dyxunt pro universitas mirabatur de hoc quod decanus et caililim san</text:p>
      <text:p text:style-name="Standard">20 - P. Casulis</text:p>
      <text:p text:style-name="Standard">21 - cr coram ve</text:p>
      <text:p text:style-name="Standard">22 - g</text:p>
      <text:p text:style-name="Standard">23 - G. de Laud</text:p>
      <text:p text:style-name="Standard">24 - de Champso clericum scolarium</text:p>
      <text:p text:style-name="Standard">25 - vacalinum in cheolagia et eecomitau et requisiverunt capitulum u trg de hoc voloi</text:p>
      <text:p text:style-name="Standard">26 - G. de Touedoio</text:p>
      <text:p text:style-name="Standard">27 - Sancte Mar hoc eset nos</text:p>
      <text:p text:style-name="Standard">28 - veel quod placet eis informare universitatio de privilec</text:p>
      <text:p text:style-name="Standard">29 - de Arpadella</text:p>
      <text:p text:style-name="Standard">30 - si que super hoc habebant</text:p>
      <text:p text:style-name="Standard">31 - Quibus etiedit capitulum quod ipsi habent omndm</text:p>
      <text:p text:style-name="Standard">32 - uridicionem ommodam sptil et timpolle in eorum clausao Parinsus et in dobi</text:p>
      <text:p text:style-name="Standard">33 - G. de Nugelli</text:p>
      <text:p text:style-name="Standard">34 - ibide sive suis lerica sunt laici</text:p>
      <text:p text:style-name="Standard">35 - P. de Marrigerco</text:p>
      <text:p text:style-name="Standard">36 - +</text:p>
      <text:p text:style-name="Standard">37 - anno xxvii° die crustina festi Narinti beati Johannis Bapitiste et capitulo generali capelanie</text:p>
      <text:p text:style-name="Standard">38 - d.</text:p>
      <text:p text:style-name="Standard"><text:soft-page-break/>39 - P. de Villains</text:p>
      <text:p text:style-name="Standard">40 - A. Decano</text:p>
      <text:p text:style-name="Standard">41 - H. de Ponardo</text:p>
      <text:p text:style-name="Standard">42 - C re</text:p>
      <text:p text:style-name="Standard">43 - P. de Arpadella</text:p>
      <text:p text:style-name="Standard">44 - G. Buecentore</text:p>
      <text:p text:style-name="Standard">45 - G. Bertrandi</text:p>
      <text:p text:style-name="Standard">46 - dacillario</text:p>
      <text:p text:style-name="Standard">47 - P. de Feyello</text:p>
      <text:p text:style-name="Standard">48 - L. de Corodis</text:p>
      <text:p text:style-name="Standard">49 - P. . sali</text:p>
      <text:p text:style-name="Standard">50 - G. de Cardilhaco</text:p>
      <text:p text:style-name="Standard">51 - P. J. Condeco</text:p>
      <text:p text:style-name="Standard">52 - R. de Marrigniaco</text:p>
      <text:p text:style-name="Standard">53 - G. iquet</text:p>
      <text:p text:style-name="Standard">54 - G. elaudr</text:p>
      <text:p text:style-name="Standard">55 - Senonis</text:p>
      <text:p text:style-name="Standard">56 - haliaco</text:p>
      <text:p text:style-name="Standard">57 - se Chierici Johanne de Gabaudia . P. de Lemonies et Yvone de Cura publicos nec Baldi</text:p>
      <text:p text:style-name="Standard">58 - l d l d loin pb ch</text:p>
      <text:p text:style-name="Standard">=FRAN_0393_09100_L.jpg=</text:p>
      <text:p text:style-name="Standard">1 - anno xxviii° die veneris ptre festum licterum Pet et Parli apostolorum / capitulanalius</text:p>
      <text:p text:style-name="Standard">2 - 2</text:p>
      <text:p text:style-name="Standard">3 - magistro Petri de Castaneco</text:p>
      <text:p text:style-name="Standard">4 - Decano.</text:p>
      <text:p text:style-name="Standard">5 - G. de Montibus</text:p>
      <text:p text:style-name="Standard">6 - . Cantore</text:p>
      <text:p text:style-name="Standard">7 - Manuele de Placencia</text:p>
      <text:p text:style-name="Standard">8 - . Cancellario</text:p>
      <text:p text:style-name="Standard">9 - .G. de Gyenno.</text:p>
      <text:p text:style-name="Standard">10 - G. Piqueti</text:p>
      <text:p text:style-name="Standard">11 - H. de Comodoro</text:p>
      <text:p text:style-name="Standard">12 - magister Johannes de Achiis Recter ad preses unvelsues asseruit quod ve</text:p>
      <text:p text:style-name="Standard">13 - Johanne de Arpadella</text:p>
      <text:p text:style-name="Standard">14 - ex parte universitatis ad audiendum rpersionem empiuli sanct $ eo quod furnt supplicatum</text:p>
      <text:p text:style-name="Standard">15 - H. de Ponrtardo</text:p>
      <text:p text:style-name="Standard"><text:soft-page-break/>16 - supersedere a processu incheato contra nagtum</text:p>
      <text:p text:style-name="Standard">17 - de Comis clerico sacto</text:p>
      <text:p text:style-name="Standard">18 - borem Par. vel quod minstrerentur eis privilegis capituli vncuto quorum entedel</text:p>
      <text:p text:style-name="Standard">19 - procodere / et reissive ut hoc fioret / cui capituli reendit.</text:p>
      <text:p text:style-name="Standard">20 - ano xxvii° die lune pststo mste curci estinals Capitulancia</text:p>
      <text:p text:style-name="Standard">21 - Receptio Canonici</text:p>
      <text:p text:style-name="Standard">22 - . Decano</text:p>
      <text:p text:style-name="Standard">23 - Magstr Vuvicennus Le Creveille . fue receptius ad prebendum</text:p>
      <text:p text:style-name="Standard">24 - Cantorre</text:p>
      <text:p text:style-name="Standard">25 - ssut magistri G. de Brixi</text:p>
      <text:p text:style-name="Standard">26 - . archidiacono Horico</text:p>
      <text:p text:style-name="Standard">27 - .Cancellario</text:p>
      <text:p text:style-name="Standard">28 - Suecentore</text:p>
      <text:p text:style-name="Standard">29 - G. Piqueti</text:p>
      <text:p text:style-name="Standard">30 - present mragistre R. Viardi</text:p>
      <text:p text:style-name="Standard">31 - P. Casillis</text:p>
      <text:p text:style-name="Standard">32 - E. de Comodoro</text:p>
      <text:p text:style-name="Standard">33 - Egidio de Senenis</text:p>
      <text:p text:style-name="Standard">34 - P. de Cpadella</text:p>
      <text:p text:style-name="Standard">35 - .G. de Gyeno.</text:p>
      <text:p text:style-name="Standard">36 - G. de Orondibus</text:p>
      <text:p text:style-name="Standard">37 - C. Dtrandi</text:p>
      <text:p text:style-name="Standard">38 - R. de Losarra</text:p>
      <text:p text:style-name="Standard">=FRAN_0393_09101_L.jpg=</text:p>
      <text:p text:style-name="Standard">1 - xviii° die mercurii peto sesta beati Martini estivalis capitulaniibus</text:p>
      <text:p text:style-name="Standard">2 - Svu Cillhe</text:p>
      <text:p text:style-name="Standard">3 - Decano</text:p>
      <text:p text:style-name="Standard">4 - Decus Poncelli fine ercepte ad prb la que sine deffuncti plie</text:p>
      <text:p text:style-name="Standard">5 - per agym. J. Pacandi et procurator</text:p>
      <text:p text:style-name="Standard">6 - J. cellaro</text:p>
      <text:p text:style-name="Standard">7 - assilis</text:p>
      <text:p text:style-name="Standard">8 - ssea magistro Bieno de Bllerz archidiaconus et Bea loc</text:p>
      <text:p text:style-name="Standard">9 - J. de Temodore</text:p>
      <text:p text:style-name="Standard">10 - magistro Jacobo Benssellea eara Laud Johanne de Sabandi</text:p>
      <text:p text:style-name="Standard">11 - G. Paquet</text:p>
      <text:p text:style-name="Standard">12 - Rudeo Mongtenci magistro Johanni de Sancto Marcello. R.</text:p>
      <text:p text:style-name="Standard"><text:soft-page-break/>13 - G. Berrenti</text:p>
      <text:p text:style-name="Standard">14 - Losarri Seephin de Monte fimolio . Bal doyno de Sancto Donini</text:p>
      <text:p text:style-name="Standard">15 - Videcio Trunaille</text:p>
      <text:p text:style-name="Standard">16 - Cello</text:p>
      <text:p text:style-name="Standard">17 - J. de Arpadella</text:p>
      <text:p text:style-name="Standard">18 - Ruset fuit cunce. Recrori atm magistro</text:p>
      <text:p text:style-name="Standard">19 - Phieo de Mebol</text:p>
      <text:p text:style-name="Standard">20 - et liedellis ibud exast</text:p>
      <text:p text:style-name="Standard">21 - oo de Fagello</text:p>
      <text:p text:style-name="Standard">22 - nnno xxvii° die veneris protet pessonis beati harc estrial apostolaum alti</text:p>
      <text:p text:style-name="Standard">23 - Decano</text:p>
      <text:p text:style-name="Standard">24 - se domino Stephano de Mon efrelio</text:p>
      <text:p text:style-name="Standard">25 - Cacere</text:p>
      <text:p text:style-name="Standard">26 - Baldoyno de Sancto Marcello</text:p>
      <text:p text:style-name="Standard">27 - de Lhare</text:p>
      <text:p text:style-name="Standard">28 - Scontere</text:p>
      <text:p text:style-name="Standard">29 - domino Jacebo de Plombra presbytero.</text:p>
      <text:p text:style-name="Standard">30 - G. Viquet</text:p>
      <text:p text:style-name="Standard">31 - G. de Couodero</text:p>
      <text:p text:style-name="Standard">32 - Vicencio Cumeille</text:p>
      <text:p text:style-name="Standard">33 - P. de Kagello</text:p>
      <text:p text:style-name="Standard">34 - J. de Arpadella</text:p>
      <text:p text:style-name="Standard">35 - anno evonerio die sablum pserao festum canslacius beati Benedictis eensies julii capitulantibus in fero in capella domini eidem</text:p>
      <text:p text:style-name="Standard">36 - cecu</text:p>
      <text:p text:style-name="Standard">37 - magistri Vicencius Cavallle recogis se cmisse a domino Hugone de Ponrardo</text:p>
      <text:p text:style-name="Standard">38 - deanio</text:p>
      <text:p text:style-name="Standard">39 - domum elaristralem quam id Hugo cenebat aequam enverat domum que s magisteri</text:p>
      <text:p text:style-name="Standard">40 - Dancere</text:p>
      <text:p text:style-name="Standard">41 - Philipi cunversi</text:p>
      <text:p text:style-name="Standard">42 - enarro</text:p>
      <text:p text:style-name="Standard">43 - pro lx lb. pr et recegnovit se teneurm ad omnos reperac</text:p>
      <text:p text:style-name="Standard">44 - dencore</text:p>
      <text:p text:style-name="Standard">45 - $$ vircute contracionis / quos repariciones promisit secone / se obligacione te</text:p>
      <text:p text:style-name="Standard">46 - G. Piqueci</text:p>
      <text:p text:style-name="Standard">=FRAN_0393_09102_L.jpg=</text:p>
      <text:p text:style-name="Standard"><text:soft-page-break/>1 - dine haun just est dies cont majore de Capella Scyo at c he ede vaston</text:p>
      <text:p text:style-name="Standard">2 - u eibem qu die vonid pes festum beati Mencriu estiat</text:p>
      <text:p text:style-name="Standard">3 - nno xxvii° die veneris poeia festum lictere Marie Magisteri capitulantibus</text:p>
      <text:p text:style-name="Standard">4 - Canca</text:p>
      <text:p text:style-name="Standard">5 - ad petru Pornelli in sua propa primfie dce</text:p>
      <text:p text:style-name="Standard">6 - Succentore</text:p>
      <text:p text:style-name="Standard">7 - ad prebendum par et fecit jmaentom et sut</text:p>
      <text:p text:style-name="Standard">8 - P. de Villarrs</text:p>
      <text:p text:style-name="Standard">9 - G. Piqueti</text:p>
      <text:p text:style-name="Standard">10 - iscallatis in choro et cano</text:p>
      <text:p text:style-name="Standard">11 - Odone de Genons</text:p>
      <text:p text:style-name="Standard">12 - H. de Comodoro</text:p>
      <text:p text:style-name="Standard">13 - G. de Landi</text:p>
      <text:p text:style-name="Standard">14 - P. de Kayello</text:p>
      <text:p text:style-name="Standard">15 - J. de Arpadella</text:p>
      <text:p text:style-name="Standard">16 - pesen Baldoyno de Santro Mad</text:p>
      <text:p text:style-name="Standard">17 - P. de Marrigniaco</text:p>
      <text:p text:style-name="Standard">18 - G. de Nroncbu</text:p>
      <text:p text:style-name="Standard">19 - G. Bertrandi</text:p>
      <text:p text:style-name="Standard">20 - Bricio Gacri</text:p>
      <text:p text:style-name="Standard">21 - Macheo de Procrmaria</text:p>
      <text:p text:style-name="Standard">22 - R. de Jsaria</text:p>
      <text:p text:style-name="Standard">23 - P. Pourelli</text:p>
      <text:p text:style-name="Standard">24 - R. Mengenti</text:p>
      <text:p text:style-name="Standard">25 - Cnno xxvii° dio Charrii per fes petr ad Laceulam capitulis clicet</text:p>
      <text:p text:style-name="Standard">26 - Succentore</text:p>
      <text:p text:style-name="Standard">27 - Johanne Bracarre haberis grate a sede ipstolia de Macolaria laicali $fue</text:p>
      <text:p text:style-name="Standard">28 - Candellario</text:p>
      <text:p text:style-name="Standard">29 - receptus / salvo jure cuus libet / et prestitit juramentum / jurrvit ecclesia</text:p>
      <text:p text:style-name="Standard">30 - G. de Laudi</text:p>
      <text:p text:style-name="Standard">31 - reddere fructus quods recipiet in omni ppareret ipsum non habere s</text:p>
      <text:p text:style-name="Standard">32 - J. de Arpadella</text:p>
      <text:p text:style-name="Standard">33 - etc.</text:p>
      <text:p text:style-name="Standard">34 - G. de Cornedoro</text:p>
      <text:p text:style-name="Standard">35 - G. Piqueti</text:p>
      <text:p text:style-name="Standard">36 - presentibus domino Stephano de Monto Frmelio Mannele de Placenia G.</text:p>
      <text:p text:style-name="Standard"><text:soft-page-break/>37 - G. de Ponrardo</text:p>
      <text:p text:style-name="Standard">38 - de mpsontibus Baldoyno de Sancto Marcello etc.</text:p>
      <text:p text:style-name="Standard">39 - P. de Soyello</text:p>
      <text:p text:style-name="Standard">40 - Iem illa dio rector venit cum plribus magistris scelaribus et Bedellio</text:p>
      <text:p text:style-name="Standard">41 - Matheo de Pictavinaria</text:p>
      <text:p text:style-name="Standard">42 - venit ne dicis / et reisie da videbret quod daretur universitati</text:p>
      <text:p text:style-name="Standard">43 - G. Beraudi</text:p>
      <text:p text:style-name="Standard">44 - copiam privilegii per quod capitulum chic scolares io quod redderent es inlegi</text:p>
      <text:p text:style-name="Standard">45 - P. Pounelli</text:p>
      <text:p text:style-name="Standard">46 - que suarunm deposita pro universitato penes capitulum qu scridium sint cislac</text:p>
      <text:p text:style-name="Standard">47 - et quod capitulum durec eisem copia pnclegiorum comtum it universitatem et capitulum</text:p>
      <text:p text:style-name="Standard">48 - habeta delibericioe capitulum assignis eis domino ad venerdind sanct be en capitulo</text:p>
      <text:p text:style-name="Standard">49 - geerali quod fiet en enstine festi beathab apert</text:p>
      <text:p text:style-name="Standard">=FRAN_0393_09103_L.jpg=</text:p>
      <text:p text:style-name="Standard">1 - xvii° die lune pote festum Assumptionem beate Mar capitulartius</text:p>
      <text:p text:style-name="Standard">2 - Johan Conquarit admissus fuit ad capellanam et recum Sancti Medeici hoc fuit</text:p>
      <text:p text:style-name="Standard">3 - .</text:p>
      <text:p text:style-name="Standard">4 - cellario</text:p>
      <text:p text:style-name="Standard">5 - ed</text:p>
      <text:p text:style-name="Standard">6 - Pquet</text:p>
      <text:p text:style-name="Standard">7 - de Laud</text:p>
      <text:p text:style-name="Standard">8 - P. de Chamblaco</text:p>
      <text:p text:style-name="Standard">9 - presetm domino Benedo Bonesidor R. de Losarra et G. de Montibus</text:p>
      <text:p text:style-name="Standard">10 - J. de Mpadelli</text:p>
      <text:p text:style-name="Standard">11 - G. de St Gyemo . Marnele de Placnda</text:p>
      <text:p text:style-name="Standard">12 - H. de Ponardo</text:p>
      <text:p text:style-name="Standard">13 - . Hugo de Ponraedo exestis in curata</text:p>
      <text:p text:style-name="Standard">14 - P. Casalis</text:p>
      <text:p text:style-name="Standard">15 - P. de Sugllo</text:p>
      <text:p text:style-name="Standard">16 - anno xxvii° die dabbati autem festum beati Bertholomerin capitulo generali capitulantibus</text:p>
      <text:p text:style-name="Standard">17 - Cacano</text:p>
      <text:p text:style-name="Standard">18 - illa die Petrris</text:p>
      <text:p text:style-name="Standard">19 - Cantore</text:p>
      <text:p text:style-name="Standard">20 - pannecurius resignavio it pannecuriam suam ad o</text:p>
      <text:p text:style-name="Standard">21 - Cancellario</text:p>
      <text:p text:style-name="Standard">22 - H. de Commodoro rmo</text:p>
      <text:p text:style-name="Standard"><text:soft-page-break/>23 - P. Casitlis</text:p>
      <text:p text:style-name="Standard">24 - G. Piquet</text:p>
      <text:p text:style-name="Standard">25 - G. de Senonis</text:p>
      <text:p text:style-name="Standard">26 - P. de Chabliaco</text:p>
      <text:p text:style-name="Standard">27 - B. de Ponarrdo</text:p>
      <text:p text:style-name="Standard">28 - P. de Villariis</text:p>
      <text:p text:style-name="Standard">29 - .R. de Marrigniaco</text:p>
      <text:p text:style-name="Standard">30 - J. de Arpadella</text:p>
      <text:p text:style-name="Standard">31 - P. de Fayello</text:p>
      <text:p text:style-name="Standard">32 - Matheo de Pictavinaria</text:p>
      <text:p text:style-name="Standard">33 - P. Pourelli</text:p>
      <text:p text:style-name="Standard">=FRAN_0393_09104_L.jpg=</text:p>
      <text:p text:style-name="Standard">1 - vi</text:p>
      <text:p text:style-name="Standard">2 - nno xxvii° die veneris pto Barthelen capitulantibus</text:p>
      <text:p text:style-name="Standard">3 - Decano</text:p>
      <text:p text:style-name="Standard">4 - uper pecionis et supplicacionis alias per universis</text:p>
      <text:p text:style-name="Standard">5 - cantore</text:p>
      <text:p text:style-name="Standard">6 - comparertibus receore et deputatis $abs universitute busti sue</text:p>
      <text:p text:style-name="Standard">7 - Cancellario</text:p>
      <text:p text:style-name="Standard">8 - G. de Landi</text:p>
      <text:p text:style-name="Standard">9 - G. Piquet</text:p>
      <text:p text:style-name="Standard">10 - Ob de Senonis</text:p>
      <text:p text:style-name="Standard">11 - P. Capalis</text:p>
      <text:p text:style-name="Standard">12 - P. de Fayello</text:p>
      <text:p text:style-name="Standard">13 - Matheo de Pictavinaria</text:p>
      <text:p text:style-name="Standard">14 - P</text:p>
      <text:p text:style-name="Standard">15 - E. de Ponardo</text:p>
      <text:p text:style-name="Standard">16 - P. de Villard</text:p>
      <text:p text:style-name="Standard">17 - presente domino Mannele de Platencia Ballatus de Sancto Marcello R. de Lesarra / Jacobo de Ch</text:p>
      <text:p text:style-name="Standard">18 - cand</text:p>
      <text:p text:style-name="Standard">19 - e veneris post festum nativitrs Seat Marie vengni capitulntibus</text:p>
      <text:p text:style-name="Standard">20 - Decano</text:p>
      <text:p text:style-name="Standard">21 - ponacion capituli salicet camerariis lauius denunciavit abarisse s nasterii</text:p>
      <text:p text:style-name="Standard">22 - Cancellario</text:p>
      <text:p text:style-name="Standard">23 - $dans$ Sati Remigii de Landis Carnotensis diocesis in capitulo</text:p>
      <text:p text:style-name="Standard">24 - N. Casallis</text:p>
      <text:p text:style-name="Standard"><text:soft-page-break/>25 - presdt de manduco capituli quaia pmien nt excuumanum su</text:p>
      <text:p text:style-name="Standard">26 - M. de Pictavinaria</text:p>
      <text:p text:style-name="Standard">27 - reddit quos perepiebat in dominio ipsorum de Borcolf</text:p>
      <text:p text:style-name="Standard">28 - P. de Fuello</text:p>
      <text:p text:style-name="Standard">29 - annum cumi non eent admorcizaciom</text:p>
      <text:p text:style-name="Standard">30 - P. Papourelli</text:p>
      <text:p text:style-name="Standard">31 - G. Piquet</text:p>
      <text:p text:style-name="Standard">32 - s</text:p>
      <text:p text:style-name="Standard">33 - sago G. de Oyemo afir</text:p>
      <text:p text:style-name="Standard">34 - lio</text:p>
      <text:p text:style-name="Standard">=FRAN_0393_09105_L.jpg=</text:p>
      <text:p text:style-name="Standard">1 - o xxvii die Broni potet festm Remigii capitulancis</text:p>
      <text:p text:style-name="Standard">2 - Decano</text:p>
      <text:p text:style-name="Standard">3 - ad Petru de Villaris promisit quod nisi solvat infra die quod dict</text:p>
      <text:p text:style-name="Standard">4 - Suctore</text:p>
      <text:p text:style-name="Standard">5 - fieri aniversarium domini Guillelmum de Buixia precium quod de</text:p>
      <text:p text:style-name="Standard">6 - qut</text:p>
      <text:p text:style-name="Standard">7 - de vendicione dems claustilis que sie dicti defunti Guillelmum / quod</text:p>
      <text:p text:style-name="Standard">8 - Bonisgier</text:p>
      <text:p text:style-name="Standard">9 - solvat illa die . xviii lb ad opud dicti annisari aniversarii</text:p>
      <text:p text:style-name="Standard">10 - Castllids</text:p>
      <text:p text:style-name="Standard">11 - die asiqu diinacione dicti Joha</text:p>
      <text:p text:style-name="Standard">12 - P. de Serenis</text:p>
      <text:p text:style-name="Standard">13 - J. de Mrpadella</text:p>
      <text:p text:style-name="Standard">14 - pisent ad hoc domino Regnaldo de Losarra et Ynone de Cur</text:p>
      <text:p text:style-name="Standard">15 - P. de Cheubliaco</text:p>
      <text:p text:style-name="Standard">16 - de saul</text:p>
      <text:p text:style-name="Standard">17 - P. de Villaris</text:p>
      <text:p text:style-name="Standard">18 - P. de Mauignaco</text:p>
      <text:p text:style-name="Standard">19 - xxvii° die veneris pot festum beate Dyoesi capitula clei</text:p>
      <text:p text:style-name="Standard">20 - Decure</text:p>
      <text:p text:style-name="Standard">21 - dominus Bernerdus Saceste Par in ecclesia dici credium Par. hue</text:p>
      <text:p text:style-name="Standard">22 - ore</text:p>
      <text:p text:style-name="Standard">23 - licenciam emudi et vicuriam / usque ad. xi. menses</text:p>
      <text:p text:style-name="Standard">24 - ocellaro</text:p>
      <text:p text:style-name="Standard">25 - gquieti</text:p>
      <text:p text:style-name="Standard"><text:soft-page-break/>26 - ita quod nisi stut in fire ipsorum quod capitulum possit eidem</text:p>
      <text:p text:style-name="Standard">27 - J. Benfaci</text:p>
      <text:p text:style-name="Standard">28 - are</text:p>
      <text:p text:style-name="Standard">29 - Tenisto</text:p>
      <text:p text:style-name="Standard">30 - J. decendis t</text:p>
      <text:p text:style-name="Standard">31 - R. de Arpadella</text:p>
      <text:p text:style-name="Standard">32 - T. de Losarra</text:p>
      <text:p text:style-name="Standard">33 - Ph. de Meledino</text:p>
      <text:p text:style-name="Standard">34 - Balds de Sancto Marcellot. s.</text:p>
      <text:p text:style-name="Standard">35 - de Fayello</text:p>
      <text:p text:style-name="Standard">36 - annio xxviia vncuriis ante post festum beati Luce Sopiculantibus dominis</text:p>
      <text:p text:style-name="Standard">37 - decano.</text:p>
      <text:p text:style-name="Standard">38 - cantore</text:p>
      <text:p text:style-name="Standard">39 - dominum condempuarernt sibi Johannnem priars</text:p>
      <text:p text:style-name="Standard">40 - pro viclenti in de</text:p>
      <text:p text:style-name="Standard">41 - Succentore</text:p>
      <text:p text:style-name="Standard">42 - Parsins</text:p>
      <text:p text:style-name="Standard">43 - J. Bonifacii</text:p>
      <text:p text:style-name="Standard">44 - presente magistro Roberto Vaubi et Baldeyno</text:p>
      <text:p text:style-name="Standard">45 - de arpidello</text:p>
      <text:p text:style-name="Standard">46 - e le Venalli</text:p>
      <text:p text:style-name="Standard">47 - c. P e Yyvo</text:p>
      <text:p text:style-name="Standard">48 - Casalis</text:p>
      <text:p text:style-name="Standard">49 - elli</text:p>
      <text:p text:style-name="Standard">50 - Item in clausteo fuit redditus franchisie quam perit ferma</text:p>
      <text:p text:style-name="Standard">51 - presen magistra Thoma de pacto desidum Stephano de quGeyo pre</text:p>
      <text:p text:style-name="Standard">52 - curie Par. Roberto Le Moustandier Raldoyno. Guillelmi</text:p>
      <text:p text:style-name="Standard">53 - Garpandi te cean</text:p>
      <text:p text:style-name="Standard">54 - o</text:p>
      <text:p text:style-name="Standard">=FRAN_0393_09106_L.jpg=</text:p>
      <text:p text:style-name="Standard">1 - ie mirnctis et vigilia festi vtorum Symi</text:p>
      <text:p text:style-name="Standard">2 - . Decreo</text:p>
      <text:p text:style-name="Standard">3 - decanus Andegareum mncius pape signfiaunt n capitulo</text:p>
      <text:p text:style-name="Standard">4 - . Cantore</text:p>
      <text:p text:style-name="Standard">5 - m. parp reservaverat sibi fructus prebendarum inferus designatarum et i</text:p>
      <text:p text:style-name="Standard">6 - Succentore</text:p>
      <text:p text:style-name="Standard"><text:soft-page-break/>7 - eo quod resndernt cilem de Fructibus eorum que resubert quod ho facet</text:p>
      <text:p text:style-name="Standard">8 - Cancellario</text:p>
      <text:p text:style-name="Standard">9 - quame in ipsis est</text:p>
      <text:p text:style-name="Standard">10 - P. Capalis</text:p>
      <text:p text:style-name="Standard">11 - G. Pequea</text:p>
      <text:p text:style-name="Standard">12 - G. de Temoloro</text:p>
      <text:p text:style-name="Standard">13 - P. de Chabliaco</text:p>
      <text:p text:style-name="Standard">14 - J. de Mpadella</text:p>
      <text:p text:style-name="Standard">15 - Jsen Mannele de Placencia Baldoyo de Sancto Marce</text:p>
      <text:p text:style-name="Standard">16 - P. de Sagello</text:p>
      <text:p text:style-name="Standard">17 - et exhibuit quidum prlatis proples per quod paope declarat quod qum reserva</text:p>
      <text:p text:style-name="Standard">18 - fruit primi ann prebende quod per hoc com quidiant aliis debetbus habere ill</text:p>
      <text:p text:style-name="Standard">19 - Luuct qin vod habeant et sequentibus annis. omne privilegis tenot inberi</text:p>
      <text:p text:style-name="Standard">20 - Johannes episcopus servis serroris</text:p>
      <text:p text:style-name="Standard">21 - futuam edei memorum / et multrum necossitatum omneribus quibus car</text:p>
      <text:p text:style-name="Standard">22 - nostr continu pregymari supra uttes vires die pescitum dudium in cnsideracione dedunes ne</text:p>
      <text:p text:style-name="Standard">23 - ventes cidum de Aliarnis subvencionis remodio per quos super eisdem neccessitatilus rebenati valet</text:p>
      <text:p text:style-name="Standard">24 - aliguiliter pervidcete deubraione phabita ors bec diligenti sruturum redditus et qroventus omnum et singulerim</text:p>
      <text:p text:style-name="Standard">25 - beneficiorum ecclesia sirum eum cura vel sive cura errum diguleatum personatuum et issonum quor libet</text:p>
      <text:p text:style-name="Standard">26 - u et non exemptionum cune apud sedem ipstlicam vicancium pro teto tampoer varonus ipsorum</text:p>
      <text:p text:style-name="Standard">27 - uujus anni tam ndorum que aliorum quoumque qui usque ad jertum unum anum continuum à data licterarum</text:p>
      <text:p text:style-name="Standard">28 - nostrarum ordiacum competarum vacate contingeret apus eam ecclesiis cathedralibus et abbats regularibus</text:p>
      <text:p text:style-name="Standard">29 - eneficus illus gue ex permutacionis causa varabant tunc / seu infira dictum onum vacarent duncta</text:p>
      <text:p text:style-name="Standard">30 - dceptis sub cua forma reservavimmus et eidam ommue pro dictis necestatibus utibsus relevude</text:p>
      <text:p text:style-name="Standard">31 - plicandos fiat in esdem licteris plenius continetur. Sane cum nonnulli revocari dice dc in Arbun</text:p>
      <text:p text:style-name="Standard">32 - de consuntud ivvilegio vel stituto fuicris benesorum unencium servii ani ecclesiaes fabrius autindi</text:p>
      <text:p text:style-name="Standard">33 - vel aliis tertis jue usibus applicandi cumera nostra predicta illos percipere debent premissis nn obstantibus pi</text:p>
      <text:p text:style-name="Standard">34 - itres dubitacione in hujusmmodi imputare volentes restoonem muneum predictam statuta consueordim</text:p>
      <text:p text:style-name="Standard">35 - Dio hujismed antoliis quibus cunque indulgenciis gratiis et litteris aposolioas contriis quorcumque teno</text:p>
      <text:p text:style-name="Standard"><text:soft-page-break/>36 - ccm si de illes e et in nostris litteris specialis et expressa ac debo bo ad ubum mencio facienda nequaqum obsgerntibus</text:p>
      <text:p text:style-name="Standard">37 - et plene ju</text:p>
      <text:p text:style-name="Standard">38 - deberi sorar effecoum Itm quod illi quibus suituis primidum exstitito consuetudigte</text:p>
      <text:p text:style-name="Standard">39 - puilegio decebantur / illos post tempus rnfrvacionis nostre predicte possurt $iper$ percipere sunt primie n</text:p>
      <text:p text:style-name="Standard">40 - qi non clastu dicta reservacio perceptari / quodque omnum et singula beneficia coleists benefici ubicunque voca</text:p>
      <text:p text:style-name="Standard">41 - quoum ex inplrcione nostra generali vel speciali aut alias dios inmidiate spoctet aspisicio ipud eandem sedem qui</text:p>
      <text:p text:style-name="Standard">42 - incelligantir vacare tenore presencium delaramus. Vulli ergo omnie homin liceat hanc pagi</text:p>
      <text:p text:style-name="Standard">43 - nostre declacionis infrungere vel ei ausu tendario contranre. Qi quis autem hoc occemptare presum</text:p>
      <text:p text:style-name="Standard">44 - Lnacaonemsi omipobontis Dei et brum Petu et Paubi apostolorum ejus severrint mansuris</text:p>
      <text:p text:style-name="Standard">45 - dis ougusa idenofici igstri anno undecime</text:p>
      <text:p text:style-name="Standard">=FRAN_0393_09107_L.jpg=</text:p>
      <text:p text:style-name="Standard">1 - xvvii de veneris aum omnes sud capitulnci</text:p>
      <text:p text:style-name="Standard">2 - Succentoret</text:p>
      <text:p text:style-name="Standard">3 - causa quaa Johannes de Babueol cleric mari Monet</text:p>
      <text:p text:style-name="Standard">4 - ren commissa. Camerario laice</text:p>
      <text:p text:style-name="Standard">5 - Cancellari</text:p>
      <text:p text:style-name="Standard">6 - et dendinone soe</text:p>
      <text:p text:style-name="Standard">7 - G P</text:p>
      <text:p text:style-name="Standard">8 - d de Secers</text:p>
      <text:p text:style-name="Standard">9 - J. Asu</text:p>
      <text:p text:style-name="Standard">10 - e eno procuratore Petr de Susiaco per licteras procuratore curie camerarem prose</text:p>
      <text:p text:style-name="Standard">11 - sadit tenor est infaci rcriptus en capitulo udie preset domino Marnuele de Placoe ea</text:p>
      <text:p text:style-name="Standard">12 - Buildoyna.</text:p>
      <text:p text:style-name="Standard">13 - de Gyen T.</text:p>
      <text:p text:style-name="Standard">14 - 4.</text:p>
      <text:p text:style-name="Standard">15 - Thour persones sages et discreces le doyen et le chipitre de Pos nostre dame de xrr vibers saryus</text:p>
      <text:p text:style-name="Standard">16 - Lron balles le roy nosir et lieus tenant dou bailli de Vivend salut b les lettres dou roy no seigneur avens recon</text:p>
      <text:p text:style-name="Standard">17 - Matenss coste Fourne . Bnelus Dei gracia Franco / et nunarie erte Gullelmo Vioin vel eus locum tenenqi</text:p>
      <text:p text:style-name="Standard">18 - Jcliaco</text:p>
      <text:p text:style-name="Standard">19 - damiis dobis quatinus temporalitatem magistri Petri defunciaro quae de mandato nostro ad manum nostram prst</text:p>
      <text:p text:style-name="Standard"><text:soft-page-break/>20 - annui et grossos frnctus prebendarum suarum decentos pro quad continuelit quam in contemptum nostrum par</text:p>
      <text:p text:style-name="Standard">21 - colisse dictur nisi causa teneantur alia recredatois vel recredisfaciuos eidem sub tempralitatis predicte i</text:p>
      <text:p text:style-name="Standard">22 - ausque alia etigenda denec aliud à nobis super hoc receperitis in mandats dit Pariesis x vii die iiii</text:p>
      <text:p text:style-name="Standard">23 - dao domini m. doms vicesime septimo. Par la vertu de queles lettres nous vous ecquerons que lestion</text:p>
      <text:p text:style-name="Standard">24 - deu dit mistre Pierre veilliez recroire par ni la caucion que fait en à selons le mandement son</text:p>
      <text:p text:style-name="Standard">25 - s nos doné à lior le samedi veille sur lue l'an mil CCc joint et sept</text:p>
      <text:p text:style-name="Standard">26 - du eedie capitula quod placebut s qrod reciperet dictes sinct</text:p>
      <text:p text:style-name="Standard">=FRAN_0393_09108_L.jpg=</text:p>
      <text:p text:style-name="Standard">1 - Johannes de Menire</text:p>
      <text:p text:style-name="Standard">2 - anno xxvii° die venis pt</text:p>
      <text:p text:style-name="Standard">3 - Noverte capitulo et quaier sextariois fu debtis cffico queo di etc. sebe</text:p>
      <text:p text:style-name="Standard">4 - l Andrec apostoli</text:p>
      <text:p text:style-name="Standard">5 - G Guiotus de Villariaus emendunt ad voluntatem magistri Bandi d preposita</text:p>
      <text:p text:style-name="Standard">6 - de honc qud dicit opprobria / locum suo tene / et promisit venre ad terminm quam velatem osse</text:p>
      <text:p text:style-name="Standard">7 - andu eme present. B. J. de Plobri</text:p>
      <text:p text:style-name="Standard">8 - E. Moustarderio</text:p>
      <text:p text:style-name="Standard">9 - fuitt commissio domino Bndo e negt de Valveel</text:p>
      <text:p text:style-name="Standard">10 - anno xxvii° die veneris proset festum Andree / comparoeile</text:p>
      <text:p text:style-name="Standard">11 - Decano</text:p>
      <text:p text:style-name="Standard">12 - diundoum sunt Riberto Moustarideni servienti capituli ne ipse quereret qui fuet p</text:p>
      <text:p text:style-name="Standard">13 - Cantore</text:p>
      <text:p text:style-name="Standard">14 - ad rosetum ad capiendum ichaen de Priminio decanum de Csoco pro debitos</text:p>
      <text:p text:style-name="Standard">15 - Petro Casaliis</text:p>
      <text:p text:style-name="Standard">16 - capitulo et qui divisit ipsum fugere / quod ipse $iot que $qu e addita</text:p>
      <text:p text:style-name="Standard">17 - Johanne de Mpadella</text:p>
      <text:p text:style-name="Standard">18 - capitulu altoqu reddat execunco debita que debebut id dicimus capitulo</text:p>
      <text:p text:style-name="Standard">19 - G. Peiqueato</text:p>
      <text:p text:style-name="Standard">20 - prebenda qonc fuit magistri . R. de Meillipo anni xxvi $e $pret$</text:p>
      <text:p text:style-name="Standard">21 - P. de Chabliaco</text:p>
      <text:p text:style-name="Standard">22 - genciam sum ipse decmus $se$ affuigerit / et fuit preceptum domino m.</text:p>
      <text:p text:style-name="Standard">23 - P. de Fayello</text:p>
      <text:p text:style-name="Standard">24 - quod ipsum Rebertum arrestaret / et ipsum arrescrenit est claustre</text:p>
      <text:p text:style-name="Standard">25 - Birencio Crivaille</text:p>
      <text:p text:style-name="Standard">26 - G. Brrndi</text:p>
      <text:p text:style-name="Standard"><text:soft-page-break/>27 - ad hoc Bulloyno / domino Johanni Hullir domino Gullelmo de Sancto</text:p>
      <text:p text:style-name="Standard">28 - tem lla die capitulum hercepit Exegacis archidiacon une quod</text:p>
      <text:p text:style-name="Standard">29 - vicurio de Grisiaco. xde lbr.m de debito qus debeut cpiu</text:p>
      <text:p text:style-name="Standard">30 - Anno xxvii du merturi onte vincencium corum domino eiscopus q in ecclesia Parisiensi serori b</text:p>
      <text:p text:style-name="Standard">31 - ipito present domino decano magistro Petro Juliini Fratia Saphano pvone de Con</text:p>
      <text:p text:style-name="Standard">32 - Den de Artiages</text:p>
      <text:p text:style-name="Standard">=FRAN_0393_09109_L.jpg=</text:p>
      <text:p text:style-name="Standard">1 - Mito die Cuni maercurii prosit cnceptis beatn i. duroyi capituantibue doitus</text:p>
      <text:p text:style-name="Standard">2 - Magister Petrus Casalis se pirotavit se nunquem dixisse aliqui</text:p>
      <text:p text:style-name="Standard">3 - Vilerram de Monachis mor beati Geraldi de Arreliaco et capitulo</text:p>
      <text:p text:style-name="Standard">4 - Ca</text:p>
      <text:p text:style-name="Standard">5 - Pique</text:p>
      <text:p text:style-name="Standard">6 - cp ad e sungr pr quam ut capitulum semnquam audinessum</text:p>
      <text:p text:style-name="Standard">7 - S.</text:p>
      <text:p text:style-name="Standard">8 - de Commodi</text:p>
      <text:p text:style-name="Standard">9 - c.</text:p>
      <text:p text:style-name="Standard">10 - J. de Arpidella</text:p>
      <text:p text:style-name="Standard">11 - J. de Peniardo</text:p>
      <text:p text:style-name="Standard">12 - eu ad G. magistro Roberto Viardi advocuco</text:p>
      <text:p text:style-name="Standard">13 - de Fayello</text:p>
      <text:p text:style-name="Standard">14 - J. Chari prott festum Luie capitulanmaibies</text:p>
      <text:p text:style-name="Standard">15 - Mariu de Chailli asservit $st per inre se non dixisse vi</text:p>
      <text:p text:style-name="Standard">16 - Lry</text:p>
      <text:p text:style-name="Standard">17 - Gordon</text:p>
      <text:p text:style-name="Standard">18 - y S. Viard</text:p>
      <text:p text:style-name="Standard">19 - .</text:p>
      <text:p text:style-name="Standard">20 - Manneli</text:p>
      <text:p text:style-name="Standard">21 - G. de Moncibu</text:p>
      <text:p text:style-name="Standard">22 - sili</text:p>
      <text:p text:style-name="Standard">23 - crumi</text:p>
      <text:p text:style-name="Standard">24 - xxvii die jovis in vigilia nativitatis domini capitulantibus</text:p>
      <text:p text:style-name="Standard">25 - Vecano</text:p>
      <text:p text:style-name="Standard">26 - .</text:p>
      <text:p text:style-name="Standard">27 - magitr Johannes de Belloymont emendavit ad volmntat capituli</text:p>
      <text:p text:style-name="Standard">28 - ntore</text:p>
      <text:p text:style-name="Standard">29 - Presoicobus Petro Galens Camerario laico . Doberto Moustrrio et Soberto Herovart</text:p>
      <text:p text:style-name="Standard"><text:soft-page-break/>30 - Jrchidiacono</text:p>
      <text:p text:style-name="Standard">31 - G. Pigneti</text:p>
      <text:p text:style-name="Standard">32 - Item Birtholomes de Merine Veou quinchii poculitoris finavit it quod capitulum her</text:p>
      <text:p text:style-name="Standard">33 - L. de Comodore</text:p>
      <text:p text:style-name="Standard">34 - done de Senoirs</text:p>
      <text:p text:style-name="Standard">35 - xx lb.s infia xv dios bona mollia fuerunt appreciats ad vex viii lbs dinus domas</text:p>
      <text:p text:style-name="Standard">36 - J. de Bambliari</text:p>
      <text:p text:style-name="Standard">37 - in dico joculatorum in magno vico Sancti Marcini</text:p>
      <text:p text:style-name="Standard">38 - Dde Ponnt</text:p>
      <text:p text:style-name="Standard">39 - de ptell</text:p>
      <text:p text:style-name="Standard">40 - ello</text:p>
      <text:p text:style-name="Standard">=FRAN_0393_09110_L.jpg=</text:p>
      <text:p text:style-name="Standard">1 - anno xxviia die cercuri pot epistoli Captlantibus</text:p>
      <text:p text:style-name="Standard">2 - Johanne Guimandi canonici Sancti Benedica presetant comrat suum c</text:p>
      <text:p text:style-name="Standard">3 - ducano</text:p>
      <text:p text:style-name="Standard">4 - Cantore</text:p>
      <text:p text:style-name="Standard">5 - o pr anno Undecio.</text:p>
      <text:p text:style-name="Standard">6 - Cancellario</text:p>
      <text:p text:style-name="Standard">7 - Succentore</text:p>
      <text:p text:style-name="Standard">8 - t Huone de Cun</text:p>
      <text:p text:style-name="Standard">9 - G. Piqueti</text:p>
      <text:p text:style-name="Standard">10 - piseum domino Reginaldo de Losura. Jacolo de P</text:p>
      <text:p text:style-name="Standard">11 - H. de Cemodoro</text:p>
      <text:p text:style-name="Standard">12 - P. de Chambliaco</text:p>
      <text:p text:style-name="Standard">13 - H. de Ponendo</text:p>
      <text:p text:style-name="Standard">14 - J. de Arpadellu</text:p>
      <text:p text:style-name="Standard">15 - P. de Kuyello</text:p>
      <text:p text:style-name="Standard">16 - Guilienuo Grete</text:p>
      <text:p text:style-name="Standard">17 - ano xxvii° die vereriris prtem ectaum festi Ephannie domini / capitulantis</text:p>
      <text:p text:style-name="Standard">18 - Decano</text:p>
      <text:p text:style-name="Standard">19 - cum dicti Michael Malconduit et P. de Fagello Pet</text:p>
      <text:p text:style-name="Standard">20 - . Cantore</text:p>
      <text:p text:style-name="Standard">21 - deputiretur aliqus ad recipiendum parte contingentem dictum die</text:p>
      <text:p text:style-name="Standard">22 - . Succentore</text:p>
      <text:p text:style-name="Standard">23 - Gaillardum et uinus et Guons que ipsi et dictuo Gailled</text:p>
      <text:p text:style-name="Standard">24 - . Cancellario</text:p>
      <text:p text:style-name="Standard"><text:soft-page-break/>25 - habebunt ensimul ad dinidebus rce prebiendarum suarum jan</text:p>
      <text:p text:style-name="Standard">26 - Petro Casolis</text:p>
      <text:p text:style-name="Standard">27 - domini Gullardi prelendi est arrestuc per rapam concerdit</text:p>
      <text:p text:style-name="Standard">28 - M. Malcenduit</text:p>
      <text:p text:style-name="Standard">29 - fuit quod ad dominus Gaillardus neomine capituli sic ad</text:p>
      <text:p text:style-name="Standard">30 - H. de Cornodon</text:p>
      <text:p text:style-name="Standard">31 - dumisionem fuaenda et quod recolliget et conservabat</text:p>
      <text:p text:style-name="Standard">32 - P. de Chambliaco</text:p>
      <text:p text:style-name="Standard">33 - capituli pxem ipsium hoc contingecem usque ad adventum</text:p>
      <text:p text:style-name="Standard">34 - P. de Fayello</text:p>
      <text:p text:style-name="Standard">35 - . Dinu Andegaveu de pro paga et c</text:p>
      <text:p text:style-name="Standard">36 - G. Pesart</text:p>
      <text:p text:style-name="Standard">37 - finabit cum decimo quod remaneant eidem</text:p>
      <text:p text:style-name="Standard">38 - H. de Ponrardo</text:p>
      <text:p text:style-name="Standard">39 - et i</text:p>
      <text:p text:style-name="Standard">40 - J. de Arpadella</text:p>
      <text:p text:style-name="Standard">41 - reddet indemps in de pine capitulum / et hocc promisi</text:p>
      <text:p text:style-name="Standard">42 - Gaillardo de Guilhaco</text:p>
      <text:p text:style-name="Standard">43 - et obligavit due ad hoc se et sua et prebendam su</text:p>
      <text:p text:style-name="Standard">44 - G. Guete.</text:p>
      <text:p text:style-name="Standard">45 - presentibus domino . Marnele de placencia / domino tegn</text:p>
      <text:p text:style-name="Standard">46 - de losarra et domino. G. de Moncil</text:p>
      <text:p text:style-name="Standard">47 - Et illa die Michaeldde Peevilla Johannes Gadri Jacebus dire Johanne</text:p>
      <text:p text:style-name="Standard">48 - Le Fillandier Colius Bellandou et plures alii hospices de Romberes</text:p>
      <text:p text:style-name="Standard">49 - qu velant pro villar deccleo mensinarum cum peteretur ab eu ad quam ment</text:p>
      <text:p text:style-name="Standard">50 - debebant ivicera capituli dixerunt quod ad mensurum Sancta Pet Alleq</text:p>
      <text:p text:style-name="Standard">51 - pro ab anciqus fuerut consuectni Johni ad mensis quos alias ascendorut et capitulo</text:p>
      <text:p text:style-name="Standard">52 - et cunc sint eis imencioni es quod afferrent procuratori per id sep</text:p>
      <text:p text:style-name="Standard">53 - sdure pro baula</text:p>
      <text:p text:style-name="Standard">54 - pseus domini R. de Losarii. et G. de Gotibusobert</text:p>
      <text:p text:style-name="Standard">55 - pluribus abiis e</text:p>
      <text:p text:style-name="Standard">=FRAN_0393_09111_L.jpg=</text:p>
      <text:p text:style-name="Standard">1 - m tun erram pour se p epa</text:p>
      <text:p text:style-name="Standard">2 - decrr</text:p>
      <text:p text:style-name="Standard">3 - Colardus La Riche Syrmiens Castellet Par ad jarum et cars se copisse m</text:p>
      <text:p text:style-name="Standard">4 - Cantore</text:p>
      <text:p text:style-name="Standard"><text:soft-page-break/>5 - ent terra capitulo et jurarie pro restiebat capitulum habero ibi irediciones et pro</text:p>
      <text:p text:style-name="Standard">6 - G. Prenci</text:p>
      <text:p text:style-name="Standard">7 - G. de Cerros</text:p>
      <text:p text:style-name="Standard">8 - resaisiro locum et fue monit</text:p>
      <text:p text:style-name="Standard">9 - Co Crnelle</text:p>
      <text:p text:style-name="Standard">10 - diex est asserte ad xv. dius costra Johannium Poris ad capiais emend</text:p>
      <text:p text:style-name="Standard">11 - P. de Chabrano</text:p>
      <text:p text:style-name="Standard">12 - H. de Pomardo</text:p>
      <text:p text:style-name="Standard">13 - ad diem dominocum in octo dies est assevnti iontra Comborosam ad tracctordm at</text:p>
      <text:p text:style-name="Standard">14 - L.de Fayalo</text:p>
      <text:p text:style-name="Standard">15 - consiliariis capituli</text:p>
      <text:p text:style-name="Standard">16 - et ad procedei et nagiste $ad hodi vdi</text:p>
      <text:p text:style-name="Standard">17 - de die lune nst viii. dies et hodie exhibenm fint procurator</text:p>
      <text:p text:style-name="Standard">18 - Hodie capitulum arrestu ut in claustrio Roberauti Goustarderno</text:p>
      <text:p text:style-name="Standard">19 - qu isque sacisfaciat</text:p>
      <text:p text:style-name="Standard">20 - Item adveniente die quntre Comberesa que sime du Chani au cmves cons</text:p>
      <text:p text:style-name="Standard">21 - procuratore etiam fuit dies ad venis prte eudes et die domini cu mesta</text:p>
      <text:p text:style-name="Standard">22 - consiliur capituli deliberabit</text:p>
      <text:p text:style-name="Standard">23 - I contra John Prioris ad iii. septimanas fuit dies contras</text:p>
      <text:p text:style-name="Standard">=FRAN_0393_09112_L.jpg=</text:p>
      <text:p text:style-name="Standard">1 - anno xxvii° die veneris graci sacroe eplannal</text:p>
      <text:p text:style-name="Standard">2 - Decano</text:p>
      <text:p text:style-name="Standard">3 - Philippus de Meledino elitulit pro domo magistri Thierria de Ho</text:p>
      <text:p text:style-name="Standard">4 - dome esaultn</text:p>
      <text:p text:style-name="Standard">5 - Cantore</text:p>
      <text:p text:style-name="Standard">6 - iiiiiC lb. par. et ad hoc ho placiut capitulo solvaliciti</text:p>
      <text:p text:style-name="Standard">7 - Succentore</text:p>
      <text:p text:style-name="Standard">8 - durativa usque ad octo dies pot consecracionum dicti mgistri Gierri</text:p>
      <text:p text:style-name="Standard">9 - Cavllario</text:p>
      <text:p text:style-name="Standard">10 - electi en episcopum Actrabaterm</text:p>
      <text:p text:style-name="Standard">11 - de Cornodors</text:p>
      <text:p text:style-name="Standard">12 - P. do Chabliaco</text:p>
      <text:p text:style-name="Standard">13 - J. de Ponrardo</text:p>
      <text:p text:style-name="Standard">14 - Bidencio Trimaille</text:p>
      <text:p text:style-name="Standard">15 - J. de Arpadella</text:p>
      <text:p text:style-name="Standard">16 - P. de Fuyello</text:p>
      <text:p text:style-name="Standard"><text:soft-page-break/>17 - seu ad hoc domino Regavaldo de Losarri ed</text:p>
      <text:p text:style-name="Standard">18 - G. Gueti</text:p>
      <text:p text:style-name="Standard">19 - Anno xxvii die voneris post Bravdones st Ylavrbeus</text:p>
      <text:p text:style-name="Standard">20 - dcno</text:p>
      <text:p text:style-name="Standard">21 - audavam laira fuit vedita Petio gaubi per quitriga di</text:p>
      <text:p text:style-name="Standard">22 - Cuntore</text:p>
      <text:p text:style-name="Standard">23 - E acellaro</text:p>
      <text:p text:style-name="Standard">24 - Pariensies solvendis infra quindes dies et pot vaule servicium qu</text:p>
      <text:p text:style-name="Standard">25 - Succentore</text:p>
      <text:p text:style-name="Standard">26 - abam alia beni persone et habe e capitulum de prioe venbicur</text:p>
      <text:p text:style-name="Standard">27 - P. Casaillis</text:p>
      <text:p text:style-name="Standard">28 - G. Pigerti</text:p>
      <text:p text:style-name="Standard">29 - H. de Comodoio</text:p>
      <text:p text:style-name="Standard">30 - ncenor Cavaille</text:p>
      <text:p text:style-name="Standard">31 - Marn de Pomarde</text:p>
      <text:p text:style-name="Standard">32 - done de Senoiie</text:p>
      <text:p text:style-name="Standard">33 - Johanne de Npadella</text:p>
      <text:p text:style-name="Standard">34 - P. de Sayello</text:p>
      <text:p text:style-name="Standard">35 - 11</text:p>
      <text:p text:style-name="Standard">36 - . Guete</text:p>
      <text:p text:style-name="Standard">=FRAN_0393_09113_L.jpg=</text:p>
      <text:p text:style-name="Standard">1 - no i nice prs remeneser Casiareili</text:p>
      <text:p text:style-name="Standard">2 - R Meledino</text:p>
      <text:p text:style-name="Standard">3 - Succenter</text:p>
      <text:p text:style-name="Standard">4 - bones Philippi contersi fit habiebica Johanni de Forisio pro iiC lb ad litera</text:p>
      <text:p text:style-name="Standard">5 - allario</text:p>
      <text:p text:style-name="Standard">6 - infra exco dices</text:p>
      <text:p text:style-name="Standard">7 - H. de Comodoro</text:p>
      <text:p text:style-name="Standard">8 - dominus Johannes de Nonavilla it heco Oni Sancte Dyori emondare d</text:p>
      <text:p text:style-name="Standard">9 - G. Brandi</text:p>
      <text:p text:style-name="Standard">10 - G. Poquet</text:p>
      <text:p text:style-name="Standard">11 - verbergunt famalet domini Guillelmi de Marcilliaco</text:p>
      <text:p text:style-name="Standard">12 - Odome de Senons</text:p>
      <text:p text:style-name="Standard">13 - .</text:p>
      <text:p text:style-name="Standard">14 - J. de Mpadella</text:p>
      <text:p text:style-name="Standard">15 - P. Casalis</text:p>
      <text:p text:style-name="Standard"><text:soft-page-break/>16 - .</text:p>
      <text:p text:style-name="Standard">17 - H. de Penrardo</text:p>
      <text:p text:style-name="Standard">18 - die.</text:p>
      <text:p text:style-name="Standard">19 - P. de Sayello</text:p>
      <text:p text:style-name="Standard">20 - .</text:p>
      <text:p text:style-name="Standard">21 - Anno xxvii° die Mercurii pet reministere capitulanaibiis</text:p>
      <text:p text:style-name="Standard">22 - G. Pas</text:p>
      <text:p text:style-name="Standard">23 - dies est assioir pase Johannis Reus ad vudelus duxor evendam ad dmiem</text:p>
      <text:p text:style-name="Standard">24 - d Coradore</text:p>
      <text:p text:style-name="Standard">25 - Verris instet</text:p>
      <text:p text:style-name="Standard">26 - io</text:p>
      <text:p text:style-name="Standard">27 - de Chambliaco</text:p>
      <text:p text:style-name="Standard">28 - de Ponardo</text:p>
      <text:p text:style-name="Standard">29 - Gell</text:p>
      <text:p text:style-name="Standard">30 - 28</text:p>
      <text:p text:style-name="Standard">31 - ec</text:p>
      <text:p text:style-name="Standard">32 - xxviii die veneris prt teministere capitulanroliu</text:p>
      <text:p text:style-name="Standard">33 - Johannne Prioris de Medrintuta vocatus et non cum pareris sie reperts quos reputui</text:p>
      <text:p text:style-name="Standard">34 - cendere</text:p>
      <text:p text:style-name="Standard">35 - concanax et ipso repricaco concunuace emenda funt cuxata ad iiii lb. ju.</text:p>
      <text:p text:style-name="Standard">36 - Hab de Arpadlla</text:p>
      <text:p text:style-name="Standard">37 - pesent ad hoc magistro Roberto Viardi / Rudulpho Mergunci Petro Gonte</text:p>
      <text:p text:style-name="Standard">38 - J. de Fayello</text:p>
      <text:p text:style-name="Standard">39 - v</text:p>
      <text:p text:style-name="Standard">40 - camerario laico ecclesie Par. $p$ de Villarars / Johanne de Atao</text:p>
      <text:p text:style-name="Standard">41 - dome de Semonis</text:p>
      <text:p text:style-name="Standard">42 - cire Par.</text:p>
      <text:p text:style-name="Standard">43 - P. de Chaoliaco</text:p>
      <text:p text:style-name="Standard">44 - ncio Craville</text:p>
      <text:p text:style-name="Standard">45 - Ferrundus de Yspania gagiavit emendam pro violacione claust sebr libra</text:p>
      <text:p text:style-name="Standard">46 - de Ponerdo</text:p>
      <text:p text:style-name="Standard">47 - ptrmed capitulo ad huc sedente $re concesignatis recessis ipse comparie tit</text:p>
      <text:p text:style-name="Standard">48 - oere</text:p>
      <text:p text:style-name="Standard">49 - fuit condempnaro recituta verem ipso</text:p>
      <text:p text:style-name="Standard">50 - Ase$ magistro R. Mengunci</text:p>
      <text:p text:style-name="Standard">51 - Johanne de Christolio ce</text:p>
      <text:p text:style-name="Standard"><text:soft-page-break/>52 - Baldoyno de Sancto Marcello</text:p>
      <text:p text:style-name="Standard">53 - de Bolueel Sancti Ellandi</text:p>
      <text:p text:style-name="Standard">54 - ad lune ad ardielm jus contra</text:p>
      <text:p text:style-name="Standard">55 - Recrg se debere enam specificata et quod non solve ad terminum et quod non fuit presens</text:p>
      <text:p text:style-name="Standard">56 - e a sed audine que at et icbut quod non cenebut a</text:p>
      <text:p text:style-name="Standard">=FRAN_0393_09114_L.jpg=</text:p>
      <text:p text:style-name="Standard">1 - uo vedii die lure ponsoculime capituloibus</text:p>
      <text:p text:style-name="Standard">2 - ugo de Bonocur su Burgondis clericis scolaris pro eedine de</text:p>
      <text:p text:style-name="Standard">3 - dacore</text:p>
      <text:p text:style-name="Standard">4 - Cancellario</text:p>
      <text:p text:style-name="Standard">5 - immnicatoem claustri perrecendous de Pirgno quedum hicr</text:p>
      <text:p text:style-name="Standard">6 - Sccntore</text:p>
      <text:p text:style-name="Standard">7 - mendicione capituli et promisit per juis prtine voluntuti capituli doic cum quod se bosse</text:p>
      <text:p text:style-name="Standard">8 - Squet</text:p>
      <text:p text:style-name="Standard">9 - prissit badellirium sont negat bucellar</text:p>
      <text:p text:style-name="Standard">10 - M. Malcondunet</text:p>
      <text:p text:style-name="Standard">11 - Pce Bacellari emobavt de hoc quod arrestrent ipsum et claustro</text:p>
      <text:p text:style-name="Standard">12 - G. Coursari</text:p>
      <text:p text:style-name="Standard">13 - I scolaris associavit bacellare</text:p>
      <text:p text:style-name="Standard">14 - ccio</text:p>
      <text:p text:style-name="Standard">15 - J. de Arpadelli</text:p>
      <text:p text:style-name="Standard">16 - Johannes Seprsonis de Balneol</text:p>
      <text:p text:style-name="Standard">17 - Le dart magistro P. de Fayello de Ba</text:p>
      <text:p text:style-name="Standard">18 - H. de Ponrerdo</text:p>
      <text:p text:style-name="Standard">19 - Johannes Le Bougre</text:p>
      <text:p text:style-name="Standard">20 - od de tenos</text:p>
      <text:p text:style-name="Standard">21 - quod non solvernt ad die proclaracionis census suos etc.</text:p>
      <text:p text:style-name="Standard">22 - P. de Sacello</text:p>
      <text:p text:style-name="Standard">23 - Johannes Chartar ount officium monstandon. Pro G. lbera solvendu monstaider</text:p>
      <text:p text:style-name="Standard">24 - ad veneris contra emiate Sancti Stephai</text:p>
      <text:p text:style-name="Standard">25 - nno xxviia die charii protert Oculi mei capitulantibus</text:p>
      <text:p text:style-name="Standard">26 - .</text:p>
      <text:p text:style-name="Standard">27 - Cantere</text:p>
      <text:p text:style-name="Standard">28 - curatur Sancti Laderia evendave cognosaibiliter de facto recusionis</text:p>
      <text:p text:style-name="Standard">29 - Srecetore</text:p>
      <text:p text:style-name="Standard">30 - Luminons $domini Ordonis de Palacrelo et de Desoliedienti R de A</text:p>
      <text:p text:style-name="Standard"><text:soft-page-break/>31 - Cacellanis</text:p>
      <text:p text:style-name="Standard">32 - cnsendis veneris ad taxeandm emendam</text:p>
      <text:p text:style-name="Standard">33 - G. Piquetn</text:p>
      <text:p text:style-name="Standard">34 - M. Malcondins</text:p>
      <text:p text:style-name="Standard">35 - J. de Mrpadella</text:p>
      <text:p text:style-name="Standard">36 - B. de Pomordo</text:p>
      <text:p text:style-name="Standard">37 - Bivenois</text:p>
      <text:p text:style-name="Standard">38 - presetibus domino Thoma caourcini Comerario d</text:p>
      <text:p text:style-name="Standard">39 - Odeme de Senonis</text:p>
      <text:p text:style-name="Standard">40 - H. de Sermodoo</text:p>
      <text:p text:style-name="Standard">41 - de Seyello</text:p>
      <text:p text:style-name="Standard">42 - G. Guete</text:p>
      <text:p text:style-name="Standard">43 - v.</text:p>
      <text:p text:style-name="Standard">44 - xii dielune pte lecari iulium capitulaol</text:p>
      <text:p text:style-name="Standard">45 - uccentere</text:p>
      <text:p text:style-name="Standard">46 - V. Piquet</text:p>
      <text:p text:style-name="Standard">47 - data fuit licencia domino Guillelmo Hudeti se absentandi pro negee</text:p>
      <text:p text:style-name="Standard">48 - P. Casullis</text:p>
      <text:p text:style-name="Standard">49 - suis ab cocum parisiensies usque ad justuns fest Perchiec</text:p>
      <text:p text:style-name="Standard">50 - sntencio Turvaille</text:p>
      <text:p text:style-name="Standard">51 - H. de Ponardo</text:p>
      <text:p text:style-name="Standard">52 - P. de Kayello</text:p>
      <text:p text:style-name="Standard">53 - G. Guecte</text:p>
      <text:p text:style-name="Standard">54 - Gullardo de Gauhaco</text:p>
      <text:p text:style-name="Standard">=FRAN_0393_09115_L.jpg=</text:p>
      <text:p text:style-name="Standard">1 - o xxxvii°a cdie ecuri pto lecare Jherusalem capitulanclii</text:p>
      <text:p text:style-name="Standard">2 - Succentore</text:p>
      <text:p text:style-name="Standard">3 - pronunciatum fuit in capitulo quod dominus Gaillardus de Gailharco Lenit s</text:p>
      <text:p text:style-name="Standard">4 - P. Casalis</text:p>
      <text:p text:style-name="Standard">5 - compesone et infra xxi. dies ad conferendum cum eclest in curno confa</text:p>
      <text:p text:style-name="Standard">6 - 1</text:p>
      <text:p text:style-name="Standard">7 - G. de Ponrardo</text:p>
      <text:p text:style-name="Standard">8 - $$ et fuit ordinatum quod expectabitur quod mensis sic elapsus propter imper</text:p>
      <text:p text:style-name="Standard">9 - T. de Cornedoro</text:p>
      <text:p text:style-name="Standard">10 - atquem presentes ad eeclesiarm de Burgo Regino et nequam conferaciur capellam</text:p>
      <text:p text:style-name="Standard">11 - Vicenaum Curnaille</text:p>
      <text:p text:style-name="Standard"><text:soft-page-break/>12 - domin Odonis de Palaceolo</text:p>
      <text:p text:style-name="Standard">13 - d</text:p>
      <text:p text:style-name="Standard">14 - G. Borsnoi</text:p>
      <text:p text:style-name="Standard">15 - Item dies assenti Roberto de Brest querum apud Fulcum Yone ad hujusmdus hac</text:p>
      <text:p text:style-name="Standard">16 - Poe de Ser</text:p>
      <text:p text:style-name="Standard">17 - tizatorem ad die veneris aut rones pal roi $be concure bo vi</text:p>
      <text:p text:style-name="Standard">18 - A Couglle Burelda de Ulmer</text:p>
      <text:p text:style-name="Standard">19 - P. de Fuy llo</text:p>
      <text:p text:style-name="Standard">20 - Philippes Le Fillandier Johannes Gaigne et Colunis Bellandou</text:p>
      <text:p text:style-name="Standard">21 - G. Guette</text:p>
      <text:p text:style-name="Standard">22 - procuratore $villats$ habitatorum de Comberosa et de Arennulla</text:p>
      <text:p text:style-name="Standard">23 - comparuerunt nomibus procuratore et dixerunt quod con habebant processum et ide</text:p>
      <text:p text:style-name="Standard">24 - tenebuntur Andre jus</text:p>
      <text:p text:style-name="Standard">25 - Et ista dies fuit quatinus usque ad diem manii istn / et ipsi prourat</text:p>
      <text:p text:style-name="Standard">26 - fuerunt cicati peremptis ad domum diem prebendanis loci et procuratre</text:p>
      <text:p text:style-name="Standard">27 - capituli rensium</text:p>
      <text:p text:style-name="Standard">28 - Et Hodie Petrus Pillost eunt deciriacum de Beseto</text:p>
      <text:p text:style-name="Standard">29 - p xx. lbt solvendum ad Natviat Johannis Medre et olia</text:p>
      <text:p text:style-name="Standard">30 - cedietatis ad festum beati Mincui escuit</text:p>
      <text:p text:style-name="Standard">31 - Item ipsa die chauie in domo nei hmonis dominus Guillelmus Gudeci presbyter</text:p>
      <text:p text:style-name="Standard">32 - cu sancti Dyocesis de Passu Por constanatus procuratore ad eiam magistrum Radlus Mengerio</text:p>
      <text:p text:style-name="Standard">33 - dominum Guillelmue Blanchardi $pot poo Beulardi et Johe de</text:p>
      <text:p text:style-name="Standard">34 - Par. dseu Oluverio et Hamone etc.</text:p>
      <text:p text:style-name="Standard">=FRAN_0393_09116_L.jpg=</text:p>
      <text:p text:style-name="Standard">1 - o xxviia dmie</text:p>
      <text:p text:style-name="Standard">2 - et lecare Julim caplanal</text:p>
      <text:p text:style-name="Standard">3 - Sucare</text:p>
      <text:p text:style-name="Standard">4 - magister Cuenno Bol</text:p>
      <text:p text:style-name="Standard">5 - icelao</text:p>
      <text:p text:style-name="Standard">6 - cepcius sine in consiliarum capituli et constanta su</text:p>
      <text:p text:style-name="Standard">7 - Succentore</text:p>
      <text:p text:style-name="Standard">8 - ex decu libras pueals iuvatim et abet dom ad des bret</text:p>
      <text:p text:style-name="Standard">9 - per</text:p>
      <text:p text:style-name="Standard">10 - Piques</text:p>
      <text:p text:style-name="Standard">11 - P. Caali</text:p>
      <text:p text:style-name="Standard">12 - Oden de Senonis</text:p>
      <text:p text:style-name="Standard"><text:soft-page-break/>13 - G. Hugone de Ponardo</text:p>
      <text:p text:style-name="Standard">14 - bo Vincenao le Cravaille</text:p>
      <text:p text:style-name="Standard">15 - P. de Fuxello</text:p>
      <text:p text:style-name="Standard">16 - Guillelmo Quete</text:p>
      <text:p text:style-name="Standard">17 - H. de Cormodoie</text:p>
      <text:p text:style-name="Standard">18 - anno xxvii° die lune pesmt indi</text:p>
      <text:p text:style-name="Standard">19 - Capituli cle</text:p>
      <text:p text:style-name="Standard">20 - Cantore</text:p>
      <text:p text:style-name="Standard">21 - Archidiaconaus magno</text:p>
      <text:p text:style-name="Standard">22 - officium Robert mnecinde</text:p>
      <text:p text:style-name="Standard">23 - Succentore</text:p>
      <text:p text:style-name="Standard">24 - Cancellario</text:p>
      <text:p text:style-name="Standard">25 - G. Jiquet</text:p>
      <text:p text:style-name="Standard">26 - P. de Cerrodoy</text:p>
      <text:p text:style-name="Standard">27 - Vicencio</text:p>
      <text:p text:style-name="Standard">28 - J. de Poniendo</text:p>
      <text:p text:style-name="Standard">29 - J. de Snyu lio</text:p>
      <text:p text:style-name="Standard">30 - G. Grerte</text:p>
      <text:p text:style-name="Standard">=FRAN_0393_09117_L.jpg=</text:p>
      <text:p text:style-name="Standard">1 - e die marri peto judica mr capitula cilet</text:p>
      <text:p text:style-name="Standard">2 - c Exequior</text:p>
      <text:p text:style-name="Standard">3 - Cane</text:p>
      <text:p text:style-name="Standard">4 - Haericis de Cherro habet diem ad sabblat ad faciendu fidem peremiptis et</text:p>
      <text:p text:style-name="Standard">5 - P. de Surgello</text:p>
      <text:p text:style-name="Standard">6 - et pro om dilacione de refectionibus et de Aerao</text:p>
      <text:p text:style-name="Standard">7 - Item ad sabbati diem dontra Cumoini de Sancto Landerico</text:p>
      <text:p text:style-name="Standard">8 - G. de Ponardo</text:p>
      <text:p text:style-name="Standard">9 - Item ionta villa de Couborosa ad subbati instatu actors cum procraor nostro et c</text:p>
      <text:p text:style-name="Standard">10 - de Bornedoro</text:p>
      <text:p text:style-name="Standard">11 - xbi ponum suis</text:p>
      <text:p text:style-name="Standard">12 - P Auditas Marescalli</text:p>
      <text:p text:style-name="Standard">13 - aro xxvii° die sabblati pt judica me / capitulantilu</text:p>
      <text:p text:style-name="Standard">14 - ancore</text:p>
      <text:p text:style-name="Standard">15 - Brians Macri cleriois cocerdavit pro curato Sancti Nicolai de Cardineso</text:p>
      <text:p text:style-name="Standard">16 - Succentore</text:p>
      <text:p text:style-name="Standard">17 - quod ipse solvat ut premanibus. vi lb. v. s. et infra qumodo. vi</text:p>
      <text:p text:style-name="Standard"><text:soft-page-break/>18 - G. Piquet</text:p>
      <text:p text:style-name="Standard">19 - Videlicet pro terio noc domine ultimo steriti i pro terro Pasche anni xxv.</text:p>
      <text:p text:style-name="Standard">20 - v ser quo$ ad arreragia scabine ma$ voluntati succentoris et ma</text:p>
      <text:p text:style-name="Standard">21 - G. de Cormodoro</text:p>
      <text:p text:style-name="Standard">22 - quam pru</text:p>
      <text:p text:style-name="Standard">23 - Bertradi Bonifacii etc. Et de hoc se obligavit Brionis pro ipso</text:p>
      <text:p text:style-name="Standard">24 - de Ponardo</text:p>
      <text:p text:style-name="Standard">25 - se fom et curaar pro ita fier et Andren de Blesmus eciam procurator se de</text:p>
      <text:p text:style-name="Standard">26 - G. Bertrans</text:p>
      <text:p text:style-name="Standard">27 - t quilibet in sel</text:p>
      <text:p text:style-name="Standard">28 - Guecte</text:p>
      <text:p text:style-name="Standard">29 - Item concordatum est croutu dominum Egidium de Llmeyo milice racine tout</text:p>
      <text:p text:style-name="Standard">30 - Besci quod dies sic ad die lune a die lune instt e erisis ad perduccon</text:p>
      <text:p text:style-name="Standard">31 - informaciones quod</text:p>
      <text:p text:style-name="Standard">32 - Faciet cenppipi per aptlae e capilli senti miius hudanum deranum capitulo de Jaa lictere</text:p>
      <text:p text:style-name="Standard">33 - oueli cc e offisi.</text:p>
      <text:p text:style-name="Standard">34 - Ipe ad manu prottt fesom</text:p>
      <text:p text:style-name="Standard">35 - domin p</text:p>
      <text:p text:style-name="Standard">36 - capitulum non renunciat de smp</text:p>
      <text:p text:style-name="Standard">37 - Margovilia milioo</text:p>
      <text:p text:style-name="Standard">38 - curaturs Sancti ladiam ad diem hodiernam</text:p>
      <text:p text:style-name="Standard">39 - no xxviii die sallati an $pne p hora coplecter</text:p>
      <text:p text:style-name="Standard">40 - Cantore</text:p>
      <text:p text:style-name="Standard">41 - die et herii assignaconis ad taxandum emendum gngiatum per curatum s</text:p>
      <text:p text:style-name="Standard">42 - Archidiandiageo</text:p>
      <text:p text:style-name="Standard">43 - Laderia capitulum capanie dictam emendam et hs mel vdelicet ad</text:p>
      <text:p text:style-name="Standard">44 - Succnter</text:p>
      <text:p text:style-name="Standard">45 - prominerunt eum de chora et disclucionibus chori per annum ita pro possit desu</text:p>
      <text:p text:style-name="Standard">46 - G. Pro quat</text:p>
      <text:p text:style-name="Standard">47 - bsico suo ibi icm quodem pvaverunt ipsum ad solvendu. viii. lb. par.</text:p>
      <text:p text:style-name="Standard">48 - Vicencio</text:p>
      <text:p text:style-name="Standard">49 - ad fucendum fieri aliquam hmaginem in eoca et signum in obedience ipsis qui</text:p>
      <text:p text:style-name="Standard">50 - G. de Demmodo x</text:p>
      <text:p text:style-name="Standard">51 - seeit contra capitulum. Item i deuvoveru</text:p>
      <text:p text:style-name="Standard">52 - ad solvendum acqucoribus deffuncti illud pu</text:p>
      <text:p text:style-name="Standard">53 - pordint edore usseconerm scereo</text:p>
      <text:p text:style-name="Standard"><text:soft-page-break/>54 - Bouisrar</text:p>
      <text:p text:style-name="Standard">55 - urtis et alias</text:p>
      <text:p text:style-name="Standard">56 - presenibus magistris Eveno vohic et Soberto Voiaudi clerico et adiberto Heraardi estue</text:p>
      <text:p text:style-name="Standard">=FRAN_0393_09118_L.jpg=</text:p>
      <text:p text:style-name="Standard">1 - ccc</text:p>
      <text:p text:style-name="Standard">2 - anno xxviii° die lune prott quammodo capitulancibs</text:p>
      <text:p text:style-name="Standard">3 - C</text:p>
      <text:p text:style-name="Standard">4 - concordatum fuit a capitulo quod succenter. Erdo de Senonis et. J. de Arpade</text:p>
      <text:p text:style-name="Standard">5 - Cantore</text:p>
      <text:p text:style-name="Standard">6 - odone de Sononis</text:p>
      <text:p text:style-name="Standard">7 - paco vl judicio ordinentr st rebi quampecune matricularii et eciam sunct defecul</text:p>
      <text:p text:style-name="Standard">8 - B. Boursnon</text:p>
      <text:p text:style-name="Standard">9 - de quibus conqueritur de ipsis</text:p>
      <text:p text:style-name="Standard">10 - G. Piquet</text:p>
      <text:p text:style-name="Standard">11 - H. de Comodero</text:p>
      <text:p text:style-name="Standard">12 - JJhalane de Jurns sit recepcis ad majonam de Balveals quam resignacibat pecru</text:p>
      <text:p text:style-name="Standard">13 - R. de Rayello</text:p>
      <text:p text:style-name="Standard">14 - de Valle.</text:p>
      <text:p text:style-name="Standard">15 - G. Bererndi</text:p>
      <text:p text:style-name="Standard">16 - Decu de Lymons</text:p>
      <text:p text:style-name="Standard">17 - G. Guete</text:p>
      <text:p text:style-name="Standard">18 - ad dicte instaum et ecc dies $pst$ ad habed convantizacione sut p dendo</text:p>
      <text:p text:style-name="Standard">19 - frmatio per cum liberatorum ad mandum preped dicie et ad hoc ardiendum quo s confessum</text:p>
      <text:p text:style-name="Standard">20 - ad lins code justr ad probit ex proces de Lareville</text:p>
      <text:p text:style-name="Standard">21 - q anno xxviii° die cercrii potto quamedo capitulantibus</text:p>
      <text:p text:style-name="Standard">22 - Cantore</text:p>
      <text:p text:style-name="Standard">23 - dominus P. Casalis suo et magistri P. B. Borrfaci / de Be</text:p>
      <text:p text:style-name="Standard">24 - J. de Arxadella</text:p>
      <text:p text:style-name="Standard">25 - mobilibus et imobilibus Johannis Peris de Medunta exastanis et jur</text:p>
      <text:p text:style-name="Standard">26 - G. Piquet</text:p>
      <text:p text:style-name="Standard">27 - capituli $ex$ preconizatis ad vendendum pro jure capituli / obtin</text:p>
      <text:p text:style-name="Standard">28 - P. Casalis</text:p>
      <text:p text:style-name="Standard">29 - T.</text:p>
      <text:p text:style-name="Standard">30 - viii lb. par.</text:p>
      <text:p text:style-name="Standard">31 - G. Bertrandi</text:p>
      <text:p text:style-name="Standard">32 - P. de Marrigniaco</text:p>
      <text:p text:style-name="Standard"><text:soft-page-break/>33 - P ad s</text:p>
      <text:p text:style-name="Standard">34 - Johanne $Rani$ Lathomo et Bauperdo de Chenc</text:p>
      <text:p text:style-name="Standard">35 - G. Guecte</text:p>
      <text:p text:style-name="Standard">36 - Symone Decano de Layaco</text:p>
      <text:p text:style-name="Standard">37 - Anno xxviii die veneris post quindo cause que non firmt hiblee repediti s hanvate qusqum ad v</text:p>
      <text:p text:style-name="Standard">=FRAN_0393_09119_L.jpg=</text:p>
      <text:p text:style-name="Standard">1 - diedominicis pt que cuntatur mia $sum capitulaeis</text:p>
      <text:p text:style-name="Standard">2 - PPhilipus Philippus de Meledino recinit domum magister</text:p>
      <text:p text:style-name="Standard">3 - Succentore</text:p>
      <text:p text:style-name="Standard">4 - Chierrici nc episcopi actrubis</text:p>
      <text:p text:style-name="Standard">5 - de Comoloro</text:p>
      <text:p text:style-name="Standard">6 - pro crrgentis librus salv</text:p>
      <text:p text:style-name="Standard">7 - licitacione infra octo dies a diemrntis rustret cumputar</text:p>
      <text:p text:style-name="Standard">8 - G. de Laud</text:p>
      <text:p text:style-name="Standard">9 - ita tamen quod non incendit prejudicore primeoblucioni quo</text:p>
      <text:p text:style-name="Standard">10 - s</text:p>
      <text:p text:style-name="Standard">11 - G. Berrundi</text:p>
      <text:p text:style-name="Standard">12 - fau de jure tevent / et si non tenent operne fuat ist</text:p>
      <text:p text:style-name="Standard">13 - P. de Sugello</text:p>
      <text:p text:style-name="Standard">14 - dctu Johannes de Forisio reciunc domum Philippi de Mele</text:p>
      <text:p text:style-name="Standard">15 - . Bonifar</text:p>
      <text:p text:style-name="Standard">16 - P. ii libras / salva licitacione predicta ad dictum termno</text:p>
      <text:p text:style-name="Standard">17 - D. de Denorls</text:p>
      <text:p text:style-name="Standard">18 - Gaillardo</text:p>
      <text:p text:style-name="Standard">19 - R. de Marny</text:p>
      <text:p text:style-name="Standard">20 - frisens domino Reginaldo de Losaura et Ynone</text:p>
      <text:p text:style-name="Standard">21 - gio</text:p>
      <text:p text:style-name="Standard">22 - anno xxviii° die lune pta mr capitulantibus</text:p>
      <text:p text:style-name="Standard">23 - magister Petrus de Fretes nomine domini cancellai Frani obtulit pro domum</text:p>
      <text:p text:style-name="Standard">24 - ducietore</text:p>
      <text:p text:style-name="Standard">25 - cha Episcopi actrabis. L. lbr pr. ulta oblacione a quitque</text:p>
      <text:p text:style-name="Standard">26 - He</text:p>
      <text:p text:style-name="Standard">27 - faca</text:p>
      <text:p text:style-name="Standard">28 - et fuit receptus / et eidem inoimatum five per capitulum</text:p>
      <text:p text:style-name="Standard">29 - quod dominus Philippus de Meled obculerat pro illa domo . iiiC lb. par.</text:p>
      <text:p text:style-name="Standard">30 - Hegse</text:p>
      <text:p text:style-name="Standard"><text:soft-page-break/>31 - d Comnodoro</text:p>
      <text:p text:style-name="Standard">32 - et dimiserat domum quam tenebat in $ccpituo $capitue clausoro c</text:p>
      <text:p text:style-name="Standard">33 - de arpadella</text:p>
      <text:p text:style-name="Standard">34 - ad vendend</text:p>
      <text:p text:style-name="Standard">35 - pro que quodem domo Johannes de Ferisio jam obculit.</text:p>
      <text:p text:style-name="Standard">36 - G. Berandi</text:p>
      <text:p text:style-name="Standard">37 - de cur.</text:p>
      <text:p text:style-name="Standard">38 - Gaulaerdo</text:p>
      <text:p text:style-name="Standard">39 - dopaei</text:p>
      <text:p text:style-name="Standard">40 - Jacobus Grier et Johannes Gayne procurator ville de Come</text:p>
      <text:p text:style-name="Standard">41 - concordaven et procuratore capituli sunct discerdia mota notre ipsos</text:p>
      <text:p text:style-name="Standard">42 - occasione mensivarum Granerum concordaverunt quod duo canonici par.</text:p>
      <text:p text:style-name="Standard">43 - expe ville</text:p>
      <text:p text:style-name="Standard">44 - ibunc ad villa ideatum e erere</text:p>
      <text:p text:style-name="Standard">45 - duere e de Plai</text:p>
      <text:p text:style-name="Standard">46 - vitacie sce facto perdino et inquesta feu ipsi si possint ducent</text:p>
      <text:p text:style-name="Standard">47 - partes ad concordiam / et si hoc non possunt ipse fuerent jnsouri</text:p>
      <text:p text:style-name="Standard">48 - et judicabunt / et si illi de villa $pc$ senser</text:p>
      <text:p text:style-name="Standard">49 - genacos per on</text:p>
      <text:p text:style-name="Standard">50 - a</text:p>
      <text:p text:style-name="Standard">51 - b eci</text:p>
      <text:p text:style-name="Standard">52 - s</text:p>
      <text:p text:style-name="Standard">=FRAN_0393_09120_L.jpg=</text:p>
      <text:p text:style-name="Standard">1 - q anno xxviii° die mercurii pt mia $domini capitulanni di</text:p>
      <text:p text:style-name="Standard">2 - $master$ dominus Guillelmus de Vendariaco Ca Bdie nomine magistri</text:p>
      <text:p text:style-name="Standard">3 - Cancellario</text:p>
      <text:p text:style-name="Standard">4 - Ponrelli decani sui Verinani antisseis et canonicacus Par. obtiat demnder</text:p>
      <text:p text:style-name="Standard">5 - B. Boursnai</text:p>
      <text:p text:style-name="Standard">6 - domini Carellarii francie ut dicebat</text:p>
      <text:p text:style-name="Standard">7 - quiquginta librus Par. ult suu</text:p>
      <text:p text:style-name="Standard">8 - G. Piquet</text:p>
      <text:p text:style-name="Standard">9 - oblatam e Philippum de Meleduno et quamontque alium</text:p>
      <text:p text:style-name="Standard">10 - et domini capitulante</text:p>
      <text:p text:style-name="Standard">11 - G. de Lauduno</text:p>
      <text:p text:style-name="Standard">12 - eidem dixeuit quod inteincin isie aut quod si id decanus habeode den</text:p>
      <text:p text:style-name="Standard">13 - G. de Cormoboro.</text:p>
      <text:p text:style-name="Standard"><text:soft-page-break/>14 - domum quod solvent eb. Quntentas et quauiginta librus par.</text:p>
      <text:p text:style-name="Standard">15 - alias non habere</text:p>
      <text:p text:style-name="Standard">16 - G. de Ponardo</text:p>
      <text:p text:style-name="Standard">17 - et ipse</text:p>
      <text:p text:style-name="Standard">18 - dominus Guillelmus reisivit calum quod si aliquis plus offerret quod non terdu</text:p>
      <text:p text:style-name="Standard">19 - G. Bertrandi</text:p>
      <text:p text:style-name="Standard">20 - possessrio nisi hoc quis signficato dicto Cancellario</text:p>
      <text:p text:style-name="Standard">21 - Gaillardo</text:p>
      <text:p text:style-name="Standard">22 - s ad B. Thorra</text:p>
      <text:p text:style-name="Standard">23 - Ferrant e magistro Valleviu de Alvernia lac</text:p>
      <text:p text:style-name="Standard">24 - P. de Fugello</text:p>
      <text:p text:style-name="Standard">25 - de Plucencia</text:p>
      <text:p text:style-name="Standard">26 - Manneli</text:p>
      <text:p text:style-name="Standard">27 - Vicencio Travaille</text:p>
      <text:p text:style-name="Standard">28 - cheus natiar quiubli Guillelm</text:p>
      <text:p text:style-name="Standard">29 - Jacobus piidoe fuit receptus ad enum et prebendam Sancti Mederic quo</text:p>
      <text:p text:style-name="Standard">30 - brde per resigna</text:p>
      <text:p text:style-name="Standard">31 - one</text:p>
      <text:p text:style-name="Standard">32 - Jacobi pesone quondam on</text:p>
      <text:p text:style-name="Standard">33 - et persone heris</text:p>
      <text:p text:style-name="Standard">34 - Luberdune</text:p>
      <text:p text:style-name="Standard">35 - $vicure gracie etnon $$ alias etc.</text:p>
      <text:p text:style-name="Standard">36 - se domino Mannele de Placencia domino . G. de Mentibus Cuvico s</text:p>
      <text:p text:style-name="Standard">37 - Dies que eic in capitulo ad die luni jnstarentis cucia dominum Egidirm de Bliveyo militem est perrogata ad lue post</text:p>
      <text:p text:style-name="Standard">38 - quindentem Penthberisis comibus rema nentibus in statu prout suim nu et prout sint comcondaioni in capitulo die lun</text:p>
      <text:p text:style-name="Standard">39 - palms etc pro eo quo fuit mnsatus de iniirmuate per toltum Perrinetum de dona valle ejus famulum</text:p>
      <text:p text:style-name="Standard">40 - Par ia dedec $deterda / Et tavit domnos arigei pro ipso ad par centum f Par. decbati e pero fie destan</text:p>
      <text:p text:style-name="Standard">41 - d ne suer</text:p>
      <text:p text:style-name="Standard">42 - anno xxviii° die ut veneris potrt mgra domini. capitulanitibus</text:p>
      <text:p text:style-name="Standard">43 - Cantere</text:p>
      <text:p text:style-name="Standard">44 - Philippus de Meleduno lelt quigentus et quinquiginta libris parisiens e</text:p>
      <text:p text:style-name="Standard">45 - Succentore</text:p>
      <text:p text:style-name="Standard">46 - pro domo magistri Thierrici pero $$ Decano daincti Grrari a</text:p>
      <text:p text:style-name="Standard"><text:soft-page-break/>47 - Pdone de Senonis</text:p>
      <text:p text:style-name="Standard">48 - qiiginta libras Par. et ita sanct sextente libre par.</text:p>
      <text:p text:style-name="Standard">49 - J. de Arpadella</text:p>
      <text:p text:style-name="Standard">50 - modo ipsemet intencone suam declaravis</text:p>
      <text:p text:style-name="Standard">51 - P. Casalis</text:p>
      <text:p text:style-name="Standard">52 - H. de Commodoro</text:p>
      <text:p text:style-name="Standard">53 - G dicti sabbati subeya pro dicto P. Pourelli fuernt eblats ult obli</text:p>
      <text:p text:style-name="Standard">54 - Phe L lber Par. in rerestario au oblacioni de dit die sebbat exou</text:p>
      <text:p text:style-name="Standard">55 - G. Piquet</text:p>
      <text:p text:style-name="Standard">56 - ditu Philippus de Meleduno dixit die festi Sancti Marci</text:p>
      <text:p text:style-name="Standard">57 - G. de Lauds</text:p>
      <text:p text:style-name="Standard">58 - en revesciario capitulantibus. Dantore et aliis etc quod i</text:p>
      <text:p text:style-name="Standard">59 - Philippo de Meled</text:p>
      <text:p text:style-name="Standard">60 - offerebat</text:p>
      <text:p text:style-name="Standard">61 - domo que fue domini Chierria $fey sepor</text:p>
      <text:p text:style-name="Standard">62 - vibendio Tuiaillo</text:p>
      <text:p text:style-name="Standard">63 - septies quiquignita libras par. statem solvendum</text:p>
      <text:p text:style-name="Standard">64 - G. de Ponendo</text:p>
      <text:p text:style-name="Standard">65 - dixit prout alias dixerat quod domus sua computetur</text:p>
      <text:p text:style-name="Standard">66 - Saillardo</text:p>
      <text:p text:style-name="Standard">67 - leibris in preae supredicto et quod si non debeat in tantum compre</text:p>
      <text:p text:style-name="Standard">68 - P. de Fagello</text:p>
      <text:p text:style-name="Standard">69 - omnibus nodis ipse offit di suo propo $sc v</text:p>
      <text:p text:style-name="Standard">70 - G. Guette.</text:p>
      <text:p text:style-name="Standard">71 - st solies obi per declavor e</text:p>
      <text:p text:style-name="Standard">=FRAN_0393_09121_L.jpg=</text:p>
      <text:p text:style-name="Standard">1 - du declaracion qui ad h et cotum sestbia</text:p>
      <text:p text:style-name="Standard">2 - Jo de Arpadella</text:p>
      <text:p text:style-name="Standard">3 - P. de Fugello</text:p>
      <text:p text:style-name="Standard">4 - ecc</text:p>
      <text:p text:style-name="Standard">5 - Bertrundus Boufaci</text:p>
      <text:p text:style-name="Standard">6 - Ode de Serenis</text:p>
      <text:p text:style-name="Standard">7 - testes magistri Evenis Be</text:p>
      <text:p text:style-name="Standard">8 - H. de Cornedero</text:p>
      <text:p text:style-name="Standard">9 - Hic</text:p>
      <text:p text:style-name="Standard">10 - magster Robertu Biardi d</text:p>
      <text:p text:style-name="Standard"><text:soft-page-break/>11 - dominus Regnaldi d de Losarru</text:p>
      <text:p text:style-name="Standard">12 - G. Panti</text:p>
      <text:p text:style-name="Standard">13 - Ga</text:p>
      <text:p text:style-name="Standard">14 - Gabliaco</text:p>
      <text:p text:style-name="Standard">15 - oe in festo beati Marci enian g anno xxviii capitulant eilii</text:p>
      <text:p text:style-name="Standard">16 - fur</text:p>
      <text:p text:style-name="Standard">17 - d</text:p>
      <text:p text:style-name="Standard">18 - Drvant</text:p>
      <text:p text:style-name="Standard">19 - xxviii° die mintis potesta mareni capitulanabus</text:p>
      <text:p text:style-name="Standard">20 - dicti Pe</text:p>
      <text:p text:style-name="Standard">21 - $depea</text:p>
      <text:p text:style-name="Standard">22 - dominus Guillelmus de Vendaraco caua ednoi nomine dec</text:p>
      <text:p text:style-name="Standard">23 - Gal</text:p>
      <text:p text:style-name="Standard">24 - Dau por</text:p>
      <text:p text:style-name="Standard">25 - ot oiam Aucissarns Par. obtulit ult omeum ollaco</text:p>
      <text:p text:style-name="Standard">26 - Decenore</text:p>
      <text:p text:style-name="Standard">27 - dcra Bonfaci</text:p>
      <text:p text:style-name="Standard">28 - fact per Philippum de Meleduno sibi ut supra hacet</text:p>
      <text:p text:style-name="Standard">29 - de Seras</text:p>
      <text:p text:style-name="Standard">30 - expositar L. lbrs parii t dices quod si oblaco hujumd</text:p>
      <text:p text:style-name="Standard">31 - Comodoro</text:p>
      <text:p text:style-name="Standard">32 - e senoi l consreordie alii</text:p>
      <text:p text:style-name="Standard">33 - qued reu qud h</text:p>
      <text:p text:style-name="Standard">34 - de Pomardo</text:p>
      <text:p text:style-name="Standard">35 - $dc$ quod non miu deberet offerri quam ultimo per priser</text:p>
      <text:p text:style-name="Standard">36 - dea Curnaille</text:p>
      <text:p text:style-name="Standard">37 - sucem colatu et ile case et non alias offert ex</text:p>
      <text:p text:style-name="Standard">38 - C. lbrm par. vle oblacionem suprdictis per dictum</text:p>
      <text:p text:style-name="Standard">39 - . Padella</text:p>
      <text:p text:style-name="Standard">40 - Phum ferum et statim reili obtulit pro dictu</text:p>
      <text:p text:style-name="Standard">41 - solucione facienda$qu viii iiii xviii. fler</text:p>
      <text:p text:style-name="Standard">42 - de a</text:p>
      <text:p text:style-name="Standard">43 - g les ques poit en diabat en quo</text:p>
      <text:p text:style-name="Standard">44 - aceo / quin quodem facum visis et oscensis foren pr</text:p>
      <text:p text:style-name="Standard">=FRAN_0393_09122_L.jpg=</text:p>
      <text:p text:style-name="Standard">1 - ee e ee</text:p>
      <text:p text:style-name="Standard"><text:soft-page-break/>2 - a</text:p>
      <text:p text:style-name="Standard">3 - acifacto capitulo uosque ad pec usque ad quod liccacio ert complet</text:p>
      <text:p text:style-name="Standard">4 - sit restiti</text:p>
      <text:p text:style-name="Standard">5 - a cle Hetuea compecont</text:p>
      <text:p text:style-name="Standard">6 - b quam si id magisteri Guillelmu Vellet aliqua per et a</text:p>
      <text:p text:style-name="Standard">7 - sonbu a$</text:p>
      <text:p text:style-name="Standard">8 - pro ea somo dcti flore restituantur ei infict alioqu fiat solucio exoec de dict Frore</text:p>
      <text:p text:style-name="Standard">9 - h Rstru</text:p>
      <text:p text:style-name="Standard">10 - p ad de Feresto</text:p>
      <text:p text:style-name="Standard">11 - Philippus casse e curie</text:p>
      <text:p text:style-name="Standard">12 - Magistro Guillelmo de Alilino</text:p>
      <text:p text:style-name="Standard">13 - T Bernardo</text:p>
      <text:p text:style-name="Standard">14 - oon Reginalu de Losarra</text:p>
      <text:p text:style-name="Standard">15 - anno xviii° et die mintis postere decum festum Marci capitulante ibii</text:p>
      <text:p text:style-name="Standard">16 - Cantore</text:p>
      <text:p text:style-name="Standard">17 - ppatus domino Guillelmus de Vendancer nemine dicti Petr Pourelli cane</text:p>
      <text:p text:style-name="Standard">18 - Succentore</text:p>
      <text:p text:style-name="Standard">19 - reperit oblacone qu faieat in mine capitulo ult oblacionem ser</text:p>
      <text:p text:style-name="Standard">20 - mo que sive din Thionis</text:p>
      <text:p text:style-name="Standard">21 - B. Boursio</text:p>
      <text:p text:style-name="Standard">22 - Philippo t$ sepplicire quod deliberirent eidem dono du Magie</text:p>
      <text:p text:style-name="Standard">23 - Ede de Senonis</text:p>
      <text:p text:style-name="Standard">24 - $depe tradidie $pc Florenconc pua scli viii iiii xviii</text:p>
      <text:p text:style-name="Standard">25 - d erant in manu oragistri B Bontari consignati quodam facto Et cnie</text:p>
      <text:p text:style-name="Standard">26 - G. Piqueti</text:p>
      <text:p text:style-name="Standard">27 - capitulum declarave quod intencionis erum erut quod par ecclesie dicte dom</text:p>
      <text:p text:style-name="Standard">28 - G. de Land</text:p>
      <text:p text:style-name="Standard">29 - ad octigentas libram Par. a quod aum ciam habiert pecuio e</text:p>
      <text:p text:style-name="Standard">30 - videncio Cavaille</text:p>
      <text:p text:style-name="Standard">31 - de Manri magistri Yertrandi et ne faceret quod deber</text:p>
      <text:p text:style-name="Standard">32 - de Cermodoro</text:p>
      <text:p text:style-name="Standard">33 - enes domum magistrum Beant Rs</text:p>
      <text:p text:style-name="Standard">34 - dominuo Guillelmus et qro Floreni depositi cedent exrunt et solvicum usque</text:p>
      <text:p text:style-name="Standard">35 - G. de Po</text:p>
      <text:p text:style-name="Standard">36 - ardinie</text:p>
      <text:p text:style-name="Standard">37 - G. Vtriini</text:p>
      <text:p text:style-name="Standard"><text:soft-page-break/>38 - tatem dicte sune pecuine $nstus$ salvo quod cres infra hors et</text:p>
      <text:p text:style-name="Standard">39 - posset afferendo aliam</text:p>
      <text:p text:style-name="Standard">40 - P. de Chambliaco</text:p>
      <text:p text:style-name="Standard">41 - ecum eos habee</text:p>
      <text:p text:style-name="Standard">42 - acum et quod compcan</text:p>
      <text:p text:style-name="Standard">43 - prove hodie in mane</text:p>
      <text:p text:style-name="Standard">44 - presendibus magistro P. de Foresi reibent e iceni e</text:p>
      <text:p text:style-name="Standard">45 - J. de Mpadella</text:p>
      <text:p text:style-name="Standard">46 - pr solvonem predict</text:p>
      <text:p text:style-name="Standard">47 - Philipo Casse</text:p>
      <text:p text:style-name="Standard">48 - P. de Sagello</text:p>
      <text:p text:style-name="Standard">49 - egistro Guillelmo de Alurna</text:p>
      <text:p text:style-name="Standard">50 - Bernardo</text:p>
      <text:p text:style-name="Standard">51 - 1.</text:p>
      <text:p text:style-name="Standard">52 - P. de Codeto</text:p>
      <text:p text:style-name="Standard">53 - Magisteri G. Benisiri $aaiit omne in capitulo i Flureres.</text:p>
      <text:p text:style-name="Standard">54 - predictos peres eu depesits et fuerunt compritati et sueru</text:p>
      <text:p text:style-name="Standard">55 - tet slore dt superius $ xprmitr</text:p>
      <text:p text:style-name="Standard">56 - iitaquod P ad domin</text:p>
      <text:p text:style-name="Standard">57 - Capitulis omnie dixei</text:p>
      <text:p text:style-name="Standard">58 - t A.</text:p>
      <text:p text:style-name="Standard">59 - a o xep e</text:p>
      <text:p text:style-name="Standard">60 - cempus licitacions ejas e e</text:p>
      <text:p text:style-name="Standard">61 - dicave domum dicto Pecro et ipsum adiiquavint ad dom</text:p>
      <text:p text:style-name="Standard">62 - eande</text:p>
      <text:p text:style-name="Standard">=FRAN_0393_09123_L.jpg=</text:p>
      <text:p text:style-name="Standard">1 - Lnxxiiii pm juis pstisinius</text:p>
      <text:p text:style-name="Standard">2 - o Travaillo</text:p>
      <text:p text:style-name="Standard">3 - Comedao</text:p>
      <text:p text:style-name="Standard">4 - de Gonayo</text:p>
      <text:p text:style-name="Standard">5 - Je Ponardo</text:p>
      <text:p text:style-name="Standard">6 - de Chabliacon</text:p>
      <text:p text:style-name="Standard">7 - quet</text:p>
      <text:p text:style-name="Standard">8 - rpadella</text:p>
      <text:p text:style-name="Standard">9 - Fayello</text:p>
      <text:p text:style-name="Standard">10 - xxviii° die lune prtt cantate / capitulane ibei</text:p>
      <text:p text:style-name="Standard"><text:soft-page-break/>11 - decarus Andegarieue ma$ posuit ad mucurm. Cpso. firt</text:p>
      <text:p text:style-name="Standard">12 - Leber</text:p>
      <text:p text:style-name="Standard">13 - prebende Par. que funt Pandulphi de Augusto proxuter et</text:p>
      <text:p text:style-name="Standard">14 - .</text:p>
      <text:p text:style-name="Standard">15 - tempe que vacabut et reqisuit capitulum quod respsondent eidem</text:p>
      <text:p text:style-name="Standard">16 - mandato domini ipo. de ipisis</text:p>
      <text:p text:style-name="Standard">17 - L</text:p>
      <text:p text:style-name="Standard">18 - f</text:p>
      <text:p text:style-name="Standard">19 - presenis domino Mannele de Placencia R. J. de Ploncia</text:p>
      <text:p text:style-name="Standard">20 - oco</text:p>
      <text:p text:style-name="Standard">21 - Porvardo</text:p>
      <text:p text:style-name="Standard">22 - J. Chablaco</text:p>
      <text:p text:style-name="Standard">23 - e dur.</text:p>
      <text:p text:style-name="Standard">24 - voleaciones Sancte Cuicis capitulantabus</text:p>
      <text:p text:style-name="Standard">25 - assinanernnc dion venereris in.</text:p>
      <text:p text:style-name="Standard">26 - Taicoe</text:p>
      <text:p text:style-name="Standard">27 - es ad predendum in collacione canonico et prebend</text:p>
      <text:p text:style-name="Standard">28 - quos dum viverent obtinebat in</text:p>
      <text:p text:style-name="Standard">29 - More archidiacons</text:p>
      <text:p text:style-name="Standard">30 - Sancti Johanni Rocundi valdomus de Sancto M</text:p>
      <text:p text:style-name="Standard">31 - cello ejusdem ecclesie canonicos prebendatis</text:p>
      <text:p text:style-name="Standard">32 - G iliaco Cancellario</text:p>
      <text:p text:style-name="Standard">33 - Philippus de Virtaco procuratore Marcini vati Johannus Le Chevenancier expectis</text:p>
      <text:p text:style-name="Standard">34 - mdis cempitunt et insuman</text:p>
      <text:p text:style-name="Standard">=FRAN_0393_09124_L.jpg=</text:p>
      <text:p text:style-name="Standard">1 - 55</text:p>
      <text:p text:style-name="Standard">2 - anno xxviii° die venu $p$ domini festum beai Bitinle mt Capitulantilii</text:p>
      <text:p text:style-name="Standard">3 - Decano</text:p>
      <text:p text:style-name="Standard">4 - Stephanus Pulularius servies baillivi domini episcopi Pa.</text:p>
      <text:p text:style-name="Standard">5 - Archidiacono</text:p>
      <text:p text:style-name="Standard">6 - emendavit in plene capitulo decano et capitulo</text:p>
      <text:p text:style-name="Standard">7 - M. Malcondit</text:p>
      <text:p text:style-name="Standard">8 - accepit et $dicta domo Dei Par. uius mlierem exgur</text:p>
      <text:p text:style-name="Standard">9 - Bricencio Trimailli</text:p>
      <text:p text:style-name="Standard">10 - ibidem in franchisia den restituerat locua que vera</text:p>
      <text:p text:style-name="Standard">11 - P. Cosins</text:p>
      <text:p text:style-name="Standard"><text:soft-page-break/>12 - Lielora uxor Matuan</text:p>
      <text:p text:style-name="Standard">13 - B. Boufaci</text:p>
      <text:p text:style-name="Standard">14 - G. Piquet</text:p>
      <text:p text:style-name="Standard">15 - P. de Lemonies</text:p>
      <text:p text:style-name="Standard">16 - P. de Civanut</text:p>
      <text:p text:style-name="Standard">17 - G. de Poniardo</text:p>
      <text:p text:style-name="Standard">18 - magistro Eveno Bohie</text:p>
      <text:p text:style-name="Standard">19 - R. de Fuy</text:p>
      <text:p text:style-name="Standard">20 - magistro Egidio de Carao</text:p>
      <text:p text:style-name="Standard">21 - G. Guete</text:p>
      <text:p text:style-name="Standard">22 - Budo menguna</text:p>
      <text:p text:style-name="Standard">23 - magistro Stephano L Barreis</text:p>
      <text:p text:style-name="Standard">24 - testimeon etc.</text:p>
      <text:p text:style-name="Standard">25 - anno xxviii° die mercurii potont festem Bernabe capitulantibus</text:p>
      <text:p text:style-name="Standard">26 - . Decano</text:p>
      <text:p text:style-name="Standard">27 - dies quam dominus Rudrt chaumini quam habebut hodie est capitulo sint</text:p>
      <text:p text:style-name="Standard">28 - . Cancere</text:p>
      <text:p text:style-name="Standard">29 - ad tros septimanas in scatu que</text:p>
      <text:p text:style-name="Standard">30 - P. capullis</text:p>
      <text:p text:style-name="Standard">31 - Milico</text:p>
      <text:p text:style-name="Standard">32 - Johannes Gaulart de Spedora renunciavit et capitulo</text:p>
      <text:p text:style-name="Standard">33 - Odone de Senoiis</text:p>
      <text:p text:style-name="Standard">34 - ad opi</text:p>
      <text:p text:style-name="Standard">35 - Bincencio Cravaille</text:p>
      <text:p text:style-name="Standard">36 - capituli juri quod hebat in suam diffictrum lata per capitulum</text:p>
      <text:p text:style-name="Standard">37 - Mchael Malconduit</text:p>
      <text:p text:style-name="Standard">38 - Guillelmum Monyu et voluit quod capitulum faciat excqucrentem i</text:p>
      <text:p text:style-name="Standard">39 - io Cec</text:p>
      <text:p text:style-name="Standard">40 - G. Piquet</text:p>
      <text:p text:style-name="Standard">41 - ad opus capituli et $ade$ in deduccionem debiti quod ipse Johanne de</text:p>
      <text:p text:style-name="Standard">42 - G. Briconi</text:p>
      <text:p text:style-name="Standard">43 - capitulo</text:p>
      <text:p text:style-name="Standard">44 - P. de Mraing</text:p>
      <text:p text:style-name="Standard">45 - P. de Suyello</text:p>
      <text:p text:style-name="Standard">=FRAN_0393_09125_L.jpg=</text:p>
      <text:p text:style-name="Standard">1 - p capitulantibus eceptum Canonicii</text:p>
      <text:p text:style-name="Standard"><text:soft-page-break/>2 - 0</text:p>
      <text:p text:style-name="Standard">3 - magister Gianus</text:p>
      <text:p text:style-name="Standard">4 - paro magistri G. de Narbionnae</text:p>
      <text:p text:style-name="Standard">5 - ex</text:p>
      <text:p text:style-name="Standard">6 - Henco</text:p>
      <text:p text:style-name="Standard">7 - da</text:p>
      <text:p text:style-name="Standard">8 - Par et penitenciarii / acceptavit prebbendam que vacavit per men</text:p>
      <text:p text:style-name="Standard">9 - Sucenere</text:p>
      <text:p text:style-name="Standard">10 - defunctis magistri Thome de Balliaco quodam cancellarii Par. / et dominu</text:p>
      <text:p text:style-name="Standard">11 - G</text:p>
      <text:p text:style-name="Standard">12 - P. Casalis</text:p>
      <text:p text:style-name="Standard">13 - Minacione episcopus ili presens cnoulit eidem sub protestatois etc et dominus</text:p>
      <text:p text:style-name="Standard">14 - E</text:p>
      <text:p text:style-name="Standard">15 - Lonfacii</text:p>
      <text:p text:style-name="Standard">16 - $cantergiore sur per capitulum et dominus Cantor huc ad installant ipsi</text:p>
      <text:p text:style-name="Standard">17 - in chero et pretermod in capitul</text:p>
      <text:p text:style-name="Standard">18 - M. Malcondint</text:p>
      <text:p text:style-name="Standard">19 - pdone de Senons</text:p>
      <text:p text:style-name="Standard">20 - P. de Marrigis</text:p>
      <text:p text:style-name="Standard">21 - P. de Fayello</text:p>
      <text:p text:style-name="Standard">22 - G. Guette</text:p>
      <text:p text:style-name="Standard">23 - present domino P. Episcopo Carcasson. Abbate fistane</text:p>
      <text:p text:style-name="Standard">24 - G. de Comedoro</text:p>
      <text:p text:style-name="Standard">25 - magistro Petro Alemanni officialis Curie . Archidiaconus Par.</text:p>
      <text:p text:style-name="Standard">26 - G. Piqueti</text:p>
      <text:p text:style-name="Standard">27 - magistro domus Dei domio . G. de Nondi. G. Cracipandi et gerro</text:p>
      <text:p text:style-name="Standard">28 - de Cuna publentis nos</text:p>
      <text:p text:style-name="Standard">29 - Gertran</text:p>
      <text:p text:style-name="Standard">30 - dominus Beornndus Bonisaei procuratore Hhancundi de Pollonniac</text:p>
      <text:p text:style-name="Standard">31 - protestatur suit etc.</text:p>
      <text:p text:style-name="Standard">32 - Magister Hugo de Fulhius procuratore magistri . P. de Vico</text:p>
      <text:p text:style-name="Standard">33 - t fuit</text:p>
      <text:p text:style-name="Standard">34 - Aeudicos Dyvisardi procuratore Johannis de Bleso protestationis funt</text:p>
      <text:p text:style-name="Standard">35 - Levii venris post festum beati Bannabe apostoli capitulantibus</text:p>
      <text:p text:style-name="Standard">36 - dominus Guillelmus de Gycmo procurator Johannis de Calvngiianto protestis furt de acceptari</text:p>
      <text:p text:style-name="Standard">37 - prebendam que suu defunctii cancellarii si et c</text:p>
      <text:p text:style-name="Standard"><text:soft-page-break/>38 - d laudi</text:p>
      <text:p text:style-name="Standard">39 - Malcondun</text:p>
      <text:p text:style-name="Standard">40 - Item sminus Johannis Courtois presbyter et Petrus de Bailliaco ecequtores affoc</text:p>
      <text:p text:style-name="Standard">41 - domo vro</text:p>
      <text:p text:style-name="Standard">42 - vii promisuvit retinere de bonis etequionis Clibras Par. pro complendo ordinionis</text:p>
      <text:p text:style-name="Standard">43 - Linfacii</text:p>
      <text:p text:style-name="Standard">44 - nostram et disiondia quim habi cum domine Michaele et c. si ordinuo facint c</text:p>
      <text:p text:style-name="Standard">45 - ces</text:p>
      <text:p text:style-name="Standard">46 - presentibus domino Regualdo d Lesarra ee Guillelme de Montibis p.</text:p>
      <text:p text:style-name="Standard">=FRAN_0393_09126_L.jpg=</text:p>
      <text:p text:style-name="Standard">1 - xxv</text:p>
      <text:p text:style-name="Standard">2 - anno xxviii dis lune e oenis capiaentibus</text:p>
      <text:p text:style-name="Standard">3 - Decano</text:p>
      <text:p text:style-name="Standard">4 - Johannes Gilboust qui debne farite fidem mefra die luni autem Perchai ulcimo preceritos</text:p>
      <text:p text:style-name="Standard">5 - Cantore</text:p>
      <text:p text:style-name="Standard">6 - pro sequebatur appellonem sia et que infra illud terarimum</text:p>
      <text:p text:style-name="Standard">7 - Henco de Comedis</text:p>
      <text:p text:style-name="Standard">8 - hoc Fabere obmisie</text:p>
      <text:p text:style-name="Standard">9 - asserebat quod per commissaram stecit infra inderam natci Johannis Facet sud</text:p>
      <text:p text:style-name="Standard">10 - G. Piqueti</text:p>
      <text:p text:style-name="Standard">11 - quod scetit per commissarum alioqu pena erre commissa</text:p>
      <text:p text:style-name="Standard">12 - G. Brarri</text:p>
      <text:p text:style-name="Standard">13 - P. de Frgello</text:p>
      <text:p text:style-name="Standard">14 - Roberto de Percu pcert abselie pro magistro R.</text:p>
      <text:p text:style-name="Standard">15 - pise magistris Theobaldo et</text:p>
      <text:p text:style-name="Standard">16 - Item in claustre ante banuin magistro Petrus de Sagille</text:p>
      <text:p text:style-name="Standard">17 - et Nicolaus munt compuiserunt in archidiaconus Moriensis et Odonem de Senonis preseuribus mn</text:p>
      <text:p text:style-name="Standard">18 - Sucuo lohic / et domino Thonia de Fente et domino Guillelmo de Compendio</text:p>
      <text:p text:style-name="Standard">19 - .</text:p>
      <text:p text:style-name="Standard">20 - Eanno xxviii° die mitis aute festum Nattitit</text:p>
      <text:p text:style-name="Standard">21 - hora desf</text:p>
      <text:p text:style-name="Standard">22 - capellanie capitulanam recipeie canonici</text:p>
      <text:p text:style-name="Standard">23 - . Decano</text:p>
      <text:p text:style-name="Standard">24 - magister Penrus Cirroni secretartu regis receptis sive</text:p>
      <text:p text:style-name="Standard">25 - Cantore</text:p>
      <text:p text:style-name="Standard">26 - G. Pqueti</text:p>
      <text:p text:style-name="Standard"><text:soft-page-break/>27 - ad prebendam que $doms $domini theodora</text:p>
      <text:p text:style-name="Standard">28 - Vicencio Cravaille</text:p>
      <text:p text:style-name="Standard">29 - *.</text:p>
      <text:p text:style-name="Standard">30 - . de Codeco</text:p>
      <text:p text:style-name="Standard">31 - de Coedus</text:p>
      <text:p text:style-name="Standard">32 - G. Couifa</text:p>
      <text:p text:style-name="Standard">33 - H. de Peniarco</text:p>
      <text:p text:style-name="Standard">34 - J. de Oipadella</text:p>
      <text:p text:style-name="Standard">35 - G. Bereonnie</text:p>
      <text:p text:style-name="Standard">36 - . Guecoe</text:p>
      <text:p text:style-name="Standard">37 - magistro Ereno Bohis</text:p>
      <text:p text:style-name="Standard">=FRAN_0393_09127_L.jpg=</text:p>
      <text:p text:style-name="Standard">1 - x</text:p>
      <text:p text:style-name="Standard">2 - Decanus Andegis posit ad manum pape. fruct procempore facuo prebena</text:p>
      <text:p text:style-name="Standard">3 - fuit domini Padulphi et Fiuotus prebende que fuit quondam magistri Chiem</text:p>
      <text:p text:style-name="Standard">4 - Daufi</text:p>
      <text:p text:style-name="Standard">5 - et Thibune capitulo ne alianquam sibi vl domino manutli pro ipso resundeat</text:p>
      <text:p text:style-name="Standard">6 - presentibus magstru Eveno Bohic et Roberto Borardi et G. de Montibus prelbteris</text:p>
      <text:p text:style-name="Standard">7 - Malcondune</text:p>
      <text:p text:style-name="Standard">8 - de Courboro</text:p>
      <text:p text:style-name="Standard">9 - Stem Magisteri Thdebaldus Merio $sulit asseruit quod placebut magistro Gar</text:p>
      <text:p text:style-name="Standard">10 - de Ascheriis officialis Brie quod abisolvdretur a capitulo magister Rebertu de Cau</text:p>
      <text:p text:style-name="Standard">11 - . Casalis</text:p>
      <text:p text:style-name="Standard">12 - et supplicavit</text:p>
      <text:p text:style-name="Standard">13 - Barrier</text:p>
      <text:p text:style-name="Standard">14 - .De Laudi</text:p>
      <text:p text:style-name="Standard">15 - Bertranni</text:p>
      <text:p text:style-name="Standard">16 - Guerte</text:p>
      <text:p text:style-name="Standard">17 - Magister P. Casalis proturto fuit$ de diocopcando prebendum defuncti magistei</text:p>
      <text:p text:style-name="Standard">18 - P. de Suzayo etc. prosus dictis testibus</text:p>
      <text:p text:style-name="Standard">19 - magister . P. Barrier reisunt quod venderetur done cancellari et fui</text:p>
      <text:p text:style-name="Standard">20 - concessum dummolo fuerit estimata prius</text:p>
      <text:p text:style-name="Standard">21 - delibera fuero domino Manneli et Jacobo de Medrelano noceri</text:p>
      <text:p text:style-name="Standard">22 - domini Parisiensi ipiscopi / libra domini d'Ombuldi Cardonls querant in thesauro</text:p>
      <text:p text:style-name="Standard">23 - presentbus magistro Roberto Vorardi et Evono Brchic ac domino G. de Moncto</text:p>
      <text:p text:style-name="Standard">24 - xxviie. die hori aue festum Nat beati Jehann Bapiace hora vespearium capitulat cibui</text:p>
      <text:p text:style-name="Standard"><text:soft-page-break/>25 - car.</text:p>
      <text:p text:style-name="Standard">26 - impetiris</text:p>
      <text:p text:style-name="Standard">27 - Johannes de Calviginaco</text:p>
      <text:p text:style-name="Standard">28 - procratore suam $rcap$</text:p>
      <text:p text:style-name="Standard">29 - penture prossum</text:p>
      <text:p text:style-name="Standard">30 - ad prebendam defuncti et de sussiaco quond</text:p>
      <text:p text:style-name="Standard">31 - Malcondurt</text:p>
      <text:p text:style-name="Standard">32 - evl Par. carnen non sunt receptu di</text:p>
      <text:p text:style-name="Standard">33 - Comedoro</text:p>
      <text:p text:style-name="Standard">34 - Laud</text:p>
      <text:p text:style-name="Standard">35 - de Saicte Genouese principal exequeer que con</text:p>
      <text:p text:style-name="Standard">36 - vices archidiaconu Vicunices / erat exempois</text:p>
      <text:p text:style-name="Standard">37 - $o constalar d Morte.</text:p>
      <text:p text:style-name="Standard">38 - JCaenaille</text:p>
      <text:p text:style-name="Standard">39 - abraco</text:p>
      <text:p text:style-name="Standard">40 - presete magistro Guillelmo de Gyeno Stephano de Moncel</text:p>
      <text:p text:style-name="Standard">41 - Cari</text:p>
      <text:p text:style-name="Standard">42 - G. de Croncibus . Rado Bonisisis dondrea de Loge</text:p>
      <text:p text:style-name="Standard">43 - a</text:p>
      <text:p text:style-name="Standard">44 - der</text:p>
      <text:p text:style-name="Standard">=FRAN_0393_09128_L.jpg=</text:p>
      <text:p text:style-name="Standard">1 - anno domini millesimo ccc. xxviii° de vndat etbsc posut beati Johannis</text:p>
      <text:p text:style-name="Standard">2 - ly</text:p>
      <text:p text:style-name="Standard">3 - plo</text:p>
      <text:p text:style-name="Standard">4 - Decano</text:p>
      <text:p text:style-name="Standard">5 - pocurrores $domini magistri. G. de Nar bonna de Aocu</text:p>
      <text:p text:style-name="Standard">6 - Cancore</text:p>
      <text:p text:style-name="Standard">7 - Succentore</text:p>
      <text:p text:style-name="Standard">8 - prebendum que vacuvit in ecclesio Par. per obatum Per de</text:p>
      <text:p text:style-name="Standard">9 - en</text:p>
      <text:p text:style-name="Standard">10 - Odore de Senens</text:p>
      <text:p text:style-name="Standard">11 - CChemon</text:p>
      <text:p text:style-name="Standard">12 - eco et om en quo dio debet probenda sagt</text:p>
      <text:p text:style-name="Standard">13 - Perr</text:p>
      <text:p text:style-name="Standard">14 - Bailliaco quam acceptavit i et n a pesse</text:p>
      <text:p text:style-name="Standard">15 - B. Bouisarii</text:p>
      <text:p text:style-name="Standard"><text:soft-page-break/>16 - G. Piqueti</text:p>
      <text:p text:style-name="Standard">17 - Gar</text:p>
      <text:p text:style-name="Standard">18 - P. Casulis</text:p>
      <text:p text:style-name="Standard">19 - Thome de Builliaco</text:p>
      <text:p text:style-name="Standard">20 - G. de Corrodoro</text:p>
      <text:p text:style-name="Standard">21 - relacum fuit domum i Cacellarii cne approciats ad ix lb.</text:p>
      <text:p text:style-name="Standard">22 - M. Malconduit</text:p>
      <text:p text:style-name="Standard">23 - H. de Poniarco</text:p>
      <text:p text:style-name="Standard">24 - G. de Laud</text:p>
      <text:p text:style-name="Standard">25 - Bucencio Cnnailli</text:p>
      <text:p text:style-name="Standard">26 - presentibus ad hoc magistro Geno volsit qulper</text:p>
      <text:p text:style-name="Standard">27 - R. de Chambliaco</text:p>
      <text:p text:style-name="Standard">28 - nvone de Bira publico nec Johanne Chartari pro</text:p>
      <text:p text:style-name="Standard">29 - . Bareri</text:p>
      <text:p text:style-name="Standard">30 - R. de Gaignao$</text:p>
      <text:p text:style-name="Standard">31 - capituli et pluribus etc.</text:p>
      <text:p text:style-name="Standard">32 - P. de Fayello</text:p>
      <text:p text:style-name="Standard">33 - ordinacum est in capitulo gelerali quod dececere prebendam de</text:p>
      <text:p text:style-name="Standard">34 - G. Barn</text:p>
      <text:p text:style-name="Standard">35 - Ycevilla solvent $ulb. C. s officio ani</text:p>
      <text:p text:style-name="Standard">36 - J. de Arpadella</text:p>
      <text:p text:style-name="Standard">37 - +. xx. s. par. officio Maudeti / Et fuat</text:p>
      <text:p text:style-name="Standard">38 - G. Guette.</text:p>
      <text:p text:style-name="Standard">39 - judicatum prebendarios et prebendas fuisse etc</text:p>
      <text:p text:style-name="Standard">40 - hoc obligatonum et oneratas.</text:p>
      <text:p text:style-name="Standard">41 - l.</text:p>
      <text:p text:style-name="Standard">=FRAN_0393_09129_L.jpg=</text:p>
      <text:p text:style-name="Standard">1 - vult die venp festum Pet Pauli apd</text:p>
      <text:p text:style-name="Standard">2 - Durondus la Tale prepositns de Andresiaco fut penc et emenda de hoc quod levar</text:p>
      <text:p text:style-name="Standard">3 - Saister inhibuciis capitulo et frangendo arrestr Leart fructaru etch de anno ulcio</text:p>
      <text:p text:style-name="Standard">4 - Strie</text:p>
      <text:p text:style-name="Standard">5 - pretrico / itcem capitulum appesuit arrestum quiusque tradiditer plegies et fui</text:p>
      <text:p text:style-name="Standard">6 - l</text:p>
      <text:p text:style-name="Standard">7 - eibs inmctum quod infra exv. dduc plegios</text:p>
      <text:p text:style-name="Standard">8 - ppsti</text:p>
      <text:p text:style-name="Standard">9 - G. Bolais</text:p>
      <text:p text:style-name="Standard"><text:soft-page-break/>10 - sz</text:p>
      <text:p text:style-name="Standard">11 - Tuaille</text:p>
      <text:p text:style-name="Standard">12 - Go. e. de Ponarco</text:p>
      <text:p text:style-name="Standard">13 - Larrere</text:p>
      <text:p text:style-name="Standard">14 - Berrt</text:p>
      <text:p text:style-name="Standard">15 - de Sagello</text:p>
      <text:p text:style-name="Standard">16 - d</text:p>
      <text:p text:style-name="Standard">17 - xxviii° die ercurii pct festum cunslacios $beateri Beredieti abbats capitula clii</text:p>
      <text:p text:style-name="Standard">18 - g$ Guillelmus de Argentelio procuratori magistri Petri</text:p>
      <text:p text:style-name="Standard">19 - Decano</text:p>
      <text:p text:style-name="Standard">20 - .Candere</text:p>
      <text:p text:style-name="Standard">21 - de vico insunanit acceptucone fer pro e de causo</text:p>
      <text:p text:style-name="Standard">22 - G. Piqueti</text:p>
      <text:p text:style-name="Standard">23 - loue $e et coblaciones et proce ce eto dies fiit e</text:p>
      <text:p text:style-name="Standard">24 - tata ad deliberandum ex parte capituli</text:p>
      <text:p text:style-name="Standard">25 - eencio Cravaille</text:p>
      <text:p text:style-name="Standard">26 - Ponnelli</text:p>
      <text:p text:style-name="Standard">27 - i</text:p>
      <text:p text:style-name="Standard">28 - present magistro Egid de Curiaco / Gaofrdo de</text:p>
      <text:p text:style-name="Standard">29 - ascheriis Eveno Bohic Radonme</text:p>
      <text:p text:style-name="Standard">30 - cles</text:p>
      <text:p text:style-name="Standard">31 - ne xxviii die juis protet dictum festm cunslacious beati Bendica abbatis capitulnas</text:p>
      <text:p text:style-name="Standard">32 - p Johannis de Coliigniaco fuit admissus ad prebbered</text:p>
      <text:p text:style-name="Standard">33 - de hac prendu</text:p>
      <text:p text:style-name="Standard">34 - defnti Petero de Ft Suzay</text:p>
      <text:p text:style-name="Standard">35 - Capitulie hubaie anna</text:p>
      <text:p text:style-name="Standard">36 - Piquati</text:p>
      <text:p text:style-name="Standard">37 - quor non erat cu es</text:p>
      <text:p text:style-name="Standard">38 - nas Johannes</text:p>
      <text:p text:style-name="Standard">39 - lba Bera</text:p>
      <text:p text:style-name="Standard">40 - de Fayelli</text:p>
      <text:p text:style-name="Standard">41 - P G. de Gyeno. G. de Montibus G. de Compendie</text:p>
      <text:p text:style-name="Standard">42 - de camjus alias dins</text:p>
      <text:p text:style-name="Standard">43 - ne veles sequenti et dono $diee decani / magister Robertns Pichect / a dicto domino</text:p>
      <text:p text:style-name="Standard">44 - et maristri H. ee de Ponvarco casoi so cum nissorum capituli per iiiC h</text:p>
      <text:p text:style-name="Standard">45 - ab eecu</text:p>
      <text:p text:style-name="Standard"><text:soft-page-break/>46 - demet</text:p>
      <text:p text:style-name="Standard">=FRAN_0393_09130_L.jpg=</text:p>
      <text:p text:style-name="Standard">1 - anno xxviii°. die lune ne festum beati Mare Magao G. Lauadi</text:p>
      <text:p text:style-name="Standard">2 - presentatis processibus Jchannis de Blesis et P. de Vico Sanct Menc</text:p>
      <text:p text:style-name="Standard">3 - . Decano</text:p>
      <text:p text:style-name="Standard">4 - . Cantore</text:p>
      <text:p text:style-name="Standard">5 - repertum fuit Johanne Hee priorem dicum et provdiat per decm</text:p>
      <text:p text:style-name="Standard">6 - . Archidiacono Majore</text:p>
      <text:p text:style-name="Standard">7 - Sancti Grani subdelegis etc. ipsum . P. non habe</text:p>
      <text:p text:style-name="Standard">8 - sue cavllaritm procuratore Johannis / ad mari ad juandm t</text:p>
      <text:p text:style-name="Standard">9 - P. Cosalis</text:p>
      <text:p text:style-name="Standard">10 - Item fuit facta gracia decanonim se frucobus prebende sue videl de</text:p>
      <text:p text:style-name="Standard">11 - B. Bouifaci</text:p>
      <text:p text:style-name="Standard">12 - q remanut incm taxacionem decime et caxacionem decime</text:p>
      <text:p text:style-name="Standard">13 - G. Piqueci</text:p>
      <text:p text:style-name="Standard">14 - mierem domini et t</text:p>
      <text:p text:style-name="Standard">15 - cancellari non e</text:p>
      <text:p text:style-name="Standard">16 - H. de Ponarco</text:p>
      <text:p text:style-name="Standard">17 - eceptione in f</text:p>
      <text:p text:style-name="Standard">18 - P. de Hambliaco</text:p>
      <text:p text:style-name="Standard">19 - G. Borann</text:p>
      <text:p text:style-name="Standard">20 - P. de Fryello</text:p>
      <text:p text:style-name="Standard">21 - piss agistro Robert Gorordi mragisto Exidia</text:p>
      <text:p text:style-name="Standard">22 - Curiac</text:p>
      <text:p text:style-name="Standard">23 - advocato domino Johanne Curato caum Ladericiet</text:p>
      <text:p text:style-name="Standard">24 - anno xxviii° die mhercurii $post$ dou magdabus capitulantibus</text:p>
      <text:p text:style-name="Standard">25 - Decano</text:p>
      <text:p text:style-name="Standard">26 - ordinacione fuit per capitulum seu majorem partem capituli / quod exegist</text:p>
      <text:p text:style-name="Standard">27 - Cantore</text:p>
      <text:p text:style-name="Standard">28 - Archidiacono Par.</text:p>
      <text:p text:style-name="Standard">29 - G. Piquet</text:p>
      <text:p text:style-name="Standard">30 - ciacolu redditus capellanis quam obtinet dominus Michall de Lendo</text:p>
      <text:p text:style-name="Standard">31 - B. Bonisneo</text:p>
      <text:p text:style-name="Standard">32 - sitis apud Yuviacum / ultrm saluctem ad solvendm. Llbr</text:p>
      <text:p text:style-name="Standard">33 - P. de Chambliaco</text:p>
      <text:p text:style-name="Standard">34 - sids magistris Evoro Bohic et Roberto Viardi clercas Pet de L</text:p>
      <text:p text:style-name="Standard"><text:soft-page-break/>35 - G. de Laudr</text:p>
      <text:p text:style-name="Standard">36 - Yreno de Curia</text:p>
      <text:p text:style-name="Standard">37 - P. Cusalis</text:p>
      <text:p text:style-name="Standard">38 - G. de Ponarco</text:p>
      <text:p text:style-name="Standard">39 - Egidius de Vaus clericus srelaris pas eendave pro eo</text:p>
      <text:p text:style-name="Standard">40 - G. Bertrann</text:p>
      <text:p text:style-name="Standard">41 - quod defferebus anno et claustario et emenda ed remissu</text:p>
      <text:p text:style-name="Standard">42 - P. de Mugello</text:p>
      <text:p text:style-name="Standard">43 - It quod eat citi in regnacione apud Dinum Maur</text:p>
      <text:p text:style-name="Standard">44 - Petroe Ponvbli</text:p>
      <text:p text:style-name="Standard">45 - G. Guecte</text:p>
      <text:p text:style-name="Standard">46 - dies csas ad vn pben Lauencium de Curuco de Lor</text:p>
      <text:p text:style-name="Standard">47 - contra Michaelo du Marches / actum cum horice de Peniti</text:p>
      <text:p text:style-name="Standard">48 - per Curaco et Hugone de Duar</text:p>
      <text:p text:style-name="Standard">49 - Piet</text:p>
      <text:p text:style-name="Standard">50 - 20</text:p>
      <text:p text:style-name="Standard">=FRAN_0393_09131_L.jpg=</text:p>
      <text:p text:style-name="Standard">1 - et videlicet die ercrii ultimo dicta / exposico quod dominus Gausudius de Plexeyo assignat cerces redit</text:p>
      <text:p text:style-name="Standard">2 - ddacione cauoicam dicmi capellanie sue in ecclesia Par. / quisiqum est redditurs et bona tenentur et teneri consuerierunt ab anciaus in feodum</text:p>
      <text:p text:style-name="Standard">3 - le pu racie domus de Vilisiaco quis quodem redditu et bona caquam $$ admorazates tenverat et trdident</text:p>
      <text:p text:style-name="Standard">4 - ca capellania dicto dominus Goufridus et jam de novo capellam hujusmodi cum bonis et redditibus predicts conferri procurator</text:p>
      <text:p text:style-name="Standard">5 - Furgon clerico macutinarum ecclesie Parisiensis et dictus Johannes Surgon fuit missus in possessonem ipsi capellanre reddi</text:p>
      <text:p text:style-name="Standard">6 - et bonorum de Mandaco capituli. Notum sit quod domini decimes et troni capitulu dixert domino Bertando Bonifaci</text:p>
      <text:p text:style-name="Standard">7 - eum fcedum sive bona et redditus scedales nunquam fuerunt admorazat per capituluum audam et quamvis</text:p>
      <text:p text:style-name="Standard">8 - des dominus Gausaidus quandam gra habeat a capitulo de emendis redditibus pro aniversario vel capell</text:p>
      <text:p text:style-name="Standard">9 - ecclesia Pars. fundandum / nunquam cum sie nec est nec erit dictorum domino / incendio quod in feodis domus de Vill</text:p>
      <text:p text:style-name="Standard">10 - in aliis seodis ecclesie Par. dictus dominus Gaufardus emerit vel in futuus emnere possit bona vel reddi</text:p>
      <text:p text:style-name="Standard">11 - enend in manumorea pro fundandum aniversarium vel capellania predicts quare dictum fuit per predictos</text:p>
      <text:p text:style-name="Standard"><text:soft-page-break/>12 - dec nostr et capitulum dicto domino Beartrando / Cri locus de Vilisiaco ad vicum suam per predictum capitulum est cocessis</text:p>
      <text:p text:style-name="Standard">13 - adem irunctum pro jure ecclesie conservando quod statm capiat vl recipiat ones redditus et bena</text:p>
      <text:p text:style-name="Standard">14 - ques re dicte capelle in feodo de Vilisiaco novint assignndes et quod tesbs decineat donec homi</text:p>
      <text:p text:style-name="Standard">15 - site sibi factui / suoque jure vtatur in dictis redditibus $et bonis causaquam in rebus non admorta</text:p>
      <text:p text:style-name="Standard">16 - nulli autem de dominis ibidem existentibus dixerunt quod ipsi contradurerant exrunt aucunque gte fucende</text:p>
      <text:p text:style-name="Standard">17 - admorcacione rerum feodalium in feodo maxime de Vilisiaco / et $qu$ omnia predicta pereru</text:p>
      <text:p text:style-name="Standard">18 - u dominus Bertrandus et nonnillialii per capitulam fieri registrari</text:p>
      <text:p text:style-name="Standard">19 - xxvii die lune pt in festo jaan et xhristoseri capitulanti</text:p>
      <text:p text:style-name="Standard">20 - pro magistro . G. de Plexeyo veisa fuit cepia gracie / et omn</text:p>
      <text:p text:style-name="Standard">21 - alec Rundei in adventa voi Bonisuer</text:p>
      <text:p text:style-name="Standard">22 - s</text:p>
      <text:p text:style-name="Standard">23 - g</text:p>
      <text:p text:style-name="Standard">24 - deran</text:p>
      <text:p text:style-name="Standard">25 - G. Bertr</text:p>
      <text:p text:style-name="Standard">26 - . de Fayello</text:p>
      <text:p text:style-name="Standard">27 - Dolaud</text:p>
      <text:p text:style-name="Standard">28 - Te. de Pictamraria</text:p>
      <text:p text:style-name="Standard">29 - elli semore</text:p>
      <text:p text:style-name="Standard">30 - Doucele jumere</text:p>
      <text:p text:style-name="Standard">31 - Gueca</text:p>
      <text:p text:style-name="Standard">=FRAN_0393_09132_L.jpg=</text:p>
      <text:p text:style-name="Standard">1 - ano exvii die ven p</text:p>
      <text:p text:style-name="Standard">2 - G</text:p>
      <text:p text:style-name="Standard">3 - . Decano</text:p>
      <text:p text:style-name="Standard">4 - Guillelmus Cheriet e habe diem ad hodie et ioii et l</text:p>
      <text:p text:style-name="Standard">5 - pacifirie exteno execomnicabitur actum cum Stephano Ingeran pro</text:p>
      <text:p text:style-name="Standard">6 - Gantore</text:p>
      <text:p text:style-name="Standard">7 - C</text:p>
      <text:p text:style-name="Standard">8 - G. Piqueti</text:p>
      <text:p text:style-name="Standard">9 - H. de Coredoro</text:p>
      <text:p text:style-name="Standard">10 - fructu capellanie domini Guillelmi Margenii Sanct de arresa</text:p>
      <text:p text:style-name="Standard">11 - G. Bertruni</text:p>
      <text:p text:style-name="Standard">12 - vitencio Ternvaille</text:p>
      <text:p text:style-name="Standard">13 - Mather de Pictavinaria</text:p>
      <text:p text:style-name="Standard"><text:soft-page-break/>14 - P. Pourelli</text:p>
      <text:p text:style-name="Standard">15 - P. de Fayello</text:p>
      <text:p text:style-name="Standard">16 - G. Guette</text:p>
      <text:p text:style-name="Standard">17 - P. de Marrigniaco</text:p>
      <text:p text:style-name="Standard">18 - Item anno xxviii° die mcarii prott assumptiis beate Magrie Viginis capitulantibus</text:p>
      <text:p text:style-name="Standard">19 - . Decano</text:p>
      <text:p text:style-name="Standard">20 - magister Sanbris d Agnaco procuratores magistri Rtheloerde</text:p>
      <text:p text:style-name="Standard">21 - Cantore</text:p>
      <text:p text:style-name="Standard">22 - nsunuavit qrum facru eidem B. etc.</text:p>
      <text:p text:style-name="Standard">23 - Archidiacon magno</text:p>
      <text:p text:style-name="Standard">24 - P. Cusalis</text:p>
      <text:p text:style-name="Standard">25 - B. Piti</text:p>
      <text:p text:style-name="Standard">26 - vidercio Gernaille</text:p>
      <text:p text:style-name="Standard">27 - Mathe de Pictavinaria</text:p>
      <text:p text:style-name="Standard">28 - G. Beran</text:p>
      <text:p text:style-name="Standard">29 - P. de Fagello</text:p>
      <text:p text:style-name="Standard">30 - G. Guetoe</text:p>
      <text:p text:style-name="Standard">31 - huit magistris Roberto Biardi et Yvone de Arbqulla</text:p>
      <text:p text:style-name="Standard">32 - domino R. de Losarra domino Marcino de deMone magistro</text:p>
      <text:p text:style-name="Standard">33 - P. de Lenonias</text:p>
      <text:p text:style-name="Standard">=FRAN_0393_09133_L.jpg=</text:p>
      <text:p text:style-name="Standard">1 - . d</text:p>
      <text:p text:style-name="Standard">2 - Decaeno</text:p>
      <text:p text:style-name="Standard">3 - Magister Johannes de G. Guecte / condulit capellaniam que sui</text:p>
      <text:p text:style-name="Standard">4 - Cantere</text:p>
      <text:p text:style-name="Standard">5 - dicte de Ponteneno domino Johanni de Paciaco presbytero qui jura</text:p>
      <text:p text:style-name="Standard">6 - Archidiacono</text:p>
      <text:p text:style-name="Standard">7 - relenciam capitulo obcedienciam residenciam et facere servicium</text:p>
      <text:p text:style-name="Standard">8 - ouicenio Gaille</text:p>
      <text:p text:style-name="Standard">9 - debions</text:p>
      <text:p text:style-name="Standard">10 - P. de Chabli</text:p>
      <text:p text:style-name="Standard">11 - G. Bertrann</text:p>
      <text:p text:style-name="Standard">12 - P. de Picavinaria</text:p>
      <text:p text:style-name="Standard">13 - J. Ponvelli</text:p>
      <text:p text:style-name="Standard">14 - de Fayello</text:p>
      <text:p text:style-name="Standard">15 - uece.</text:p>
      <text:p text:style-name="Standard"><text:soft-page-break/>16 - .</text:p>
      <text:p text:style-name="Standard">17 - nno xxviii° die $o$ sabbati pt Assumpti capitulantibus</text:p>
      <text:p text:style-name="Standard">18 - dominus Regineldus de Lesarra pr Johanne de Briis oboulit</text:p>
      <text:p text:style-name="Standard">19 - e</text:p>
      <text:p text:style-name="Standard">20 - quater cetum abr pro domo deffuncti Michaclo Calcondin</text:p>
      <text:p text:style-name="Standard">21 - h magno</text:p>
      <text:p text:style-name="Standard">22 - dedie denare dee</text:p>
      <text:p text:style-name="Standard">23 - dominus decn peris omum de Castaneco</text:p>
      <text:p text:style-name="Standard">24 - de C. doliaco</text:p>
      <text:p text:style-name="Standard">25 - Johannes de Ferisis aocepit ad lecugtum domum defunctui Candellari</text:p>
      <text:p text:style-name="Standard">26 - no de Senons</text:p>
      <text:p text:style-name="Standard">27 - R. xx. libre p dme pensiga</text:p>
      <text:p text:style-name="Standard">28 - Decio Gernaille</text:p>
      <text:p text:style-name="Standard">29 - receptus fuit per capitulum eragio holomem renaudi ab</text:p>
      <text:p text:style-name="Standard">30 - J. de Fagello</text:p>
      <text:p text:style-name="Standard">31 - Ecclesiam de Miicanca</text:p>
      <text:p text:style-name="Standard">32 - . Niccavinaria</text:p>
      <text:p text:style-name="Standard">33 - Pl magistro Eueno et Johan de Fonsio</text:p>
      <text:p text:style-name="Standard">34 - oe</text:p>
      <text:p text:style-name="Standard">35 - rtermedum magistr Gullelmus Belini de Blesis $procu$ haberis nomine</text:p>
      <text:p text:style-name="Standard">36 - casulis</text:p>
      <text:p text:style-name="Standard">37 - dicti Johannis de Blesis cancellarii $obrito eboilie denum setu</text:p>
      <text:p text:style-name="Standard">38 - pero isa domo Claustrli et trnedidit denarie Dei e de</text:p>
      <text:p text:style-name="Standard">39 - fidejussores</text:p>
      <text:p text:style-name="Standard">=FRAN_0393_09134_L.jpg=</text:p>
      <text:p text:style-name="Standard">1 - Anno xxviii° die lune pour festum asse capitulant</text:p>
      <text:p text:style-name="Standard">2 - 67</text:p>
      <text:p text:style-name="Standard">3 - .</text:p>
      <text:p text:style-name="Standard">4 - Decano</text:p>
      <text:p text:style-name="Standard">5 - P. Casuli $oceptan$ protestutous aut de acceptari de</text:p>
      <text:p text:style-name="Standard">6 - Cantrre</text:p>
      <text:p text:style-name="Standard">7 - Archidiacono majore</text:p>
      <text:p text:style-name="Standard">8 - prebendam que fnc magistri Michael malconidunt</text:p>
      <text:p text:style-name="Standard">9 - an</text:p>
      <text:p text:style-name="Standard">10 - Gicencio Crille</text:p>
      <text:p text:style-name="Standard">11 - Sct magister Guido Buyni procuratore domini Petr de Neem</text:p>
      <text:p text:style-name="Standard"><text:soft-page-break/>12 - G. de Comedoro</text:p>
      <text:p text:style-name="Standard">13 - Canonici exprecais Par. / procereu fuit similiter de ea acceptum di</text:p>
      <text:p text:style-name="Standard">14 - P. de Chabliaco</text:p>
      <text:p text:style-name="Standard">15 - s</text:p>
      <text:p text:style-name="Standard">16 - P. Casulis</text:p>
      <text:p text:style-name="Standard">17 - R. de Pictarinaria</text:p>
      <text:p text:style-name="Standard">18 - P. Pourelli</text:p>
      <text:p text:style-name="Standard">19 - presentbus magistro Evono Bohic dominis . G. de Gyerre</text:p>
      <text:p text:style-name="Standard">20 - G. Breruni</text:p>
      <text:p text:style-name="Standard">21 - de Losarra et Girardo casalis clericis c ec</text:p>
      <text:p text:style-name="Standard">=FRAN_0393_09135_L.jpg=</text:p>
      <text:p text:style-name="Standard">1 - vv</text:p>
      <text:p text:style-name="Standard">2 - A</text:p>
      <text:p text:style-name="Standard">3 - omo xxviii die qts in vigilia festi beati Uthelomea apostoli capitulanitibus</text:p>
      <text:p text:style-name="Standard">4 - capitulo generali</text:p>
      <text:p text:style-name="Standard">5 - Episcopo</text:p>
      <text:p text:style-name="Standard">6 - . Decano</text:p>
      <text:p text:style-name="Standard">7 - Cantore</text:p>
      <text:p text:style-name="Standard">8 - Succentore infirmo</text:p>
      <text:p text:style-name="Standard">9 - Bertrando Bonrsnai fino</text:p>
      <text:p text:style-name="Standard">10 - G. de Laud</text:p>
      <text:p text:style-name="Standard">11 - G. Piqueti</text:p>
      <text:p text:style-name="Standard">12 - Vegecio Ternaillo</text:p>
      <text:p text:style-name="Standard">13 - P. de Chabliaco</text:p>
      <text:p text:style-name="Standard">14 - Bbone de Senonis</text:p>
      <text:p text:style-name="Standard">15 - J. de Torredoro</text:p>
      <text:p text:style-name="Standard">16 - Matheo de Pictavinaria</text:p>
      <text:p text:style-name="Standard">17 - Petro Pourelli</text:p>
      <text:p text:style-name="Standard">18 - R. de Fryello</text:p>
      <text:p text:style-name="Standard">19 - G. Barnuni</text:p>
      <text:p text:style-name="Standard">20 - G. Guette</text:p>
      <text:p text:style-name="Standard">21 - .</text:p>
      <text:p text:style-name="Standard">22 - P. de Villaris</text:p>
      <text:p text:style-name="Standard">23 - P. de Marrignaco</text:p>
      <text:p text:style-name="Standard">24 - G. Archidiacno magnus.</text:p>
      <text:p text:style-name="Standard">25 - PC. Falio</text:p>
      <text:p text:style-name="Standard"><text:soft-page-break/>26 - .</text:p>
      <text:p text:style-name="Standard">27 - .</text:p>
      <text:p text:style-name="Standard">=FRAN_0393_09136_L.jpg=</text:p>
      <text:p text:style-name="Standard">1 - Anno xxviii°a die veneris ptero brtheri capitulantibus</text:p>
      <text:p text:style-name="Standard">2 - pdexa</text:p>
      <text:p text:style-name="Standard">3 - S</text:p>
      <text:p text:style-name="Standard">4 - procuratoris mragisturi. G. de Narbionna prtita fuit de acceptando prebendam ma</text:p>
      <text:p text:style-name="Standard">5 - Cantore</text:p>
      <text:p text:style-name="Standard">6 - t casu etc.</text:p>
      <text:p text:style-name="Standard">7 - Archidiacono magno</text:p>
      <text:p text:style-name="Standard">8 - P. Casalis</text:p>
      <text:p text:style-name="Standard">9 - Odone de He</text:p>
      <text:p text:style-name="Standard">10 - Succentore itnfirmo</text:p>
      <text:p text:style-name="Standard">11 - G. Bertrani</text:p>
      <text:p text:style-name="Standard">12 - et R. Bonifaciis et firmo</text:p>
      <text:p text:style-name="Standard">13 - G. Piiia</text:p>
      <text:p text:style-name="Standard">14 - Burencio</text:p>
      <text:p text:style-name="Standard">15 - l</text:p>
      <text:p text:style-name="Standard">16 - P. de Chabliaco</text:p>
      <text:p text:style-name="Standard">17 - M. de Pictaviraria</text:p>
      <text:p text:style-name="Standard">18 - P. Poureli</text:p>
      <text:p text:style-name="Standard">19 - P. de Fayello</text:p>
      <text:p text:style-name="Standard">20 - prsentis magistro Ereno Bohit et P. de Gde Ytevilla etc. et Yvore de Euic</text:p>
      <text:p text:style-name="Standard">21 - G. Gueta</text:p>
      <text:p text:style-name="Standard">22 - licitacio de domo M. Malconduit t pretatuta usque ad diem lune instuncene</text:p>
      <text:p text:style-name="Standard">23 - dominus archidiaconus Par. fut protestatus quod oblacio facta per illo de Vleso noo eulit</text:p>
      <text:p text:style-name="Standard">24 - Tha de Vanus dixit in capitulo nichil Jredebuc a prisianaris</text:p>
      <text:p text:style-name="Standard">25 - de Torriaco.</text:p>
      <text:p text:style-name="Standard">26 - ano xxviii° die gabli pt Bchaint capituli cibiet</text:p>
      <text:p text:style-name="Standard">27 - Villa existi</text:p>
      <text:p text:style-name="Standard">28 - T</text:p>
      <text:p text:style-name="Standard">29 - Macucio domus domini M. fine fifixa duracins usque ad</text:p>
      <text:p text:style-name="Standard">30 - Ontere</text:p>
      <text:p text:style-name="Standard">31 - Succentore infirmo</text:p>
      <text:p text:style-name="Standard">32 - cercun astants</text:p>
      <text:p text:style-name="Standard">33 - G. Piqueti</text:p>
      <text:p text:style-name="Standard"><text:soft-page-break/>34 - G. Boursani nfirmo</text:p>
      <text:p text:style-name="Standard">35 - P. de Ohumbliaco</text:p>
      <text:p text:style-name="Standard">36 - D Casalin</text:p>
      <text:p text:style-name="Standard">37 - d</text:p>
      <text:p text:style-name="Standard">38 - G. Vci</text:p>
      <text:p text:style-name="Standard">39 - H. de Cenodors</text:p>
      <text:p text:style-name="Standard">40 - P. de Fugello</text:p>
      <text:p text:style-name="Standard">41 - dominus Johannes de Antroyaco promisit scure juricapitulo</text:p>
      <text:p text:style-name="Standard">42 - magister de Pocrornnans</text:p>
      <text:p text:style-name="Standard">43 - H. de Termodoro</text:p>
      <text:p text:style-name="Standard">44 - P. Pourelli</text:p>
      <text:p text:style-name="Standard">45 - 4</text:p>
      <text:p text:style-name="Standard">46 - Et est sorend quod ifre illam illa die cheuin $s$ uc dicit</text:p>
      <text:p text:style-name="Standard">47 - B. Gueta</text:p>
      <text:p text:style-name="Standard">48 - vonie dominus lendegorius de Becisiaco sed noso non sue illi</text:p>
      <text:p text:style-name="Standard">49 - Sn capituli de mane quli scicencia</text:p>
      <text:p text:style-name="Standard">50 - qantem mestro si eragister Perrus de Villanis et archidiaconu de Senonis</text:p>
      <text:p text:style-name="Standard">51 - veno sia illa domine mrcuni</text:p>
      <text:p text:style-name="Standard">=FRAN_0393_09137_L.jpg=</text:p>
      <text:p text:style-name="Standard">1 - Anno xxviii° die veneris p fest i clipi capitula</text:p>
      <text:p text:style-name="Standard">2 - Decane</text:p>
      <text:p text:style-name="Standard">3 - st inquesta facta per. P. Casulis inter. prcie ne domino de Campis et eailitus</text:p>
      <text:p text:style-name="Standard">4 - ctor</text:p>
      <text:p text:style-name="Standard">5 - racione decime cumt dum uiote ec visa inquesta capitulum pronunciavit</text:p>
      <text:p text:style-name="Standard">6 - G. Piquet</text:p>
      <text:p text:style-name="Standard">7 - G. Bertrun</text:p>
      <text:p text:style-name="Standard">8 - pricium habere $jus que ad possessionem salvo jure proprcutis</text:p>
      <text:p text:style-name="Standard">9 - P. de Srdello</text:p>
      <text:p text:style-name="Standard">10 - P. Casalis</text:p>
      <text:p text:style-name="Standard">11 - M. de Pictarmana</text:p>
      <text:p text:style-name="Standard">12 - P. Gourelli</text:p>
      <text:p text:style-name="Standard">13 - G. Guecte.</text:p>
      <text:p text:style-name="Standard">14 - peseitus quedit orcho procuratore prions et procuratore cmpilie</text:p>
      <text:p text:style-name="Standard">15 - Johannes de Loudoniis clericus scelario Par. quiart. C. libraus</text:p>
      <text:p text:style-name="Standard">16 - Par. ad voluntatem capituli pro viclacione claustri etc.</text:p>
      <text:p text:style-name="Standard">17 - et</text:p>
      <text:p text:style-name="Standard"><text:soft-page-break/>18 - asseruravit ec. Et dabut licteras officialiis etc.</text:p>
      <text:p text:style-name="Standard">19 - acobus de Toraco ili ad Carnocum</text:p>
      <text:p text:style-name="Standard">20 - Egdis de Cornaco ad suessionis</text:p>
      <text:p text:style-name="Standard">21 - Egidino de Brafe Cameratis diocesis ad munm diem</text:p>
      <text:p text:style-name="Standard">22 - de Cleriaco</text:p>
      <text:p text:style-name="Standard">23 - Anno xxviii°a die lune ptta festum veatorum Exidii et lupi capitulant</text:p>
      <text:p text:style-name="Standard">24 - callato concesse fiit domino J. Formagerio quod sepeliaciones et eccesio</text:p>
      <text:p text:style-name="Standard">25 - o</text:p>
      <text:p text:style-name="Standard">26 - Liore</text:p>
      <text:p text:style-name="Standard">27 - Sancti Johannis Rocundi et quod faciat silusiei forieam</text:p>
      <text:p text:style-name="Standard">28 - de Comeloro</text:p>
      <text:p text:style-name="Standard">29 - Cusalo</text:p>
      <text:p text:style-name="Standard">30 - Bertran</text:p>
      <text:p text:style-name="Standard">31 - de prcjneria</text:p>
      <text:p text:style-name="Standard">32 - ponre</text:p>
      <text:p text:style-name="Standard">33 - J Villars</text:p>
      <text:p text:style-name="Standard">34 - de Marri</text:p>
      <text:p text:style-name="Standard">=FRAN_0393_09138_L.jpg=</text:p>
      <text:p text:style-name="Standard">1 - anno xxviii die a p est de agerisre Vuginis capitulantibus</text:p>
      <text:p text:style-name="Standard">2 - 69</text:p>
      <text:p text:style-name="Standard">3 - . Decroio</text:p>
      <text:p text:style-name="Standard">4 - Michael $de $Marefio du Marcheseyo quondam prepositro de Corborosa</text:p>
      <text:p text:style-name="Standard">5 - .G. Piquet</text:p>
      <text:p text:style-name="Standard">6 - voluit quod mittatur commissarus ad crendum contra ipsium si aliquid ferefeat</text:p>
      <text:p text:style-name="Standard">7 - M. de Pictunnnaria</text:p>
      <text:p text:style-name="Standard">8 - vet prepositura ut aliquid miste cepit ab hospitibus et si imvenias</text:p>
      <text:p text:style-name="Standard">9 - G. Bertranni</text:p>
      <text:p text:style-name="Standard">10 - et alius culpabilis paratus est restituere Et se obligame ad</text:p>
      <text:p text:style-name="Standard">11 - P. de Villaris</text:p>
      <text:p text:style-name="Standard">12 - tenendu cquestam solvis deffensus sus et</text:p>
      <text:p text:style-name="Standard">13 - P. Pourelli</text:p>
      <text:p text:style-name="Standard">14 - G. Guette</text:p>
      <text:p text:style-name="Standard">15 - Ganno domini m° ccc° xxviii° die anne ptt festum Narviti Beate Marie virgnis capitulantibus</text:p>
      <text:p text:style-name="Standard">16 - . Decano</text:p>
      <text:p text:style-name="Standard">17 - . Canto</text:p>
      <text:p text:style-name="Standard">18 - concordatum funt quod major de Chrpiscolio admittatr ad resignat</text:p>
      <text:p text:style-name="Standard"><text:soft-page-break/>19 - Sre</text:p>
      <text:p text:style-name="Standard">20 - Archidiacono magno</text:p>
      <text:p text:style-name="Standard">21 - Majeriam suam genere suo mediantibus. xl. lb cu</text:p>
      <text:p text:style-name="Standard">22 - G. Piqueti</text:p>
      <text:p text:style-name="Standard">23 - M. de Pictaviaria</text:p>
      <text:p text:style-name="Standard">24 - G. Braruni</text:p>
      <text:p text:style-name="Standard">25 - P. de Valaris</text:p>
      <text:p text:style-name="Standard">26 - R. de Marrigiraco</text:p>
      <text:p text:style-name="Standard">27 - G. Guetoe.</text:p>
      <text:p text:style-name="Standard">=FRAN_0393_09139_L.jpg=</text:p>
      <text:p text:style-name="Standard">1 - no x viii° die veneris prte so exi catris ancte Cuicis capitulantibus</text:p>
      <text:p text:style-name="Standard">2 - Recipcito emn</text:p>
      <text:p text:style-name="Standard">3 - er</text:p>
      <text:p text:style-name="Standard">4 - magister P. Casalis insinuavit acceptacionem ab ipso framm de</text:p>
      <text:p text:style-name="Standard">5 - Succentore</text:p>
      <text:p text:style-name="Standard">6 - prebienda irtegra que suit magistri Michaelis malcondine sub</text:p>
      <text:p text:style-name="Standard">7 - G. Piqueti</text:p>
      <text:p text:style-name="Standard">8 - dis protestacionis / Et. Decanus Sancta Marcelli ei subexequtor ad</text:p>
      <text:p text:style-name="Standard">9 - B. de Comedoro</text:p>
      <text:p text:style-name="Standard">10 - pur dictis protestaciis insinuavit $$ licteras apostolicas processis</text:p>
      <text:p text:style-name="Standard">11 - H. Bouistrii</text:p>
      <text:p text:style-name="Standard">12 - acceptations predictis et capitulum hujusmod pro lectis et insinuatis dice</text:p>
      <text:p text:style-name="Standard">13 - P. Casalis</text:p>
      <text:p text:style-name="Standard">14 - quod graciam et acceptacio es placebat et candico conalit e provi</text:p>
      <text:p text:style-name="Standard">15 - P. de Fayello</text:p>
      <text:p text:style-name="Standard">16 - eidem de ec. et moriit sub peris in processibus contentis ee</text:p>
      <text:p text:style-name="Standard">17 - Matheo de Pictainaria</text:p>
      <text:p text:style-name="Standard">18 - et etum et capituluum ipsum receperunt et prestico ab ea juris consi</text:p>
      <text:p text:style-name="Standard">19 - Guillelmo Guecte</text:p>
      <text:p text:style-name="Standard">20 - $Santer dius. Cantor et si Bexeguter ad charm acce</text:p>
      <text:p text:style-name="Standard">21 - deces scallum en chero et ad capitulum revrcentes lociC</text:p>
      <text:p text:style-name="Standard">22 - pluro eidem assignunt prs cantore Sancti Cledraldi Guillelmo</text:p>
      <text:p text:style-name="Standard">23 - de Gyeno Guillelmo de Gontbus</text:p>
      <text:p text:style-name="Standard">24 - Johanne de Lecurra pemn</text:p>
      <text:p text:style-name="Standard">25 - in perrali auctoritate necaro</text:p>
      <text:p text:style-name="Standard">26 - Johanne de Cantu dies Guillelmuo</text:p>
      <text:p text:style-name="Standard"><text:soft-page-break/>27 - de Argencolio enum Sancti Dyosi de Passui ecu prvi</text:p>
      <text:p text:style-name="Standard">28 - testilus etc.</text:p>
      <text:p text:style-name="Standard">29 - pecerta Maier de Cpistolio resignavie ameriam pim</text:p>
      <text:p text:style-name="Standard">30 - Decius de Merula promisit residere infra . xv. dies</text:p>
      <text:p text:style-name="Standard">31 - .</text:p>
      <text:p text:style-name="Standard">32 - Johan privest servent prepositi de Reseco emendavit de hoc quod provis</text:p>
      <text:p text:style-name="Standard">33 - uberari et carcere nostro apud Resetum Johanne Moquare</text:p>
      <text:p text:style-name="Standard">34 - a Thoma Fabri et dies est asseotie ad hodie in xv. du</text:p>
      <text:p text:style-name="Standard">35 - ad vidediu capari emelus et ad videdium cuxari expeum</text:p>
      <text:p text:style-name="Standard">=FRAN_0393_09140_L.jpg=</text:p>
      <text:p text:style-name="Standard">1 - anno xxviii° die venbis pt festum beati Mathor apostoli et cn</text:p>
      <text:p text:style-name="Standard">2 - presente cunc sibi domino Parisiensius episcopi ac presentibus duobus magistris depuo</text:p>
      <text:p text:style-name="Standard">3 - . Decano</text:p>
      <text:p text:style-name="Standard">4 - . Canture</text:p>
      <text:p text:style-name="Standard">5 - ab universitace scilicet</text:p>
      <text:p text:style-name="Standard">6 - Succentore</text:p>
      <text:p text:style-name="Standard">7 - H. de Corodoro</text:p>
      <text:p text:style-name="Standard">8 - Johannes de Blesis cancellarius Parisiensi prestitit jurameritum de coserva</text:p>
      <text:p text:style-name="Standard">9 - G. Piquet</text:p>
      <text:p text:style-name="Standard">10 - his dica studium Par. ad que tenetur nuxte tenorem privilegii apostolici snct hco</text:p>
      <text:p text:style-name="Standard">11 - B. Bonrfacii</text:p>
      <text:p text:style-name="Standard">12 - Matheo de Pactavmaria</text:p>
      <text:p text:style-name="Standard">13 - prsen ad hoc magistris Stephano de Bercedicuria archidiaconus Ambiaui</text:p>
      <text:p text:style-name="Standard">14 - P. de Villaris</text:p>
      <text:p text:style-name="Standard">15 - magistro Eveno Bohic magistro Guillelmo de Gyeno Johanne Lupi Jehann</text:p>
      <text:p text:style-name="Standard">16 - de Montibus domino Johanne de Capellis R. de Losarra</text:p>
      <text:p text:style-name="Standard">17 - ec procuratore domini Pet de Noeriis acceps$ proctest sui de acceptan di</text:p>
      <text:p text:style-name="Standard">18 - prebendam que fait magistro. P. Capitl</text:p>
      <text:p text:style-name="Standard">19 - Icem dominus a dam</text:p>
      <text:p text:style-name="Standard">20 - peritart cacellaras suas.</text:p>
      <text:p text:style-name="Standard">21 - Thomas</text:p>
      <text:p text:style-name="Standard">22 - accopit domum</text:p>
      <text:p text:style-name="Standard">23 - ad xii. lb. annui census et ad. xl. lb. pars. emendacionis</text:p>
      <text:p text:style-name="Standard">=FRAN_0393_09141_L.jpg=</text:p>
      <text:p text:style-name="Standard">1 - Anno xxviii° die mercurii ptmo festum beati Mathei capitulanaibus</text:p>
      <text:p text:style-name="Standard">2 - . Decano</text:p>
      <text:p text:style-name="Standard"><text:soft-page-break/>3 - se concordia meta inter exegutores deffncti Cadellarii et</text:p>
      <text:p text:style-name="Standard">4 - Cantore</text:p>
      <text:p text:style-name="Standard">5 - arehad majore n dm Mohaelet Linege capellanum capellanie que fue</text:p>
      <text:p text:style-name="Standard">6 - fundata et becum Parisienses pro defuncti magistro Petero de Griguiaro</text:p>
      <text:p text:style-name="Standard">7 - Leodegavo de Becisiaco</text:p>
      <text:p text:style-name="Standard">8 - fuit concordatum quod</text:p>
      <text:p text:style-name="Standard">9 - exegutores solvant . lx. lb. par.</text:p>
      <text:p text:style-name="Standard">10 - G. Piquet</text:p>
      <text:p text:style-name="Standard">11 - B. Boursioi</text:p>
      <text:p text:style-name="Standard">12 - ad opus penitenciarie</text:p>
      <text:p text:style-name="Standard">13 - quod reddetuo de quolii condendebut</text:p>
      <text:p text:style-name="Standard">14 - M. de Pictavinaria</text:p>
      <text:p text:style-name="Standard">15 - rremaneant admorcizac</text:p>
      <text:p text:style-name="Standard">16 - Capellano</text:p>
      <text:p text:style-name="Standard">17 - H. de Cornodoro</text:p>
      <text:p text:style-name="Standard">18 - eet ad hoc consenserune omnio</text:p>
      <text:p text:style-name="Standard">19 - P. Jo. Rergello</text:p>
      <text:p text:style-name="Standard">20 - Petrus de Bailliaco negos et</text:p>
      <text:p text:style-name="Standard">21 - exequter pro se et crexequtoris</text:p>
      <text:p text:style-name="Standard">22 - G. Berine</text:p>
      <text:p text:style-name="Standard">23 - et capellaniem predicto</text:p>
      <text:p text:style-name="Standard">24 - P. Guetre</text:p>
      <text:p text:style-name="Standard">25 - presentibus ad hoc magistro Eveno Bohic domino Budo Bonisesuo et domino</text:p>
      <text:p text:style-name="Standard">26 - ri</text:p>
      <text:p text:style-name="Standard">27 - Guillelmo de Montibri</text:p>
      <text:p text:style-name="Standard">28 - magistro Petro de Lemomos et huo</text:p>
      <text:p text:style-name="Standard">29 - anno xxviii° die lune protet Remigis capitulais lii</text:p>
      <text:p text:style-name="Standard">30 - Cater</text:p>
      <text:p text:style-name="Standard">31 - Richardus Tervel posire Decanatum de Castaneto ad vii</text:p>
      <text:p text:style-name="Standard">32 - P. Casalis</text:p>
      <text:p text:style-name="Standard">33 - magister P. de Frresta excitit protestutus nomine decan Sancti Giiai</text:p>
      <text:p text:style-name="Standard">34 - H. Bonrifacis</text:p>
      <text:p text:style-name="Standard">35 - do habendo recursu doct capitulum si me reparaciones non suit penite</text:p>
      <text:p text:style-name="Standard">36 - Hodeg de Bcasiaco</text:p>
      <text:p text:style-name="Standard">37 - claustli conge debito etc. presentis magistro</text:p>
      <text:p text:style-name="Standard">38 - H. de Cormodoro</text:p>
      <text:p text:style-name="Standard"><text:soft-page-break/>39 - de pequet</text:p>
      <text:p text:style-name="Standard">40 - E. Varnne</text:p>
      <text:p text:style-name="Standard">41 - dies contrae Lobardes ad diem hodiernam.</text:p>
      <text:p text:style-name="Standard">42 - dacencio Gervaille</text:p>
      <text:p text:style-name="Standard">43 - P. de Jeaoll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9</meta:editing-cycles>
    <meta:print-date>2023-01-31T21:48:00</meta:print-date>
    <meta:creation-date>2023-01-30T15:29:00</meta:creation-date>
    <dc:date>2023-07-12T20:33:19.099047641</dc:date>
    <meta:editing-duration>P1DT3H23M42S</meta:editing-duration>
    <meta:generator>LibreOffice/7.5.2.2$MacOSX_AARCH64 LibreOffice_project/53bb9681a964705cf672590721dbc85eb4d0c3a2</meta:generator>
    <meta:document-statistic meta:table-count="0" meta:image-count="0" meta:object-count="0" meta:page-count="87" meta:paragraph-count="3007" meta:word-count="21775" meta:character-count="110160" meta:non-whitespace-character-count="91392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